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167.84pt"/>
    </style:style>
    <style:style style:name="co4" style:family="table-column">
      <style:table-column-properties fo:break-before="auto" style:column-width="205.46pt"/>
    </style:style>
    <style:style style:name="co5" style:family="table-column">
      <style:table-column-properties fo:break-before="auto" style:column-width="195.25pt"/>
    </style:style>
    <style:style style:name="co6" style:family="table-column">
      <style:table-column-properties fo:break-before="auto" style:column-width="105.96pt"/>
    </style:style>
    <style:style style:name="co7" style:family="table-column">
      <style:table-column-properties fo:break-before="auto" style:column-width="154.49pt"/>
    </style:style>
    <style:style style:name="co8" style:family="table-column">
      <style:table-column-properties fo:break-before="auto" style:column-width="112.2pt"/>
    </style:style>
    <style:style style:name="co9" style:family="table-column">
      <style:table-column-properties fo:break-before="auto" style:column-width="76.14pt"/>
    </style:style>
    <style:style style:name="co10" style:family="table-column">
      <style:table-column-properties fo:break-before="auto" style:column-width="100.6pt"/>
    </style:style>
    <style:style style:name="co11" style:family="table-column">
      <style:table-column-properties fo:break-before="auto" style:column-width="70.64pt"/>
    </style:style>
    <style:style style:name="co12" style:family="table-column">
      <style:table-column-properties fo:break-before="auto" style:column-width="85.55pt"/>
    </style:style>
    <style:style style:name="co13" style:family="table-column">
      <style:table-column-properties fo:break-before="auto" style:column-width="106.7pt"/>
    </style:style>
    <style:style style:name="co14" style:family="table-column">
      <style:table-column-properties fo:break-before="auto" style:column-width="99.64pt"/>
    </style:style>
    <style:style style:name="co15" style:family="table-column">
      <style:table-column-properties fo:break-before="auto" style:column-width="124.75pt"/>
    </style:style>
    <style:style style:name="co16" style:family="table-column">
      <style:table-column-properties fo:break-before="auto" style:column-width="178.81pt"/>
    </style:style>
    <style:style style:name="co17" style:family="table-column">
      <style:table-column-properties fo:break-before="auto" style:column-width="118.46pt"/>
    </style:style>
    <style:style style:name="co18" style:family="table-column">
      <style:table-column-properties fo:break-before="auto" style:column-width="103.61pt"/>
    </style:style>
    <style:style style:name="co19" style:family="table-column">
      <style:table-column-properties fo:break-before="auto" style:column-width="69.9pt"/>
    </style:style>
    <style:style style:name="co20" style:family="table-column">
      <style:table-column-properties fo:break-before="auto" style:column-width="83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 style:data-style-name="N2">
      <style:table-cell-properties fo:background-color="#808080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2">
      <style:table-cell-properties fo:background-color="#6666ff"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ff3333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fo:background-color="#ff33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3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8ea9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8ea9db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40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41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0" style:family="table-cell" style:parent-style-name="Default">
      <style:table-cell-properties fo:background-color="#3333ff" style:text-align-source="fix" style:repeat-content="false"/>
      <style:paragraph-properties fo:text-align="center" fo:margin-left="0pt"/>
    </style:style>
    <style:style style:name="ce51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52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3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</style:style>
    <style:style style:name="ce54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5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</style:style>
    <style:style style:name="ce56" style:family="table-cell" style:parent-style-name="Default" style:data-style-name="N1">
      <style:table-cell-properties fo:background-color="#ff3333" style:text-align-source="fix" style:repeat-content="false"/>
      <style:paragraph-properties fo:text-align="center" fo:margin-left="0pt"/>
    </style:style>
    <style:style style:name="ce57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  <style:style style:name="ce58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5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2"/>
    <style:style style:name="ce6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Cycle Low Volume" table:style-name="ta1">
        <table:table-column table:style-name="co1" table:number-columns-repeated="5" table:default-cell-style-name="ce1"/>
        <table:table-column table:style-name="co2" table:default-cell-style-name="ce3"/>
        <table:table-column table:style-name="co1" table:default-cell-style-name="ce1"/>
        <table:table-column table:style-name="co1" table:default-cell-style-name="ce2"/>
        <table:table-column table:style-name="co3" table:number-columns-repeated="6" table:default-cell-style-name="ce3"/>
        <table:table-column table:style-name="co4" table:default-cell-style-name="ce3"/>
        <table:table-column table:style-name="co1" table:number-columns-repeated="1007" table:default-cell-style-name="ce1"/>
        <table:table-row table:style-name="ro1" table:number-rows-repeated="6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style-name="ce4"/>
          <table:table-cell table:style-name="ce2"/>
          <table:table-cell table:style-name="ce6" office:value-type="string" calcext:value-type="string">
            <text:p>Can be adjusted but are oriented on lowest to optimal</text:p>
          </table:table-cell>
          <table:table-cell/>
          <table:table-cell table:style-name="ce2" table:number-columns-repeated="7"/>
          <table:table-cell table:style-name="ce6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3"/>
          <table:table-cell table:style-name="ce3" office:value-type="string" calcext:value-type="string">
            <text:p>Intensity</text:p>
          </table:table-cell>
          <table:table-cell table:style-name="ce5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Clean Pull</text:p>
          </table:table-cell>
          <table:table-cell office:value-type="string" calcext:value-type="string">
            <text:p>Snatch Pull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7232" calcext:value-type="float">
            <text:p>0.7232</text:p>
          </table:table-cell>
          <table:table-cell office:value-type="float" office:value="5" calcext:value-type="float">
            <text:p>5</text:p>
          </table:table-cell>
          <table:table-cell office:value-type="float" office:value="0.821818181818182" calcext:value-type="float">
            <text:p>0.82</text:p>
          </table:table-cell>
          <table:table-cell office:value-type="float" office:value="3" calcext:value-type="float">
            <text:p>3</text:p>
          </table:table-cell>
          <table:table-cell table:formula="of:=[.D11]*['1Rm Tables'.$B$8]" office:value-type="float" office:value="66.2933333333333" calcext:value-type="float">
            <text:p>66.29</text:p>
          </table:table-cell>
          <table:table-cell table:formula="of:=[.D11]*['1Rm Tables'.$B$12]" office:value-type="float" office:value="89.4279569892473" calcext:value-type="float">
            <text:p>89.43</text:p>
          </table:table-cell>
          <table:table-cell table:formula="of:=[.D11]*['1Rm Tables'.$B$14]" office:value-type="float" office:value="79.7075268817204" calcext:value-type="float">
            <text:p>79.71</text:p>
          </table:table-cell>
          <table:table-cell table:formula="of:=[.D11]*['1Rm Tables'.$B$7]" office:value-type="float" office:value="50.5462365591398" calcext:value-type="float">
            <text:p>50.55</text:p>
          </table:table-cell>
          <table:table-cell table:formula="of:=[.D11]*[Generell.$B$10]" office:value-type="float" office:value="0" calcext:value-type="float">
            <text:p>0.00</text:p>
          </table:table-cell>
          <table:table-cell table:formula="of:=[.D11]*[Generell.$C$10]" office:value-type="float" office:value="0" calcext:value-type="float">
            <text:p>0.00</text:p>
          </table:table-cell>
          <table:table-cell table:formula="of:=[.H11]*[.E11]" office:value-type="float" office:value="331.466666666667" calcext:value-type="float">
            <text:p>331.47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2]*['1Rm Tables'.$B$8]" office:value-type="float" office:value="0" calcext:value-type="float">
            <text:p>0.00</text:p>
          </table:table-cell>
          <table:table-cell table:formula="of:=[.D12]*['1Rm Tables'.$B$12]" office:value-type="float" office:value="0" calcext:value-type="float">
            <text:p>0.00</text:p>
          </table:table-cell>
          <table:table-cell table:formula="of:=[.D12]*['1Rm Tables'.$B$14]" office:value-type="float" office:value="0" calcext:value-type="float">
            <text:p>0.00</text:p>
          </table:table-cell>
          <table:table-cell table:formula="of:=[.D12]*['1Rm Tables'.$B$7]" office:value-type="float" office:value="0" calcext:value-type="float">
            <text:p>0.00</text:p>
          </table:table-cell>
          <table:table-cell table:formula="of:=[.D12]*[Generell.$B$10]" office:value-type="float" office:value="0" calcext:value-type="float">
            <text:p>0.00</text:p>
          </table:table-cell>
          <table:table-cell table:formula="of:=[.D12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62" calcext:value-type="float">
            <text:p>0.762</text:p>
          </table:table-cell>
          <table:table-cell office:value-type="float" office:value="4" calcext:value-type="float">
            <text:p>4</text:p>
          </table:table-cell>
          <table:table-cell office:value-type="float" office:value="0.846666666666667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table:formula="of:=[.D13]*['1Rm Tables'.$B$8]" office:value-type="float" office:value="69.85" calcext:value-type="float">
            <text:p>69.85</text:p>
          </table:table-cell>
          <table:table-cell table:formula="of:=[.D13]*['1Rm Tables'.$B$12]" office:value-type="float" office:value="94.2258064516129" calcext:value-type="float">
            <text:p>94.23</text:p>
          </table:table-cell>
          <table:table-cell table:formula="of:=[.D13]*['1Rm Tables'.$B$14]" office:value-type="float" office:value="83.9838709677419" calcext:value-type="float">
            <text:p>83.98</text:p>
          </table:table-cell>
          <table:table-cell table:formula="of:=[.D13]*['1Rm Tables'.$B$7]" office:value-type="float" office:value="53.258064516129" calcext:value-type="float">
            <text:p>53.26</text:p>
          </table:table-cell>
          <table:table-cell table:formula="of:=[.D13]*[Generell.$B$10]" office:value-type="float" office:value="0" calcext:value-type="float">
            <text:p>0.00</text:p>
          </table:table-cell>
          <table:table-cell table:formula="of:=[.D13]*[Generell.$C$10]" office:value-type="float" office:value="0" calcext:value-type="float">
            <text:p>0.00</text:p>
          </table:table-cell>
          <table:table-cell table:formula="of:=[.H13]*[.E13]" office:value-type="float" office:value="279.4" calcext:value-type="float">
            <text:p>279.40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4]*['1Rm Tables'.$B$8]" office:value-type="float" office:value="0" calcext:value-type="float">
            <text:p>0.00</text:p>
          </table:table-cell>
          <table:table-cell table:formula="of:=[.D14]*['1Rm Tables'.$B$12]" office:value-type="float" office:value="0" calcext:value-type="float">
            <text:p>0.00</text:p>
          </table:table-cell>
          <table:table-cell table:formula="of:=[.D14]*['1Rm Tables'.$B$14]" office:value-type="float" office:value="0" calcext:value-type="float">
            <text:p>0.00</text:p>
          </table:table-cell>
          <table:table-cell table:formula="of:=[.D14]*['1Rm Tables'.$B$7]" office:value-type="float" office:value="0" calcext:value-type="float">
            <text:p>0.00</text:p>
          </table:table-cell>
          <table:table-cell table:formula="of:=[.D14]*[Generell.$B$10]" office:value-type="float" office:value="0" calcext:value-type="float">
            <text:p>0.00</text:p>
          </table:table-cell>
          <table:table-cell table:formula="of:=[.D14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4" calcext:value-type="float">
            <text:p>4</text:p>
          </table:table-cell>
          <table:table-cell table:formula="of:=[.D15]*['1Rm Tables'.$B$8]" office:value-type="float" office:value="73.755" calcext:value-type="float">
            <text:p>73.76</text:p>
          </table:table-cell>
          <table:table-cell table:formula="of:=[.D15]*['1Rm Tables'.$B$12]" office:value-type="float" office:value="99.4935483870968" calcext:value-type="float">
            <text:p>99.49</text:p>
          </table:table-cell>
          <table:table-cell table:formula="of:=[.D15]*['1Rm Tables'.$B$14]" office:value-type="float" office:value="88.6790322580645" calcext:value-type="float">
            <text:p>88.68</text:p>
          </table:table-cell>
          <table:table-cell table:formula="of:=[.D15]*['1Rm Tables'.$B$7]" office:value-type="float" office:value="56.2354838709677" calcext:value-type="float">
            <text:p>56.24</text:p>
          </table:table-cell>
          <table:table-cell table:formula="of:=[.D15]*[Generell.$B$10]" office:value-type="float" office:value="0" calcext:value-type="float">
            <text:p>0.00</text:p>
          </table:table-cell>
          <table:table-cell table:formula="of:=[.D15]*[Generell.$C$10]" office:value-type="float" office:value="0" calcext:value-type="float">
            <text:p>0.00</text:p>
          </table:table-cell>
          <table:table-cell table:formula="of:=[.H15]*[.E15]" office:value-type="float" office:value="221.265" calcext:value-type="float">
            <text:p>221.27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6]*['1Rm Tables'.$B$8]" office:value-type="float" office:value="0" calcext:value-type="float">
            <text:p>0.00</text:p>
          </table:table-cell>
          <table:table-cell table:formula="of:=[.D16]*['1Rm Tables'.$B$12]" office:value-type="float" office:value="0" calcext:value-type="float">
            <text:p>0.00</text:p>
          </table:table-cell>
          <table:table-cell table:formula="of:=[.D16]*['1Rm Tables'.$B$14]" office:value-type="float" office:value="0" calcext:value-type="float">
            <text:p>0.00</text:p>
          </table:table-cell>
          <table:table-cell table:formula="of:=[.D16]*['1Rm Tables'.$B$7]" office:value-type="float" office:value="0" calcext:value-type="float">
            <text:p>0.00</text:p>
          </table:table-cell>
          <table:table-cell table:formula="of:=[.D16]*[Generell.$B$10]" office:value-type="float" office:value="0" calcext:value-type="float">
            <text:p>0.00</text:p>
          </table:table-cell>
          <table:table-cell table:formula="of:=[.D16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8]" office:value-type="float" office:value="0" calcext:value-type="float">
            <text:p>0.00</text:p>
          </table:table-cell>
          <table:table-cell table:formula="of:=[.D17]*['1Rm Tables'.$B$12]" office:value-type="float" office:value="0" calcext:value-type="float">
            <text:p>0.00</text:p>
          </table:table-cell>
          <table:table-cell table:formula="of:=[.D17]*['1Rm Tables'.$B$14]" office:value-type="float" office:value="0" calcext:value-type="float">
            <text:p>0.00</text:p>
          </table:table-cell>
          <table:table-cell table:formula="of:=[.D17]*['1Rm Tables'.$B$7]" office:value-type="float" office:value="0" calcext:value-type="float">
            <text:p>0.00</text:p>
          </table:table-cell>
          <table:table-cell table:formula="of:=[.D17]*[Generell.$B$10]" office:value-type="float" office:value="0" calcext:value-type="float">
            <text:p>0.00</text:p>
          </table:table-cell>
          <table:table-cell table:formula="of:=[.D17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8]*['1Rm Tables'.$B$8]" office:value-type="float" office:value="0" calcext:value-type="float">
            <text:p>0.00</text:p>
          </table:table-cell>
          <table:table-cell table:formula="of:=[.D18]*['1Rm Tables'.$B$12]" office:value-type="float" office:value="0" calcext:value-type="float">
            <text:p>0.00</text:p>
          </table:table-cell>
          <table:table-cell table:formula="of:=[.D18]*['1Rm Tables'.$B$14]" office:value-type="float" office:value="0" calcext:value-type="float">
            <text:p>0.00</text:p>
          </table:table-cell>
          <table:table-cell table:formula="of:=[.D18]*['1Rm Tables'.$B$7]" office:value-type="float" office:value="0" calcext:value-type="float">
            <text:p>0.00</text:p>
          </table:table-cell>
          <table:table-cell table:formula="of:=[.D18]*[Generell.$B$10]" office:value-type="float" office:value="0" calcext:value-type="float">
            <text:p>0.00</text:p>
          </table:table-cell>
          <table:table-cell table:formula="of:=[.D18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62" calcext:value-type="float">
            <text:p>0.762</text:p>
          </table:table-cell>
          <table:table-cell office:value-type="float" office:value="4" calcext:value-type="float">
            <text:p>4</text:p>
          </table:table-cell>
          <table:table-cell office:value-type="float" office:value="0.846666666666667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table:formula="of:=[.D19]*['1Rm Tables'.$B$8]" office:value-type="float" office:value="69.85" calcext:value-type="float">
            <text:p>69.85</text:p>
          </table:table-cell>
          <table:table-cell table:formula="of:=[.D19]*['1Rm Tables'.$B$12]" office:value-type="float" office:value="94.2258064516129" calcext:value-type="float">
            <text:p>94.23</text:p>
          </table:table-cell>
          <table:table-cell table:formula="of:=[.D19]*['1Rm Tables'.$B$14]" office:value-type="float" office:value="83.9838709677419" calcext:value-type="float">
            <text:p>83.98</text:p>
          </table:table-cell>
          <table:table-cell table:formula="of:=[.D19]*['1Rm Tables'.$B$7]" office:value-type="float" office:value="53.258064516129" calcext:value-type="float">
            <text:p>53.26</text:p>
          </table:table-cell>
          <table:table-cell table:formula="of:=[.D19]*[Generell.$B$10]" office:value-type="float" office:value="0" calcext:value-type="float">
            <text:p>0.00</text:p>
          </table:table-cell>
          <table:table-cell table:formula="of:=[.D19]*[Generell.$C$10]" office:value-type="float" office:value="0" calcext:value-type="float">
            <text:p>0.00</text:p>
          </table:table-cell>
          <table:table-cell table:formula="of:=[.H19]*[.E19]" office:value-type="float" office:value="279.4" calcext:value-type="float">
            <text:p>279.40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0]*['1Rm Tables'.$B$8]" office:value-type="float" office:value="0" calcext:value-type="float">
            <text:p>0.00</text:p>
          </table:table-cell>
          <table:table-cell table:formula="of:=[.D20]*['1Rm Tables'.$B$12]" office:value-type="float" office:value="0" calcext:value-type="float">
            <text:p>0.00</text:p>
          </table:table-cell>
          <table:table-cell table:formula="of:=[.D20]*['1Rm Tables'.$B$14]" office:value-type="float" office:value="0" calcext:value-type="float">
            <text:p>0.00</text:p>
          </table:table-cell>
          <table:table-cell table:formula="of:=[.D20]*['1Rm Tables'.$B$7]" office:value-type="float" office:value="0" calcext:value-type="float">
            <text:p>0.00</text:p>
          </table:table-cell>
          <table:table-cell table:formula="of:=[.D20]*[Generell.$B$10]" office:value-type="float" office:value="0" calcext:value-type="float">
            <text:p>0.00</text:p>
          </table:table-cell>
          <table:table-cell table:formula="of:=[.D20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1]*['1Rm Tables'.$B$8]" office:value-type="float" office:value="75.46" calcext:value-type="float">
            <text:p>75.46</text:p>
          </table:table-cell>
          <table:table-cell table:formula="of:=[.D21]*['1Rm Tables'.$B$12]" office:value-type="float" office:value="101.793548387097" calcext:value-type="float">
            <text:p>101.79</text:p>
          </table:table-cell>
          <table:table-cell table:formula="of:=[.D21]*['1Rm Tables'.$B$14]" office:value-type="float" office:value="90.7290322580645" calcext:value-type="float">
            <text:p>90.73</text:p>
          </table:table-cell>
          <table:table-cell table:formula="of:=[.D21]*['1Rm Tables'.$B$7]" office:value-type="float" office:value="57.5354838709677" calcext:value-type="float">
            <text:p>57.54</text:p>
          </table:table-cell>
          <table:table-cell table:formula="of:=[.D21]*[Generell.$B$10]" office:value-type="float" office:value="0" calcext:value-type="float">
            <text:p>0.00</text:p>
          </table:table-cell>
          <table:table-cell table:formula="of:=[.D21]*[Generell.$C$10]" office:value-type="float" office:value="0" calcext:value-type="float">
            <text:p>0.00</text:p>
          </table:table-cell>
          <table:table-cell table:formula="of:=[.H21]*[.E21]" office:value-type="float" office:value="226.38" calcext:value-type="float">
            <text:p>226.3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2]*['1Rm Tables'.$B$8]" office:value-type="float" office:value="0" calcext:value-type="float">
            <text:p>0.00</text:p>
          </table:table-cell>
          <table:table-cell table:formula="of:=[.D22]*['1Rm Tables'.$B$12]" office:value-type="float" office:value="0" calcext:value-type="float">
            <text:p>0.00</text:p>
          </table:table-cell>
          <table:table-cell table:formula="of:=[.D22]*['1Rm Tables'.$B$14]" office:value-type="float" office:value="0" calcext:value-type="float">
            <text:p>0.00</text:p>
          </table:table-cell>
          <table:table-cell table:formula="of:=[.D22]*['1Rm Tables'.$B$7]" office:value-type="float" office:value="0" calcext:value-type="float">
            <text:p>0.00</text:p>
          </table:table-cell>
          <table:table-cell table:formula="of:=[.D22]*[Generell.$B$10]" office:value-type="float" office:value="0" calcext:value-type="float">
            <text:p>0.00</text:p>
          </table:table-cell>
          <table:table-cell table:formula="of:=[.D22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3]*['1Rm Tables'.$B$8]" office:value-type="float" office:value="77.88" calcext:value-type="float">
            <text:p>77.88</text:p>
          </table:table-cell>
          <table:table-cell table:formula="of:=[.D23]*['1Rm Tables'.$B$12]" office:value-type="float" office:value="105.058064516129" calcext:value-type="float">
            <text:p>105.06</text:p>
          </table:table-cell>
          <table:table-cell table:formula="of:=[.D23]*['1Rm Tables'.$B$14]" office:value-type="float" office:value="93.6387096774194" calcext:value-type="float">
            <text:p>93.64</text:p>
          </table:table-cell>
          <table:table-cell table:formula="of:=[.D23]*['1Rm Tables'.$B$7]" office:value-type="float" office:value="59.3806451612903" calcext:value-type="float">
            <text:p>59.38</text:p>
          </table:table-cell>
          <table:table-cell table:formula="of:=[.D23]*[Generell.$B$10]" office:value-type="float" office:value="0" calcext:value-type="float">
            <text:p>0.00</text:p>
          </table:table-cell>
          <table:table-cell table:formula="of:=[.D23]*[Generell.$C$10]" office:value-type="float" office:value="0" calcext:value-type="float">
            <text:p>0.00</text:p>
          </table:table-cell>
          <table:table-cell table:formula="of:=[.H23]*[.E23]" office:value-type="float" office:value="155.76" calcext:value-type="float">
            <text:p>155.76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5"/>
          <table:table-cell table:formula="of:=[.D24]*['1Rm Tables'.$B$8]" office:value-type="float" office:value="0" calcext:value-type="float">
            <text:p>0.00</text:p>
          </table:table-cell>
          <table:table-cell table:formula="of:=[.D24]*['1Rm Tables'.$B$12]" office:value-type="float" office:value="0" calcext:value-type="float">
            <text:p>0.00</text:p>
          </table:table-cell>
          <table:table-cell table:formula="of:=[.D24]*['1Rm Tables'.$B$14]" office:value-type="float" office:value="0" calcext:value-type="float">
            <text:p>0.00</text:p>
          </table:table-cell>
          <table:table-cell table:formula="of:=[.D24]*['1Rm Tables'.$B$7]" office:value-type="float" office:value="0" calcext:value-type="float">
            <text:p>0.00</text:p>
          </table:table-cell>
          <table:table-cell table:formula="of:=[.D24]*[Generell.$B$10]" office:value-type="float" office:value="0" calcext:value-type="float">
            <text:p>0.00</text:p>
          </table:table-cell>
          <table:table-cell table:formula="of:=[.D24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25]*['1Rm Tables'.$B$8]" office:value-type="float" office:value="0" calcext:value-type="float">
            <text:p>0.00</text:p>
          </table:table-cell>
          <table:table-cell table:formula="of:=[.D25]*['1Rm Tables'.$B$12]" office:value-type="float" office:value="0" calcext:value-type="float">
            <text:p>0.00</text:p>
          </table:table-cell>
          <table:table-cell table:formula="of:=[.D25]*['1Rm Tables'.$B$14]" office:value-type="float" office:value="0" calcext:value-type="float">
            <text:p>0.00</text:p>
          </table:table-cell>
          <table:table-cell table:formula="of:=[.D25]*['1Rm Tables'.$B$7]" office:value-type="float" office:value="0" calcext:value-type="float">
            <text:p>0.00</text:p>
          </table:table-cell>
          <table:table-cell table:formula="of:=[.D25]*[Generell.$B$10]" office:value-type="float" office:value="0" calcext:value-type="float">
            <text:p>0.00</text:p>
          </table:table-cell>
          <table:table-cell table:formula="of:=[.D25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26]*['1Rm Tables'.$B$8]" office:value-type="float" office:value="0" calcext:value-type="float">
            <text:p>0.00</text:p>
          </table:table-cell>
          <table:table-cell table:formula="of:=[.D26]*['1Rm Tables'.$B$12]" office:value-type="float" office:value="0" calcext:value-type="float">
            <text:p>0.00</text:p>
          </table:table-cell>
          <table:table-cell table:formula="of:=[.D26]*['1Rm Tables'.$B$14]" office:value-type="float" office:value="0" calcext:value-type="float">
            <text:p>0.00</text:p>
          </table:table-cell>
          <table:table-cell table:formula="of:=[.D26]*['1Rm Tables'.$B$7]" office:value-type="float" office:value="0" calcext:value-type="float">
            <text:p>0.00</text:p>
          </table:table-cell>
          <table:table-cell table:formula="of:=[.D26]*[Generell.$B$10]" office:value-type="float" office:value="0" calcext:value-type="float">
            <text:p>0.00</text:p>
          </table:table-cell>
          <table:table-cell table:formula="of:=[.D26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5" calcext:value-type="float">
            <text:p>5</text:p>
          </table:table-cell>
          <table:table-cell table:formula="of:=[.D27]*['1Rm Tables'.$B$8]" office:value-type="float" office:value="73.755" calcext:value-type="float">
            <text:p>73.76</text:p>
          </table:table-cell>
          <table:table-cell table:formula="of:=[.D27]*['1Rm Tables'.$B$12]" office:value-type="float" office:value="99.4935483870968" calcext:value-type="float">
            <text:p>99.49</text:p>
          </table:table-cell>
          <table:table-cell table:formula="of:=[.D27]*['1Rm Tables'.$B$14]" office:value-type="float" office:value="88.6790322580645" calcext:value-type="float">
            <text:p>88.68</text:p>
          </table:table-cell>
          <table:table-cell table:formula="of:=[.D27]*['1Rm Tables'.$B$7]" office:value-type="float" office:value="56.2354838709677" calcext:value-type="float">
            <text:p>56.24</text:p>
          </table:table-cell>
          <table:table-cell table:formula="of:=[.D27]*[Generell.$B$10]" office:value-type="float" office:value="0" calcext:value-type="float">
            <text:p>0.00</text:p>
          </table:table-cell>
          <table:table-cell table:formula="of:=[.D27]*[Generell.$C$10]" office:value-type="float" office:value="0" calcext:value-type="float">
            <text:p>0.00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8]*['1Rm Tables'.$B$8]" office:value-type="float" office:value="0" calcext:value-type="float">
            <text:p>0.00</text:p>
          </table:table-cell>
          <table:table-cell table:formula="of:=[.D28]*['1Rm Tables'.$B$12]" office:value-type="float" office:value="0" calcext:value-type="float">
            <text:p>0.00</text:p>
          </table:table-cell>
          <table:table-cell table:formula="of:=[.D28]*['1Rm Tables'.$B$14]" office:value-type="float" office:value="0" calcext:value-type="float">
            <text:p>0.00</text:p>
          </table:table-cell>
          <table:table-cell table:formula="of:=[.D28]*['1Rm Tables'.$B$7]" office:value-type="float" office:value="0" calcext:value-type="float">
            <text:p>0.00</text:p>
          </table:table-cell>
          <table:table-cell table:formula="of:=[.D28]*[Generell.$B$10]" office:value-type="float" office:value="0" calcext:value-type="float">
            <text:p>0.00</text:p>
          </table:table-cell>
          <table:table-cell table:formula="of:=[.D28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9]*['1Rm Tables'.$B$8]" office:value-type="float" office:value="77.88" calcext:value-type="float">
            <text:p>77.88</text:p>
          </table:table-cell>
          <table:table-cell table:formula="of:=[.D29]*['1Rm Tables'.$B$12]" office:value-type="float" office:value="105.058064516129" calcext:value-type="float">
            <text:p>105.06</text:p>
          </table:table-cell>
          <table:table-cell table:formula="of:=[.D29]*['1Rm Tables'.$B$14]" office:value-type="float" office:value="93.6387096774194" calcext:value-type="float">
            <text:p>93.64</text:p>
          </table:table-cell>
          <table:table-cell table:formula="of:=[.D29]*['1Rm Tables'.$B$7]" office:value-type="float" office:value="59.3806451612903" calcext:value-type="float">
            <text:p>59.38</text:p>
          </table:table-cell>
          <table:table-cell table:formula="of:=[.D29]*[Generell.$B$10]" office:value-type="float" office:value="0" calcext:value-type="float">
            <text:p>0.00</text:p>
          </table:table-cell>
          <table:table-cell table:formula="of:=[.D29]*[Generell.$C$10]" office:value-type="float" office:value="0" calcext:value-type="float">
            <text:p>0.00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30]*['1Rm Tables'.$B$8]" office:value-type="float" office:value="0" calcext:value-type="float">
            <text:p>0.00</text:p>
          </table:table-cell>
          <table:table-cell table:formula="of:=[.D30]*['1Rm Tables'.$B$12]" office:value-type="float" office:value="0" calcext:value-type="float">
            <text:p>0.00</text:p>
          </table:table-cell>
          <table:table-cell table:formula="of:=[.D30]*['1Rm Tables'.$B$14]" office:value-type="float" office:value="0" calcext:value-type="float">
            <text:p>0.00</text:p>
          </table:table-cell>
          <table:table-cell table:formula="of:=[.D30]*['1Rm Tables'.$B$7]" office:value-type="float" office:value="0" calcext:value-type="float">
            <text:p>0.00</text:p>
          </table:table-cell>
          <table:table-cell table:formula="of:=[.D30]*[Generell.$B$10]" office:value-type="float" office:value="0" calcext:value-type="float">
            <text:p>0.00</text:p>
          </table:table-cell>
          <table:table-cell table:formula="of:=[.D30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688" calcext:value-type="float">
            <text:p>0.8688</text:p>
          </table:table-cell>
          <table:table-cell office:value-type="float" office:value="2" calcext:value-type="float">
            <text:p>2</text:p>
          </table:table-cell>
          <table:table-cell office:value-type="float" office:value="0.905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formula="of:=[.D31]*['1Rm Tables'.$B$8]" office:value-type="float" office:value="79.64" calcext:value-type="float">
            <text:p>79.64</text:p>
          </table:table-cell>
          <table:table-cell table:formula="of:=[.D31]*['1Rm Tables'.$B$12]" office:value-type="float" office:value="107.432258064516" calcext:value-type="float">
            <text:p>107.43</text:p>
          </table:table-cell>
          <table:table-cell table:formula="of:=[.D31]*['1Rm Tables'.$B$14]" office:value-type="float" office:value="95.7548387096774" calcext:value-type="float">
            <text:p>95.75</text:p>
          </table:table-cell>
          <table:table-cell table:formula="of:=[.D31]*['1Rm Tables'.$B$7]" office:value-type="float" office:value="60.7225806451613" calcext:value-type="float">
            <text:p>60.72</text:p>
          </table:table-cell>
          <table:table-cell table:formula="of:=[.D31]*[Generell.$B$10]" office:value-type="float" office:value="0" calcext:value-type="float">
            <text:p>0.00</text:p>
          </table:table-cell>
          <table:table-cell table:formula="of:=[.D31]*[Generell.$C$10]" office:value-type="float" office:value="0" calcext:value-type="float">
            <text:p>0.00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formula="of:=[.H32]*[.E3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3]*[.E3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formula="of:=0.75+0.85+0.86*3" office:value-type="float" office:value="4.18" calcext:value-type="float">
            <text:p>4.18</text:p>
          </table:table-cell>
          <table:table-cell table:formula="of:=[.E34]/5" office:value-type="float" office:value="0.836" calcext:value-type="float">
            <text:p>0.84</text:p>
          </table:table-cell>
          <table:table-cell table:number-columns-repeated="7"/>
          <table:table-cell table:formula="of:=[.H34]*[.E3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5]*[.E3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6]*[.E3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7]*[.E37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8]*[.E38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9]*[.E39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0]*[.E40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1]*[.E41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2]*[.E4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3]*[.E4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4]*[.E4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5]*[.E4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6]*[.E4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7]*[.E47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8]*[.E48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9]*[.E49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0]*[.E50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1]*[.E51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2]*[.E5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3]*[.E5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4]*[.E5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5]*[.E5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6]*[.E5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 table:number-rows-repeated="104851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ycle Med Movement" table:style-name="ta1">
        <table:table-column table:style-name="co1" table:number-columns-repeated="5" table:default-cell-style-name="ce1"/>
        <table:table-column table:style-name="co2" table:default-cell-style-name="ce3"/>
        <table:table-column table:style-name="co1" table:default-cell-style-name="ce1"/>
        <table:table-column table:style-name="co1" table:default-cell-style-name="ce7"/>
        <table:table-column table:style-name="co3" table:number-columns-repeated="2" table:default-cell-style-name="ce8"/>
        <table:table-column table:style-name="co3" table:number-columns-repeated="3" table:default-cell-style-name="ce3"/>
        <table:table-column table:style-name="co1" table:default-cell-style-name="ce3"/>
        <table:table-column table:style-name="co1" table:number-columns-repeated="1010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2"/>
          <table:table-cell table:style-name="ce4"/>
          <table:table-cell table:style-name="ce2"/>
          <table:table-cell table:style-name="ce6" office:value-type="string" calcext:value-type="string">
            <text:p>Can be adjusted but are oriented on lowest to optimal</text:p>
          </table:table-cell>
          <table:table-cell table:number-columns-repeated="3"/>
          <table:table-cell table:style-name="ce2" table:number-columns-repeated="4"/>
          <table:table-cell table:style-name="ce6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Intensity</text:p>
          </table:table-cell>
          <table:table-cell table:style-name="ce5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Clean Pull</text:p>
          </table:table-cell>
          <table:table-cell office:value-type="string" calcext:value-type="string">
            <text:p>Snatch Pull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Push Press</text:p>
          </table:table-cell>
          <table:table-cell office:value-type="string" calcext:value-type="string">
            <text:p>Total Rep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786" calcext:value-type="float">
            <text:p>0.786</text:p>
          </table:table-cell>
          <table:table-cell office:value-type="float" office:value="3" calcext:value-type="float">
            <text:p>3</text:p>
          </table:table-cell>
          <table:table-cell office:value-type="float" office:value="0.845161290322581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table:formula="of:=[.D11]*['1Rm Tables'.$B$8]" office:value-type="float" office:value="72.05" calcext:value-type="float">
            <text:p>72.05</text:p>
          </table:table-cell>
          <table:table-cell table:formula="of:=[.D11]*['1Rm Tables'.$B$12]" office:value-type="float" office:value="97.1935483870968" calcext:value-type="float">
            <text:p>97.19</text:p>
          </table:table-cell>
          <table:table-cell table:formula="of:=[$'1Rm Tables'.$B$14]*[.D11]" office:value-type="float" office:value="86.6290322580645" calcext:value-type="float">
            <text:p>86.63</text:p>
          </table:table-cell>
          <table:table-cell table:formula="of:=[$'1Rm Tables'.$B$11]*[.D11]" office:value-type="float" office:value="86.46" calcext:value-type="float">
            <text:p>86.46</text:p>
          </table:table-cell>
          <table:table-cell table:formula="of:=[.D11]*['1Rm Tables'.$B$6]" office:value-type="float" office:value="94.15625" calcext:value-type="float">
            <text:p>94.16</text:p>
          </table:table-cell>
          <table:table-cell table:formula="of:=[.D11]*['1Rm Tables'.$B$13]" office:value-type="float" office:value="62.88" calcext:value-type="float">
            <text:p>62.88</text:p>
          </table:table-cell>
          <table:table-cell table:formula="of:=[.D11]*['1Rm Tables'.$B$5]" office:value-type="float" office:value="80.2903225806451" calcext:value-type="float">
            <text:p>80.29</text:p>
          </table:table-cell>
          <table:table-cell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2]*['1Rm Tables'.$B$8]" office:value-type="float" office:value="0" calcext:value-type="float">
            <text:p>0.00</text:p>
          </table:table-cell>
          <table:table-cell table:formula="of:=[.D12]*['1Rm Tables'.$B$12]" office:value-type="float" office:value="0" calcext:value-type="float">
            <text:p>0.00</text:p>
          </table:table-cell>
          <table:table-cell table:formula="of:=[$'1Rm Tables'.$B$14]*[.D12]" office:value-type="float" office:value="0" calcext:value-type="float">
            <text:p>0.00</text:p>
          </table:table-cell>
          <table:table-cell table:formula="of:=[$'1Rm Tables'.$B$11]*[.D12]" office:value-type="float" office:value="0" calcext:value-type="float">
            <text:p>0.00</text:p>
          </table:table-cell>
          <table:table-cell table:formula="of:=[.D12]*['1Rm Tables'.$B$6]" office:value-type="float" office:value="0" calcext:value-type="float">
            <text:p>0.00</text:p>
          </table:table-cell>
          <table:table-cell table:formula="of:=[.D12]*['1Rm Tables'.$B$13]" office:value-type="float" office:value="0" calcext:value-type="float">
            <text:p>0.00</text:p>
          </table:table-cell>
          <table:table-cell table:formula="of:=[.D12]*['1Rm Tables'.$B$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3]*['1Rm Tables'.$B$8]" office:value-type="float" office:value="73.755" calcext:value-type="float">
            <text:p>73.76</text:p>
          </table:table-cell>
          <table:table-cell table:formula="of:=[.D13]*['1Rm Tables'.$B$12]" office:value-type="float" office:value="99.4935483870968" calcext:value-type="float">
            <text:p>99.49</text:p>
          </table:table-cell>
          <table:table-cell table:formula="of:=[$'1Rm Tables'.$B$14]*[.D13]" office:value-type="float" office:value="88.6790322580645" calcext:value-type="float">
            <text:p>88.68</text:p>
          </table:table-cell>
          <table:table-cell table:formula="of:=[$'1Rm Tables'.$B$11]*[.D13]" office:value-type="float" office:value="88.506" calcext:value-type="float">
            <text:p>88.51</text:p>
          </table:table-cell>
          <table:table-cell table:formula="of:=[.D13]*['1Rm Tables'.$B$6]" office:value-type="float" office:value="96.384375" calcext:value-type="float">
            <text:p>96.38</text:p>
          </table:table-cell>
          <table:table-cell table:formula="of:=[.D13]*['1Rm Tables'.$B$13]" office:value-type="float" office:value="64.368" calcext:value-type="float">
            <text:p>64.37</text:p>
          </table:table-cell>
          <table:table-cell table:formula="of:=[.D13]*['1Rm Tables'.$B$5]" office:value-type="float" office:value="82.1903225806452" calcext:value-type="float">
            <text:p>82.19</text:p>
          </table:table-cell>
          <table:table-cell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4]*['1Rm Tables'.$B$8]" office:value-type="float" office:value="0" calcext:value-type="float">
            <text:p>0.00</text:p>
          </table:table-cell>
          <table:table-cell table:formula="of:=[.D14]*['1Rm Tables'.$B$12]" office:value-type="float" office:value="0" calcext:value-type="float">
            <text:p>0.00</text:p>
          </table:table-cell>
          <table:table-cell table:formula="of:=[$'1Rm Tables'.$B$14]*[.D14]" office:value-type="float" office:value="0" calcext:value-type="float">
            <text:p>0.00</text:p>
          </table:table-cell>
          <table:table-cell table:formula="of:=[$'1Rm Tables'.$B$11]*[.D14]" office:value-type="float" office:value="0" calcext:value-type="float">
            <text:p>0.00</text:p>
          </table:table-cell>
          <table:table-cell table:formula="of:=[.D14]*['1Rm Tables'.$B$6]" office:value-type="float" office:value="0" calcext:value-type="float">
            <text:p>0.00</text:p>
          </table:table-cell>
          <table:table-cell table:formula="of:=[.D14]*['1Rm Tables'.$B$13]" office:value-type="float" office:value="0" calcext:value-type="float">
            <text:p>0.00</text:p>
          </table:table-cell>
          <table:table-cell table:formula="of:=[.D14]*['1Rm Tables'.$B$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table:formula="of:=[.D15]*['1Rm Tables'.$B$8]" office:value-type="float" office:value="75.46" calcext:value-type="float">
            <text:p>75.46</text:p>
          </table:table-cell>
          <table:table-cell table:formula="of:=[.D15]*['1Rm Tables'.$B$12]" office:value-type="float" office:value="101.793548387097" calcext:value-type="float">
            <text:p>101.79</text:p>
          </table:table-cell>
          <table:table-cell table:formula="of:=[$'1Rm Tables'.$B$14]*[.D15]" office:value-type="float" office:value="90.7290322580645" calcext:value-type="float">
            <text:p>90.73</text:p>
          </table:table-cell>
          <table:table-cell table:formula="of:=[$'1Rm Tables'.$B$11]*[.D15]" office:value-type="float" office:value="90.552" calcext:value-type="float">
            <text:p>90.55</text:p>
          </table:table-cell>
          <table:table-cell table:formula="of:=[.D15]*['1Rm Tables'.$B$6]" office:value-type="float" office:value="98.6125" calcext:value-type="float">
            <text:p>98.61</text:p>
          </table:table-cell>
          <table:table-cell table:formula="of:=[.D15]*['1Rm Tables'.$B$13]" office:value-type="float" office:value="65.856" calcext:value-type="float">
            <text:p>65.86</text:p>
          </table:table-cell>
          <table:table-cell table:formula="of:=[.D15]*['1Rm Tables'.$B$5]" office:value-type="float" office:value="84.0903225806452" calcext:value-type="float">
            <text:p>84.09</text:p>
          </table:table-cell>
          <table:table-cell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6]*['1Rm Tables'.$B$8]" office:value-type="float" office:value="0" calcext:value-type="float">
            <text:p>0.00</text:p>
          </table:table-cell>
          <table:table-cell table:formula="of:=[.D16]*['1Rm Tables'.$B$12]" office:value-type="float" office:value="0" calcext:value-type="float">
            <text:p>0.00</text:p>
          </table:table-cell>
          <table:table-cell table:formula="of:=[$'1Rm Tables'.$B$14]*[.D16]" office:value-type="float" office:value="0" calcext:value-type="float">
            <text:p>0.00</text:p>
          </table:table-cell>
          <table:table-cell table:formula="of:=[$'1Rm Tables'.$B$11]*[.D16]" office:value-type="float" office:value="0" calcext:value-type="float">
            <text:p>0.00</text:p>
          </table:table-cell>
          <table:table-cell table:formula="of:=[.D16]*['1Rm Tables'.$B$6]" office:value-type="float" office:value="0" calcext:value-type="float">
            <text:p>0.00</text:p>
          </table:table-cell>
          <table:table-cell table:formula="of:=[.D16]*['1Rm Tables'.$B$13]" office:value-type="float" office:value="0" calcext:value-type="float">
            <text:p>0.00</text:p>
          </table:table-cell>
          <table:table-cell table:formula="of:=[.D16]*['1Rm Tables'.$B$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8]" office:value-type="float" office:value="0" calcext:value-type="float">
            <text:p>0.00</text:p>
          </table:table-cell>
          <table:table-cell table:formula="of:=[.D17]*['1Rm Tables'.$B$12]" office:value-type="float" office:value="0" calcext:value-type="float">
            <text:p>0.00</text:p>
          </table:table-cell>
          <table:table-cell table:formula="of:=[$'1Rm Tables'.$B$14]*[.D17]" office:value-type="float" office:value="0" calcext:value-type="float">
            <text:p>0.00</text:p>
          </table:table-cell>
          <table:table-cell table:formula="of:=[$'1Rm Tables'.$B$11]*[.D17]" office:value-type="float" office:value="0" calcext:value-type="float">
            <text:p>0.00</text:p>
          </table:table-cell>
          <table:table-cell table:formula="of:=[.D17]*['1Rm Tables'.$B$6]" office:value-type="float" office:value="0" calcext:value-type="float">
            <text:p>0.00</text:p>
          </table:table-cell>
          <table:table-cell table:formula="of:=[.D17]*['1Rm Tables'.$B$13]" office:value-type="float" office:value="0" calcext:value-type="float">
            <text:p>0.00</text:p>
          </table:table-cell>
          <table:table-cell table:formula="of:=[.D17]*['1Rm Tables'.$B$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formula="of:=[.D18]*['1Rm Tables'.$B$8]" office:value-type="float" office:value="0" calcext:value-type="float">
            <text:p>0.00</text:p>
          </table:table-cell>
          <table:table-cell table:formula="of:=[.D18]*['1Rm Tables'.$B$12]" office:value-type="float" office:value="0" calcext:value-type="float">
            <text:p>0.00</text:p>
          </table:table-cell>
          <table:table-cell table:formula="of:=[$'1Rm Tables'.$B$14]*[.D18]" office:value-type="float" office:value="0" calcext:value-type="float">
            <text:p>0.00</text:p>
          </table:table-cell>
          <table:table-cell table:formula="of:=[$'1Rm Tables'.$B$11]*[.D18]" office:value-type="float" office:value="0" calcext:value-type="float">
            <text:p>0.00</text:p>
          </table:table-cell>
          <table:table-cell table:formula="of:=[.D18]*['1Rm Tables'.$B$6]" office:value-type="float" office:value="0" calcext:value-type="float">
            <text:p>0.00</text:p>
          </table:table-cell>
          <table:table-cell table:formula="of:=[.D18]*['1Rm Tables'.$B$13]" office:value-type="float" office:value="0" calcext:value-type="float">
            <text:p>0.00</text:p>
          </table:table-cell>
          <table:table-cell table:formula="of:=[.D18]*['1Rm Tables'.$B$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9]*['1Rm Tables'.$B$8]" office:value-type="float" office:value="73.755" calcext:value-type="float">
            <text:p>73.76</text:p>
          </table:table-cell>
          <table:table-cell table:formula="of:=[.D19]*['1Rm Tables'.$B$12]" office:value-type="float" office:value="99.4935483870968" calcext:value-type="float">
            <text:p>99.49</text:p>
          </table:table-cell>
          <table:table-cell table:formula="of:=[$'1Rm Tables'.$B$14]*[.D19]" office:value-type="float" office:value="88.6790322580645" calcext:value-type="float">
            <text:p>88.68</text:p>
          </table:table-cell>
          <table:table-cell table:formula="of:=[$'1Rm Tables'.$B$11]*[.D19]" office:value-type="float" office:value="88.506" calcext:value-type="float">
            <text:p>88.51</text:p>
          </table:table-cell>
          <table:table-cell table:formula="of:=[.D19]*['1Rm Tables'.$B$6]" office:value-type="float" office:value="96.384375" calcext:value-type="float">
            <text:p>96.38</text:p>
          </table:table-cell>
          <table:table-cell table:formula="of:=[.D19]*['1Rm Tables'.$B$13]" office:value-type="float" office:value="64.368" calcext:value-type="float">
            <text:p>64.37</text:p>
          </table:table-cell>
          <table:table-cell table:formula="of:=[.D19]*['1Rm Tables'.$B$5]" office:value-type="float" office:value="82.1903225806452" calcext:value-type="float">
            <text:p>82.19</text:p>
          </table:table-cell>
          <table:table-cell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20]*['1Rm Tables'.$B$8]" office:value-type="float" office:value="0" calcext:value-type="float">
            <text:p>0.00</text:p>
          </table:table-cell>
          <table:table-cell table:formula="of:=[.D20]*['1Rm Tables'.$B$12]" office:value-type="float" office:value="0" calcext:value-type="float">
            <text:p>0.00</text:p>
          </table:table-cell>
          <table:table-cell table:formula="of:=[$'1Rm Tables'.$B$14]*[.D20]" office:value-type="float" office:value="0" calcext:value-type="float">
            <text:p>0.00</text:p>
          </table:table-cell>
          <table:table-cell table:formula="of:=[$'1Rm Tables'.$B$11]*[.D20]" office:value-type="float" office:value="0" calcext:value-type="float">
            <text:p>0.00</text:p>
          </table:table-cell>
          <table:table-cell table:formula="of:=[.D20]*['1Rm Tables'.$B$6]" office:value-type="float" office:value="0" calcext:value-type="float">
            <text:p>0.00</text:p>
          </table:table-cell>
          <table:table-cell table:formula="of:=[.D20]*['1Rm Tables'.$B$13]" office:value-type="float" office:value="0" calcext:value-type="float">
            <text:p>0.00</text:p>
          </table:table-cell>
          <table:table-cell table:formula="of:=[.D20]*['1Rm Tables'.$B$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table:formula="of:=[.D21]*['1Rm Tables'.$B$8]" office:value-type="float" office:value="75.46" calcext:value-type="float">
            <text:p>75.46</text:p>
          </table:table-cell>
          <table:table-cell table:formula="of:=[.D21]*['1Rm Tables'.$B$12]" office:value-type="float" office:value="101.793548387097" calcext:value-type="float">
            <text:p>101.79</text:p>
          </table:table-cell>
          <table:table-cell table:formula="of:=[$'1Rm Tables'.$B$14]*[.D21]" office:value-type="float" office:value="90.7290322580645" calcext:value-type="float">
            <text:p>90.73</text:p>
          </table:table-cell>
          <table:table-cell table:formula="of:=[$'1Rm Tables'.$B$11]*[.D21]" office:value-type="float" office:value="90.552" calcext:value-type="float">
            <text:p>90.55</text:p>
          </table:table-cell>
          <table:table-cell table:formula="of:=[.D21]*['1Rm Tables'.$B$6]" office:value-type="float" office:value="98.6125" calcext:value-type="float">
            <text:p>98.61</text:p>
          </table:table-cell>
          <table:table-cell table:formula="of:=[.D21]*['1Rm Tables'.$B$13]" office:value-type="float" office:value="65.856" calcext:value-type="float">
            <text:p>65.86</text:p>
          </table:table-cell>
          <table:table-cell table:formula="of:=[.D21]*['1Rm Tables'.$B$5]" office:value-type="float" office:value="84.0903225806452" calcext:value-type="float">
            <text:p>84.09</text:p>
          </table:table-cell>
          <table:table-cell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22]*['1Rm Tables'.$B$8]" office:value-type="float" office:value="0" calcext:value-type="float">
            <text:p>0.00</text:p>
          </table:table-cell>
          <table:table-cell table:formula="of:=[.D22]*['1Rm Tables'.$B$12]" office:value-type="float" office:value="0" calcext:value-type="float">
            <text:p>0.00</text:p>
          </table:table-cell>
          <table:table-cell table:formula="of:=[$'1Rm Tables'.$B$14]*[.D22]" office:value-type="float" office:value="0" calcext:value-type="float">
            <text:p>0.00</text:p>
          </table:table-cell>
          <table:table-cell table:formula="of:=[$'1Rm Tables'.$B$11]*[.D22]" office:value-type="float" office:value="0" calcext:value-type="float">
            <text:p>0.00</text:p>
          </table:table-cell>
          <table:table-cell table:formula="of:=[.D22]*['1Rm Tables'.$B$6]" office:value-type="float" office:value="0" calcext:value-type="float">
            <text:p>0.00</text:p>
          </table:table-cell>
          <table:table-cell table:formula="of:=[.D22]*['1Rm Tables'.$B$13]" office:value-type="float" office:value="0" calcext:value-type="float">
            <text:p>0.00</text:p>
          </table:table-cell>
          <table:table-cell table:formula="of:=[.D22]*['1Rm Tables'.$B$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3]*['1Rm Tables'.$B$8]" office:value-type="float" office:value="77.88" calcext:value-type="float">
            <text:p>77.88</text:p>
          </table:table-cell>
          <table:table-cell table:formula="of:=[.D23]*['1Rm Tables'.$B$12]" office:value-type="float" office:value="105.058064516129" calcext:value-type="float">
            <text:p>105.06</text:p>
          </table:table-cell>
          <table:table-cell table:formula="of:=[$'1Rm Tables'.$B$14]*[.D23]" office:value-type="float" office:value="93.6387096774194" calcext:value-type="float">
            <text:p>93.64</text:p>
          </table:table-cell>
          <table:table-cell table:formula="of:=[$'1Rm Tables'.$B$11]*[.D23]" office:value-type="float" office:value="93.456" calcext:value-type="float">
            <text:p>93.46</text:p>
          </table:table-cell>
          <table:table-cell table:formula="of:=[.D23]*['1Rm Tables'.$B$6]" office:value-type="float" office:value="101.775" calcext:value-type="float">
            <text:p>101.78</text:p>
          </table:table-cell>
          <table:table-cell table:formula="of:=[.D23]*['1Rm Tables'.$B$13]" office:value-type="float" office:value="67.968" calcext:value-type="float">
            <text:p>67.97</text:p>
          </table:table-cell>
          <table:table-cell table:formula="of:=[.D23]*['1Rm Tables'.$B$5]" office:value-type="float" office:value="86.7870967741935" calcext:value-type="float">
            <text:p>86.79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24]*['1Rm Tables'.$B$8]" office:value-type="float" office:value="0" calcext:value-type="float">
            <text:p>0.00</text:p>
          </table:table-cell>
          <table:table-cell table:formula="of:=[.D24]*['1Rm Tables'.$B$12]" office:value-type="float" office:value="0" calcext:value-type="float">
            <text:p>0.00</text:p>
          </table:table-cell>
          <table:table-cell table:formula="of:=[$'1Rm Tables'.$B$14]*[.D24]" office:value-type="float" office:value="0" calcext:value-type="float">
            <text:p>0.00</text:p>
          </table:table-cell>
          <table:table-cell table:formula="of:=[$'1Rm Tables'.$B$11]*[.D24]" office:value-type="float" office:value="0" calcext:value-type="float">
            <text:p>0.00</text:p>
          </table:table-cell>
          <table:table-cell table:formula="of:=[.D24]*['1Rm Tables'.$B$6]" office:value-type="float" office:value="0" calcext:value-type="float">
            <text:p>0.00</text:p>
          </table:table-cell>
          <table:table-cell table:formula="of:=[.D24]*['1Rm Tables'.$B$13]" office:value-type="float" office:value="0" calcext:value-type="float">
            <text:p>0.00</text:p>
          </table:table-cell>
          <table:table-cell table:formula="of:=[.D24]*['1Rm Tables'.$B$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25]*['1Rm Tables'.$B$8]" office:value-type="float" office:value="0" calcext:value-type="float">
            <text:p>0.00</text:p>
          </table:table-cell>
          <table:table-cell table:formula="of:=[.D25]*['1Rm Tables'.$B$12]" office:value-type="float" office:value="0" calcext:value-type="float">
            <text:p>0.00</text:p>
          </table:table-cell>
          <table:table-cell table:formula="of:=[$'1Rm Tables'.$B$14]*[.D25]" office:value-type="float" office:value="0" calcext:value-type="float">
            <text:p>0.00</text:p>
          </table:table-cell>
          <table:table-cell table:formula="of:=[$'1Rm Tables'.$B$11]*[.D25]" office:value-type="float" office:value="0" calcext:value-type="float">
            <text:p>0.00</text:p>
          </table:table-cell>
          <table:table-cell table:formula="of:=[.D25]*['1Rm Tables'.$B$6]" office:value-type="float" office:value="0" calcext:value-type="float">
            <text:p>0.00</text:p>
          </table:table-cell>
          <table:table-cell table:formula="of:=[.D25]*['1Rm Tables'.$B$13]" office:value-type="float" office:value="0" calcext:value-type="float">
            <text:p>0.00</text:p>
          </table:table-cell>
          <table:table-cell table:formula="of:=[.D25]*['1Rm Tables'.$B$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formula="of:=[.D26]*['1Rm Tables'.$B$8]" office:value-type="float" office:value="0" calcext:value-type="float">
            <text:p>0.00</text:p>
          </table:table-cell>
          <table:table-cell table:formula="of:=[.D26]*['1Rm Tables'.$B$12]" office:value-type="float" office:value="0" calcext:value-type="float">
            <text:p>0.00</text:p>
          </table:table-cell>
          <table:table-cell table:formula="of:=[$'1Rm Tables'.$B$14]*[.D26]" office:value-type="float" office:value="0" calcext:value-type="float">
            <text:p>0.00</text:p>
          </table:table-cell>
          <table:table-cell table:formula="of:=[$'1Rm Tables'.$B$11]*[.D26]" office:value-type="float" office:value="0" calcext:value-type="float">
            <text:p>0.00</text:p>
          </table:table-cell>
          <table:table-cell table:formula="of:=[.D26]*['1Rm Tables'.$B$6]" office:value-type="float" office:value="0" calcext:value-type="float">
            <text:p>0.00</text:p>
          </table:table-cell>
          <table:table-cell table:formula="of:=[.D26]*['1Rm Tables'.$B$13]" office:value-type="float" office:value="0" calcext:value-type="float">
            <text:p>0.00</text:p>
          </table:table-cell>
          <table:table-cell table:formula="of:=[.D26]*['1Rm Tables'.$B$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8304" calcext:value-type="float">
            <text:p>0.8304</text:p>
          </table:table-cell>
          <table:table-cell office:value-type="float" office:value="2" calcext:value-type="float">
            <text:p>2</text:p>
          </table:table-cell>
          <table:table-cell office:value-type="float" office:value="0.865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27]*['1Rm Tables'.$B$8]" office:value-type="float" office:value="76.12" calcext:value-type="float">
            <text:p>76.12</text:p>
          </table:table-cell>
          <table:table-cell table:formula="of:=[.D27]*['1Rm Tables'.$B$12]" office:value-type="float" office:value="102.683870967742" calcext:value-type="float">
            <text:p>102.68</text:p>
          </table:table-cell>
          <table:table-cell table:formula="of:=[$'1Rm Tables'.$B$14]*[.D27]" office:value-type="float" office:value="91.5225806451613" calcext:value-type="float">
            <text:p>91.52</text:p>
          </table:table-cell>
          <table:table-cell table:formula="of:=[$'1Rm Tables'.$B$11]*[.D27]" office:value-type="float" office:value="91.344" calcext:value-type="float">
            <text:p>91.34</text:p>
          </table:table-cell>
          <table:table-cell table:formula="of:=[.D27]*['1Rm Tables'.$B$6]" office:value-type="float" office:value="99.475" calcext:value-type="float">
            <text:p>99.48</text:p>
          </table:table-cell>
          <table:table-cell table:formula="of:=[.D27]*['1Rm Tables'.$B$13]" office:value-type="float" office:value="66.432" calcext:value-type="float">
            <text:p>66.43</text:p>
          </table:table-cell>
          <table:table-cell table:formula="of:=[.D27]*['1Rm Tables'.$B$5]" office:value-type="float" office:value="84.8258064516129" calcext:value-type="float">
            <text:p>84.83</text:p>
          </table:table-cell>
          <table:table-cell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28]*['1Rm Tables'.$B$8]" office:value-type="float" office:value="0" calcext:value-type="float">
            <text:p>0.00</text:p>
          </table:table-cell>
          <table:table-cell table:formula="of:=[.D28]*['1Rm Tables'.$B$12]" office:value-type="float" office:value="0" calcext:value-type="float">
            <text:p>0.00</text:p>
          </table:table-cell>
          <table:table-cell table:formula="of:=[$'1Rm Tables'.$B$14]*[.D28]" office:value-type="float" office:value="0" calcext:value-type="float">
            <text:p>0.00</text:p>
          </table:table-cell>
          <table:table-cell table:formula="of:=[$'1Rm Tables'.$B$11]*[.D28]" office:value-type="float" office:value="0" calcext:value-type="float">
            <text:p>0.00</text:p>
          </table:table-cell>
          <table:table-cell table:formula="of:=[.D28]*['1Rm Tables'.$B$6]" office:value-type="float" office:value="0" calcext:value-type="float">
            <text:p>0.00</text:p>
          </table:table-cell>
          <table:table-cell table:formula="of:=[.D28]*['1Rm Tables'.$B$13]" office:value-type="float" office:value="0" calcext:value-type="float">
            <text:p>0.00</text:p>
          </table:table-cell>
          <table:table-cell table:formula="of:=[.D28]*['1Rm Tables'.$B$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9]*['1Rm Tables'.$B$8]" office:value-type="float" office:value="77.88" calcext:value-type="float">
            <text:p>77.88</text:p>
          </table:table-cell>
          <table:table-cell table:formula="of:=[.D29]*['1Rm Tables'.$B$12]" office:value-type="float" office:value="105.058064516129" calcext:value-type="float">
            <text:p>105.06</text:p>
          </table:table-cell>
          <table:table-cell table:formula="of:=[$'1Rm Tables'.$B$14]*[.D29]" office:value-type="float" office:value="93.6387096774194" calcext:value-type="float">
            <text:p>93.64</text:p>
          </table:table-cell>
          <table:table-cell table:formula="of:=[$'1Rm Tables'.$B$11]*[.D29]" office:value-type="float" office:value="93.456" calcext:value-type="float">
            <text:p>93.46</text:p>
          </table:table-cell>
          <table:table-cell table:formula="of:=[.D29]*['1Rm Tables'.$B$6]" office:value-type="float" office:value="101.775" calcext:value-type="float">
            <text:p>101.78</text:p>
          </table:table-cell>
          <table:table-cell table:formula="of:=[.D29]*['1Rm Tables'.$B$13]" office:value-type="float" office:value="67.968" calcext:value-type="float">
            <text:p>67.97</text:p>
          </table:table-cell>
          <table:table-cell table:formula="of:=[.D29]*['1Rm Tables'.$B$5]" office:value-type="float" office:value="86.7870967741935" calcext:value-type="float">
            <text:p>86.79</text:p>
          </table:table-cell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30]*['1Rm Tables'.$B$8]" office:value-type="float" office:value="0" calcext:value-type="float">
            <text:p>0.00</text:p>
          </table:table-cell>
          <table:table-cell table:formula="of:=[.D30]*['1Rm Tables'.$B$12]" office:value-type="float" office:value="0" calcext:value-type="float">
            <text:p>0.00</text:p>
          </table:table-cell>
          <table:table-cell table:formula="of:=[$'1Rm Tables'.$B$14]*[.D30]" office:value-type="float" office:value="0" calcext:value-type="float">
            <text:p>0.00</text:p>
          </table:table-cell>
          <table:table-cell table:formula="of:=[$'1Rm Tables'.$B$11]*[.D30]" office:value-type="float" office:value="0" calcext:value-type="float">
            <text:p>0.00</text:p>
          </table:table-cell>
          <table:table-cell table:formula="of:=[.D30]*['1Rm Tables'.$B$6]" office:value-type="float" office:value="0" calcext:value-type="float">
            <text:p>0.00</text:p>
          </table:table-cell>
          <table:table-cell table:formula="of:=[.D30]*['1Rm Tables'.$B$13]" office:value-type="float" office:value="0" calcext:value-type="float">
            <text:p>0.00</text:p>
          </table:table-cell>
          <table:table-cell table:formula="of:=[.D30]*['1Rm Tables'.$B$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688" calcext:value-type="float">
            <text:p>0.8688</text:p>
          </table:table-cell>
          <table:table-cell office:value-type="float" office:value="2" calcext:value-type="float">
            <text:p>2</text:p>
          </table:table-cell>
          <table:table-cell office:value-type="float" office:value="0.905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formula="of:=[.D31]*['1Rm Tables'.$B$8]" office:value-type="float" office:value="79.64" calcext:value-type="float">
            <text:p>79.64</text:p>
          </table:table-cell>
          <table:table-cell table:formula="of:=[.D31]*['1Rm Tables'.$B$12]" office:value-type="float" office:value="107.432258064516" calcext:value-type="float">
            <text:p>107.43</text:p>
          </table:table-cell>
          <table:table-cell table:formula="of:=[$'1Rm Tables'.$B$14]*[.D31]" office:value-type="float" office:value="95.7548387096774" calcext:value-type="float">
            <text:p>95.75</text:p>
          </table:table-cell>
          <table:table-cell table:formula="of:=[$'1Rm Tables'.$B$11]*[.D31]" office:value-type="float" office:value="95.568" calcext:value-type="float">
            <text:p>95.57</text:p>
          </table:table-cell>
          <table:table-cell table:formula="of:=[.D31]*['1Rm Tables'.$B$6]" office:value-type="float" office:value="104.075" calcext:value-type="float">
            <text:p>104.08</text:p>
          </table:table-cell>
          <table:table-cell table:formula="of:=[.D31]*['1Rm Tables'.$B$13]" office:value-type="float" office:value="69.504" calcext:value-type="float">
            <text:p>69.50</text:p>
          </table:table-cell>
          <table:table-cell table:formula="of:=[.D31]*['1Rm Tables'.$B$5]" office:value-type="float" office:value="88.7483870967742" calcext:value-type="float">
            <text:p>88.75</text:p>
          </table:table-cell>
          <table:table-cell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2</text:p>
          </table:table-cell>
          <table:table-cell table:number-columns-repeated="1022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4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xse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2">
          <table:table-cell table:style-name="ce9" office:value-type="string" calcext:value-type="string">
            <text:p>Complexses Power Snatch &amp; Drop Snatch</text:p>
          </table:table-cell>
          <table:table-cell table:style-name="ce1" office:value-type="string" calcext:value-type="string">
            <text:p>Complex x3 Clean x3</text:p>
          </table:table-cell>
          <table:table-cell table:style-name="ce10" office:value-type="string" calcext:value-type="string">
            <text:p>Complexses Clean &amp; Push Press</text:p>
          </table:table-cell>
          <table:table-cell table:style-name="ce1" office:value-type="string" calcext:value-type="string">
            <text:p>Complex x3 Snatch x3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Include</text:p>
          </table:table-cell>
          <table:table-cell table:style-name="ce1" office:value-type="string" calcext:value-type="string">
            <text:p>In Complexses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1" office:value-type="string" calcext:value-type="string">
            <text:p>Drop Snatch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1" office:value-type="string" calcext:value-type="string">
            <text:p>Hang Clean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1" office:value-type="string" calcext:value-type="string">
            <text:p>Muscle Clean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1"/>
          <table:table-cell table:style-name="ce11" office:value-type="string" calcext:value-type="string">
            <text:p><text:s/>Pres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/>
          <table:table-cell table:style-name="ce1" office:value-type="string" calcext:value-type="string">
            <text:p>Hang Snatch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/>
          <table:table-cell table:style-name="ce1" office:value-type="string" calcext:value-type="string">
            <text:p>Muscle Snatch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Power Clean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Power Snatch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omplexs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lean</text:p>
          </table:table-cell>
          <table:table-cell table:number-columns-repeated="3"/>
          <table:table-cell office:value-type="string" calcext:value-type="string">
            <text:p>Goal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" office:value-type="string" calcext:value-type="string">
            <text:p>Intensity</text:p>
          </table:table-cell>
          <table:table-cell table:style-name="ce5" office:value-type="string" calcext:value-type="string">
            <text:p>Reps</text:p>
          </table:table-cell>
          <table:table-cell table:style-name="ce3" office:value-type="string" calcext:value-type="string">
            <text:p>Relative Intensity</text:p>
          </table:table-cell>
          <table:table-cell table:style-name="ce1" office:value-type="string" calcext:value-type="string">
            <text:p>Sets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 office:value-type="string" calcext:value-type="string">
            <text:p>Clean Pull</text:p>
          </table:table-cell>
          <table:table-cell table:number-columns-repeated="2" office:value-type="string" calcext:value-type="string">
            <text:p>Clean</text:p>
          </table:table-cell>
          <table:table-cell office:value-type="string" calcext:value-type="string">
            <text:p>Time of fixation</text:p>
          </table:table-cell>
          <table:table-cell office:value-type="string" calcext:value-type="string">
            <text:p>75-85 of clea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~5</text:p>
          </table:table-cell>
          <table:table-cell/>
        </table:table-row>
        <table:table-row table:style-name="ro1">
          <table:table-cell office:value-type="string" calcext:value-type="string">
            <text:p>Cycle 1</text:p>
          </table:table-cell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table:formula="of:=[.F22]/['1Rm Tables'.B35]" office:value-type="float" office:value="0.833333333333333" calcext:value-type="float">
            <text:p>0.833333333333333</text:p>
          </table:table-cell>
          <table:table-cell/>
          <table:table-cell table:formula="of:=[.F22]*['1Rm Tables'.$B$11]" office:value-type="float" office:value="82.5" calcext:value-type="float">
            <text:p>82.5</text:p>
          </table:table-cell>
        </table:table-row>
        <table:table-row table:style-name="ro1">
          <table:table-cell office:value-type="string" calcext:value-type="string">
            <text:p>Cycle 2</text:p>
          </table:table-cell>
          <table:table-cell table:number-columns-repeated="4"/>
          <table:table-cell table:formula="of:=[.H23]*['1Rm Tables'.$B$35]" office:value-type="float" office:value="0.768" calcext:value-type="float">
            <text:p>0.768</text:p>
          </table:table-cell>
          <table:table-cell office:value-type="float" office:value="4" calcext:value-type="float">
            <text:p>4</text:p>
          </table:table-cell>
          <table:table-cell table:formula="of:=[.H22]+0.02" office:value-type="float" office:value="0.853333333333333" calcext:value-type="float">
            <text:p>0.853333333333333</text:p>
          </table:table-cell>
          <table:table-cell/>
          <table:table-cell table:formula="of:=[.F23]*['1Rm Tables'.$B$11]" office:value-type="float" office:value="84.48" calcext:value-type="float">
            <text:p>84.48</text:p>
          </table:table-cell>
        </table:table-row>
        <table:table-row table:style-name="ro1">
          <table:table-cell office:value-type="string" calcext:value-type="string">
            <text:p>Cycle 3</text:p>
          </table:table-cell>
          <table:table-cell table:number-columns-repeated="4"/>
          <table:table-cell table:formula="of:=[.H24]*['1Rm Tables'.$B$35]" office:value-type="float" office:value="0.786" calcext:value-type="float">
            <text:p>0.786</text:p>
          </table:table-cell>
          <table:table-cell office:value-type="float" office:value="4" calcext:value-type="float">
            <text:p>4</text:p>
          </table:table-cell>
          <table:table-cell table:formula="of:=[.H23]+0.02" office:value-type="float" office:value="0.873333333333333" calcext:value-type="float">
            <text:p>0.873333333333333</text:p>
          </table:table-cell>
          <table:table-cell/>
          <table:table-cell table:formula="of:=[.F24]*['1Rm Tables'.$B$11]" office:value-type="float" office:value="86.46" calcext:value-type="float">
            <text:p>86.46</text:p>
          </table:table-cell>
        </table:table-row>
        <table:table-row table:style-name="ro1">
          <table:table-cell office:value-type="string" calcext:value-type="string">
            <text:p>Cycle 4</text:p>
          </table:table-cell>
          <table:table-cell table:number-columns-repeated="4"/>
          <table:table-cell table:formula="of:=[.H25]*['1Rm Tables'.$B$35]" office:value-type="float" office:value="0.804" calcext:value-type="float">
            <text:p>0.804</text:p>
          </table:table-cell>
          <table:table-cell office:value-type="float" office:value="4" calcext:value-type="float">
            <text:p>4</text:p>
          </table:table-cell>
          <table:table-cell table:formula="of:=[.H24]+0.02" office:value-type="float" office:value="0.893333333333333" calcext:value-type="float">
            <text:p>0.893333333333333</text:p>
          </table:table-cell>
          <table:table-cell/>
          <table:table-cell table:formula="of:=[.F25]*['1Rm Tables'.$B$11]" office:value-type="float" office:value="88.44" calcext:value-type="float">
            <text:p>88.44</text:p>
          </table:table-cell>
        </table:table-row>
        <table:table-row table:style-name="ro1">
          <table:table-cell office:value-type="string" calcext:value-type="string">
            <text:p>Cycle 5</text:p>
          </table:table-cell>
          <table:table-cell table:number-columns-repeated="4"/>
          <table:table-cell table:formula="of:=[.H26]*['1Rm Tables'.$B$35]" office:value-type="float" office:value="0.822" calcext:value-type="float">
            <text:p>0.822</text:p>
          </table:table-cell>
          <table:table-cell office:value-type="float" office:value="4" calcext:value-type="float">
            <text:p>4</text:p>
          </table:table-cell>
          <table:table-cell table:formula="of:=[.H25]+0.02" office:value-type="float" office:value="0.913333333333333" calcext:value-type="float">
            <text:p>0.913333333333333</text:p>
          </table:table-cell>
          <table:table-cell/>
          <table:table-cell table:formula="of:=[.F26]*['1Rm Tables'.$B$11]" office:value-type="float" office:value="90.42" calcext:value-type="float">
            <text:p>90.42</text:p>
          </table:table-cell>
        </table:table-row>
        <table:table-row table:style-name="ro1">
          <table:table-cell office:value-type="string" calcext:value-type="string">
            <text:p>Cycle 6</text:p>
          </table:table-cell>
          <table:table-cell table:number-columns-repeated="4"/>
          <table:table-cell table:formula="of:=[.H27]*['1Rm Tables'.$B$35]"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formula="of:=[.H26]+0.02" office:value-type="float" office:value="0.933333333333333" calcext:value-type="float">
            <text:p>0.933333333333333</text:p>
          </table:table-cell>
          <table:table-cell/>
          <table:table-cell table:formula="of:=[.F27]*['1Rm Tables'.$B$11]"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Power Snatch</text:p>
          </table:table-cell>
          <table:table-cell table:number-columns-repeated="2" office:value-type="string" calcext:value-type="string">
            <text:p>Drop Snatch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Snatch stability</text:p>
          </table:table-cell>
          <table:table-cell office:value-type="string" calcext:value-type="string">
            <text:p>70-80 of snat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table:formula="of:=[.F29]/['1Rm Tables'.$B$35]" office:value-type="float" office:value="0.777777777777778" calcext:value-type="float">
            <text:p>0.777777777777778</text:p>
          </table:table-cell>
          <table:table-cell/>
          <table:table-cell table:formula="of:=[.F29]*['1Rm Tables'.$B$13]"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formula="of:=[.H30]*['1Rm Tables'.$B$35]" office:value-type="float" office:value="0.718" calcext:value-type="float">
            <text:p>0.718</text:p>
          </table:table-cell>
          <table:table-cell office:value-type="float" office:value="4" calcext:value-type="float">
            <text:p>4</text:p>
          </table:table-cell>
          <table:table-cell table:formula="of:=[.H29]+0.02" office:value-type="float" office:value="0.797777777777778" calcext:value-type="float">
            <text:p>0.797777777777778</text:p>
          </table:table-cell>
          <table:table-cell/>
          <table:table-cell table:formula="of:=[.F30]*['1Rm Tables'.$B$13]" office:value-type="float" office:value="57.44" calcext:value-type="float">
            <text:p>57.44</text:p>
          </table:table-cell>
        </table:table-row>
        <table:table-row table:style-name="ro1">
          <table:table-cell table:number-columns-repeated="5"/>
          <table:table-cell table:formula="of:=[.H31]*['1Rm Tables'.$B$35]" office:value-type="float" office:value="0.736" calcext:value-type="float">
            <text:p>0.736</text:p>
          </table:table-cell>
          <table:table-cell office:value-type="float" office:value="4" calcext:value-type="float">
            <text:p>4</text:p>
          </table:table-cell>
          <table:table-cell table:formula="of:=[.H30]+0.02" office:value-type="float" office:value="0.817777777777778" calcext:value-type="float">
            <text:p>0.817777777777778</text:p>
          </table:table-cell>
          <table:table-cell/>
          <table:table-cell table:formula="of:=[.F31]*['1Rm Tables'.$B$13]" office:value-type="float" office:value="58.88" calcext:value-type="float">
            <text:p>58.88</text:p>
          </table:table-cell>
        </table:table-row>
        <table:table-row table:style-name="ro1">
          <table:table-cell table:number-columns-repeated="5"/>
          <table:table-cell table:formula="of:=[.H32]*['1Rm Tables'.$B$35]" office:value-type="float" office:value="0.754" calcext:value-type="float">
            <text:p>0.754</text:p>
          </table:table-cell>
          <table:table-cell office:value-type="float" office:value="4" calcext:value-type="float">
            <text:p>4</text:p>
          </table:table-cell>
          <table:table-cell table:formula="of:=[.H31]+0.02" office:value-type="float" office:value="0.837777777777778" calcext:value-type="float">
            <text:p>0.837777777777778</text:p>
          </table:table-cell>
          <table:table-cell/>
          <table:table-cell table:formula="of:=[.F32]*['1Rm Tables'.$B$13]" office:value-type="float" office:value="60.32" calcext:value-type="float">
            <text:p>60.32</text:p>
          </table:table-cell>
        </table:table-row>
        <table:table-row table:style-name="ro1">
          <table:table-cell table:number-columns-repeated="5"/>
          <table:table-cell table:formula="of:=[.H33]*['1Rm Tables'.$B$35]" office:value-type="float" office:value="0.772" calcext:value-type="float">
            <text:p>0.772</text:p>
          </table:table-cell>
          <table:table-cell office:value-type="float" office:value="4" calcext:value-type="float">
            <text:p>4</text:p>
          </table:table-cell>
          <table:table-cell table:formula="of:=[.H32]+0.02" office:value-type="float" office:value="0.857777777777778" calcext:value-type="float">
            <text:p>0.857777777777778</text:p>
          </table:table-cell>
          <table:table-cell/>
          <table:table-cell table:formula="of:=[.F33]*['1Rm Tables'.$B$13]" office:value-type="float" office:value="61.76" calcext:value-type="float">
            <text:p>61.76</text:p>
          </table:table-cell>
        </table:table-row>
        <table:table-row table:style-name="ro1">
          <table:table-cell table:number-columns-repeated="5"/>
          <table:table-cell table:formula="of:=[.H34]*['1Rm Tables'.$B$35]" office:value-type="float" office:value="0.79" calcext:value-type="float">
            <text:p>0.79</text:p>
          </table:table-cell>
          <table:table-cell office:value-type="float" office:value="4" calcext:value-type="float">
            <text:p>4</text:p>
          </table:table-cell>
          <table:table-cell table:formula="of:=[.H33]+0.02" office:value-type="float" office:value="0.877777777777778" calcext:value-type="float">
            <text:p>0.877777777777778</text:p>
          </table:table-cell>
          <table:table-cell/>
          <table:table-cell table:formula="of:=[.F34]*['1Rm Tables'.$B$13]" office:value-type="float" office:value="63.2" calcext:value-type="float">
            <text:p>63.2</text:p>
          </table:table-cell>
        </table:table-row>
        <table:table-row table:style-name="ro1">
          <table:table-cell table:number-columns-repeated="5"/>
          <table:table-cell table:formula="of:=[.H35]*['1Rm Tables'.$B$35]" office:value-type="float" office:value="0.808" calcext:value-type="float">
            <text:p>0.808</text:p>
          </table:table-cell>
          <table:table-cell office:value-type="float" office:value="4" calcext:value-type="float">
            <text:p>4</text:p>
          </table:table-cell>
          <table:table-cell table:formula="of:=[.H34]+0.02" office:value-type="float" office:value="0.897777777777778" calcext:value-type="float">
            <text:p>0.897777777777778</text:p>
          </table:table-cell>
          <table:table-cell/>
          <table:table-cell table:formula="of:=[.F35]*['1Rm Tables'.$B$13]" office:value-type="float" office:value="64.64" calcext:value-type="float">
            <text:p>64.64</text:p>
          </table:table-cell>
        </table:table-row>
        <table:table-row table:style-name="ro1">
          <table:table-cell table:number-columns-repeated="5"/>
          <table:table-cell table:formula="of:=[.H36]*['1Rm Tables'.$B$35]" office:value-type="float" office:value="0.826" calcext:value-type="float">
            <text:p>0.826</text:p>
          </table:table-cell>
          <table:table-cell office:value-type="float" office:value="4" calcext:value-type="float">
            <text:p>4</text:p>
          </table:table-cell>
          <table:table-cell table:formula="of:=[.H35]+0.02" office:value-type="float" office:value="0.917777777777778" calcext:value-type="float">
            <text:p>0.917777777777778</text:p>
          </table:table-cell>
          <table:table-cell/>
          <table:table-cell table:formula="of:=[.F36]*['1Rm Tables'.$B$13]" office:value-type="float" office:value="66.08" calcext:value-type="float">
            <text:p>66.08</text:p>
          </table:table-cell>
        </table:table-row>
        <table:table-row table:style-name="ro1">
          <table:table-cell table:number-columns-repeated="5"/>
          <table:table-cell table:formula="of:=[.H37]*['1Rm Tables'.$B$35]" office:value-type="float" office:value="0.844" calcext:value-type="float">
            <text:p>0.844</text:p>
          </table:table-cell>
          <table:table-cell office:value-type="float" office:value="4" calcext:value-type="float">
            <text:p>4</text:p>
          </table:table-cell>
          <table:table-cell table:formula="of:=[.H36]+0.02" office:value-type="float" office:value="0.937777777777778" calcext:value-type="float">
            <text:p>0.937777777777778</text:p>
          </table:table-cell>
          <table:table-cell/>
          <table:table-cell table:formula="of:=[.F37]*['1Rm Tables'.$B$13]" office:value-type="float" office:value="67.52" calcext:value-type="float">
            <text:p>67.52</text:p>
          </table:table-cell>
        </table:table-row>
        <table:table-row table:style-name="ro1">
          <table:table-cell table:number-columns-repeated="5"/>
          <table:table-cell table:formula="of:=[.H38]*['1Rm Tables'.$B$35]"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table:formula="of:=[.H37]+0.02" office:value-type="float" office:value="0.957777777777778" calcext:value-type="float">
            <text:p>0.957777777777778</text:p>
          </table:table-cell>
          <table:table-cell/>
          <table:table-cell table:formula="of:=[.F38]*['1Rm Tables'.$B$13]" office:value-type="float" office:value="68.96" calcext:value-type="float">
            <text:p>68.96</text:p>
          </table:table-cell>
        </table:table-row>
        <table:table-row table:style-name="ro1">
          <table:table-cell office:value-type="string" calcext:value-type="string">
            <text:p>Power Clean</text:p>
          </table:table-cell>
          <table:table-cell table:number-columns-repeated="2"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Time of fixation</text:p>
          </table:table-cell>
          <table:table-cell office:value-type="string" calcext:value-type="string">
            <text:p>70-80 of Jerk</text:p>
          </table:table-cell>
          <table:table-cell table:number-columns-repeated="4"/>
        </table:table-row>
        <table:table-row table:style-name="ro1" table:visibility="collapse">
          <table:table-cell table:number-columns-repeated="10"/>
        </table:table-row>
        <table:table-row table:style-name="ro1">
          <table:table-cell table:number-columns-repeated="5"/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table:formula="of:=[.F41]/['1Rm Tables'.$B$35]" office:value-type="float" office:value="0.777777777777778" calcext:value-type="float">
            <text:p>0.777777777777778</text:p>
          </table:table-cell>
          <table:table-cell/>
          <table:table-cell table:formula="of:=[.F41]*['1Rm Tables'.$B$6]" office:value-type="float" office:value="83.8541666666669" calcext:value-type="float">
            <text:p>83.8541666666669</text:p>
          </table:table-cell>
        </table:table-row>
        <table:table-row table:style-name="ro1">
          <table:table-cell table:number-columns-repeated="5"/>
          <table:table-cell table:formula="of:=[.H42]*['1Rm Tables'.$B$35]" office:value-type="float" office:value="0.718" calcext:value-type="float">
            <text:p>0.718</text:p>
          </table:table-cell>
          <table:table-cell office:value-type="float" office:value="4" calcext:value-type="float">
            <text:p>4</text:p>
          </table:table-cell>
          <table:table-cell table:formula="of:=[.H41]+0.02" office:value-type="float" office:value="0.797777777777778" calcext:value-type="float">
            <text:p>0.797777777777778</text:p>
          </table:table-cell>
          <table:table-cell/>
          <table:table-cell table:formula="of:=[.F42]*['1Rm Tables'.$B$6]" office:value-type="float" office:value="86.0104166666669" calcext:value-type="float">
            <text:p>86.0104166666669</text:p>
          </table:table-cell>
        </table:table-row>
        <table:table-row table:style-name="ro1">
          <table:table-cell table:number-columns-repeated="5"/>
          <table:table-cell table:formula="of:=[.H43]*['1Rm Tables'.$B$35]" office:value-type="float" office:value="0.736" calcext:value-type="float">
            <text:p>0.736</text:p>
          </table:table-cell>
          <table:table-cell office:value-type="float" office:value="4" calcext:value-type="float">
            <text:p>4</text:p>
          </table:table-cell>
          <table:table-cell table:formula="of:=[.H42]+0.02" office:value-type="float" office:value="0.817777777777778" calcext:value-type="float">
            <text:p>0.817777777777778</text:p>
          </table:table-cell>
          <table:table-cell/>
          <table:table-cell table:formula="of:=[.F43]*['1Rm Tables'.$B$6]" office:value-type="float" office:value="88.1666666666669" calcext:value-type="float">
            <text:p>88.1666666666669</text:p>
          </table:table-cell>
        </table:table-row>
        <table:table-row table:style-name="ro1">
          <table:table-cell table:number-columns-repeated="5"/>
          <table:table-cell table:formula="of:=[.H44]*['1Rm Tables'.$B$35]" office:value-type="float" office:value="0.754" calcext:value-type="float">
            <text:p>0.754</text:p>
          </table:table-cell>
          <table:table-cell office:value-type="float" office:value="4" calcext:value-type="float">
            <text:p>4</text:p>
          </table:table-cell>
          <table:table-cell table:formula="of:=[.H43]+0.02" office:value-type="float" office:value="0.837777777777778" calcext:value-type="float">
            <text:p>0.837777777777778</text:p>
          </table:table-cell>
          <table:table-cell/>
          <table:table-cell table:formula="of:=[.F44]*['1Rm Tables'.$B$6]" office:value-type="float" office:value="90.3229166666669" calcext:value-type="float">
            <text:p>90.3229166666669</text:p>
          </table:table-cell>
        </table:table-row>
        <table:table-row table:style-name="ro1">
          <table:table-cell table:number-columns-repeated="5"/>
          <table:table-cell table:formula="of:=[.H45]*['1Rm Tables'.$B$35]" office:value-type="float" office:value="0.772" calcext:value-type="float">
            <text:p>0.772</text:p>
          </table:table-cell>
          <table:table-cell office:value-type="float" office:value="4" calcext:value-type="float">
            <text:p>4</text:p>
          </table:table-cell>
          <table:table-cell table:formula="of:=[.H44]+0.02" office:value-type="float" office:value="0.857777777777778" calcext:value-type="float">
            <text:p>0.857777777777778</text:p>
          </table:table-cell>
          <table:table-cell/>
          <table:table-cell table:formula="of:=[.F45]*['1Rm Tables'.$B$6]" office:value-type="float" office:value="92.4791666666669" calcext:value-type="float">
            <text:p>92.4791666666669</text:p>
          </table:table-cell>
        </table:table-row>
        <table:table-row table:style-name="ro1">
          <table:table-cell table:number-columns-repeated="5"/>
          <table:table-cell table:formula="of:=[.H46]*['1Rm Tables'.$B$35]" office:value-type="float" office:value="0.79" calcext:value-type="float">
            <text:p>0.79</text:p>
          </table:table-cell>
          <table:table-cell office:value-type="float" office:value="4" calcext:value-type="float">
            <text:p>4</text:p>
          </table:table-cell>
          <table:table-cell table:formula="of:=[.H45]+0.02" office:value-type="float" office:value="0.877777777777778" calcext:value-type="float">
            <text:p>0.877777777777778</text:p>
          </table:table-cell>
          <table:table-cell/>
          <table:table-cell table:formula="of:=[.F46]*['1Rm Tables'.$B$6]" office:value-type="float" office:value="94.6354166666669" calcext:value-type="float">
            <text:p>94.6354166666669</text:p>
          </table:table-cell>
        </table:table-row>
        <table:table-row table:style-name="ro1">
          <table:table-cell table:number-columns-repeated="5"/>
          <table:table-cell table:formula="of:=[.H47]*['1Rm Tables'.$B$35]" office:value-type="float" office:value="0.808" calcext:value-type="float">
            <text:p>0.808</text:p>
          </table:table-cell>
          <table:table-cell office:value-type="float" office:value="4" calcext:value-type="float">
            <text:p>4</text:p>
          </table:table-cell>
          <table:table-cell table:formula="of:=[.H46]+0.02" office:value-type="float" office:value="0.897777777777778" calcext:value-type="float">
            <text:p>0.897777777777778</text:p>
          </table:table-cell>
          <table:table-cell/>
          <table:table-cell table:formula="of:=[.F47]*['1Rm Tables'.$B$6]" office:value-type="float" office:value="96.791666666667" calcext:value-type="float">
            <text:p>96.791666666667</text:p>
          </table:table-cell>
        </table:table-row>
        <table:table-row table:style-name="ro1">
          <table:table-cell table:number-columns-repeated="5"/>
          <table:table-cell table:formula="of:=[.H48]*['1Rm Tables'.$B$35]" office:value-type="float" office:value="0.826" calcext:value-type="float">
            <text:p>0.826</text:p>
          </table:table-cell>
          <table:table-cell office:value-type="float" office:value="4" calcext:value-type="float">
            <text:p>4</text:p>
          </table:table-cell>
          <table:table-cell table:formula="of:=[.H47]+0.02" office:value-type="float" office:value="0.917777777777778" calcext:value-type="float">
            <text:p>0.917777777777778</text:p>
          </table:table-cell>
          <table:table-cell/>
          <table:table-cell table:formula="of:=[.F48]*['1Rm Tables'.$B$6]" office:value-type="float" office:value="98.947916666667" calcext:value-type="float">
            <text:p>98.947916666667</text:p>
          </table:table-cell>
        </table:table-row>
        <table:table-row table:style-name="ro1">
          <table:table-cell table:number-columns-repeated="5"/>
          <table:table-cell table:formula="of:=[.H49]*['1Rm Tables'.$B$35]" office:value-type="float" office:value="0.844" calcext:value-type="float">
            <text:p>0.844</text:p>
          </table:table-cell>
          <table:table-cell office:value-type="float" office:value="4" calcext:value-type="float">
            <text:p>4</text:p>
          </table:table-cell>
          <table:table-cell table:formula="of:=[.H48]+0.02" office:value-type="float" office:value="0.937777777777778" calcext:value-type="float">
            <text:p>0.937777777777778</text:p>
          </table:table-cell>
          <table:table-cell/>
          <table:table-cell table:formula="of:=[.F49]*['1Rm Tables'.$B$6]" office:value-type="float" office:value="101.104166666667" calcext:value-type="float">
            <text:p>101.104166666667</text:p>
          </table:table-cell>
        </table:table-row>
        <table:table-row table:style-name="ro1">
          <table:table-cell table:number-columns-repeated="5"/>
          <table:table-cell table:formula="of:=[.H50]*['1Rm Tables'.$B$35]"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table:formula="of:=[.H49]+0.02" office:value-type="float" office:value="0.957777777777778" calcext:value-type="float">
            <text:p>0.957777777777778</text:p>
          </table:table-cell>
          <table:table-cell/>
          <table:table-cell table:formula="of:=[.F50]*['1Rm Tables'.$B$6]" office:value-type="float" office:value="103.260416666667" calcext:value-type="float">
            <text:p>103.260416666667</text:p>
          </table:table-cell>
        </table:table-row>
        <table:table-row table:style-name="ro1">
          <table:table-cell office:value-type="string" calcext:value-type="string">
            <text:p>Clean Pull</text:p>
          </table:table-cell>
          <table:table-cell office:value-type="string" calcext:value-type="string">
            <text:p>Hang Clean</text:p>
          </table:table-cell>
          <table:table-cell office:value-type="string" calcext:value-type="string">
            <text:p>Muscle Clean</text:p>
          </table:table-cell>
          <table:table-cell/>
          <table:table-cell office:value-type="string" calcext:value-type="string">
            <text:p>Time of fixation</text:p>
          </table:table-cell>
          <table:table-cell office:value-type="string" calcext:value-type="string">
            <text:p>60-70 of Clea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table:formula="of:=[.F52]/['1Rm Tables'.$B$34]" office:value-type="float" office:value="0.645161290322581" calcext:value-type="float">
            <text:p>0.645161290322581</text:p>
          </table:table-cell>
          <table:table-cell/>
          <table:table-cell table:formula="of:=[.F52]*['1Rm Tables'.$B$11]"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formula="of:=[.H53]*['1Rm Tables'.$B$34]" office:value-type="float" office:value="0.6186" calcext:value-type="float">
            <text:p>0.6186</text:p>
          </table:table-cell>
          <table:table-cell office:value-type="float" office:value="3" calcext:value-type="float">
            <text:p>3</text:p>
          </table:table-cell>
          <table:table-cell table:formula="of:=[.H52]+0.02" office:value-type="float" office:value="0.665161290322581" calcext:value-type="float">
            <text:p>0.665161290322581</text:p>
          </table:table-cell>
          <table:table-cell/>
          <table:table-cell table:formula="of:=[.F53]*['1Rm Tables'.$B$11]" office:value-type="float" office:value="68.046" calcext:value-type="float">
            <text:p>68.046</text:p>
          </table:table-cell>
        </table:table-row>
        <table:table-row table:style-name="ro1">
          <table:table-cell table:number-columns-repeated="5"/>
          <table:table-cell table:formula="of:=[.H54]*['1Rm Tables'.$B$34]" office:value-type="float" office:value="0.6372" calcext:value-type="float">
            <text:p>0.6372</text:p>
          </table:table-cell>
          <table:table-cell office:value-type="float" office:value="3" calcext:value-type="float">
            <text:p>3</text:p>
          </table:table-cell>
          <table:table-cell table:formula="of:=[.H53]+0.02" office:value-type="float" office:value="0.685161290322581" calcext:value-type="float">
            <text:p>0.685161290322581</text:p>
          </table:table-cell>
          <table:table-cell/>
          <table:table-cell table:formula="of:=[.F54]*['1Rm Tables'.$B$11]" office:value-type="float" office:value="70.092" calcext:value-type="float">
            <text:p>70.092</text:p>
          </table:table-cell>
        </table:table-row>
        <table:table-row table:style-name="ro1">
          <table:table-cell table:number-columns-repeated="5"/>
          <table:table-cell table:formula="of:=[.H55]*['1Rm Tables'.$B$34]" office:value-type="float" office:value="0.6558" calcext:value-type="float">
            <text:p>0.6558</text:p>
          </table:table-cell>
          <table:table-cell office:value-type="float" office:value="3" calcext:value-type="float">
            <text:p>3</text:p>
          </table:table-cell>
          <table:table-cell table:formula="of:=[.H54]+0.02" office:value-type="float" office:value="0.705161290322581" calcext:value-type="float">
            <text:p>0.705161290322581</text:p>
          </table:table-cell>
          <table:table-cell/>
          <table:table-cell table:formula="of:=[.F55]*['1Rm Tables'.$B$11]" office:value-type="float" office:value="72.138" calcext:value-type="float">
            <text:p>72.138</text:p>
          </table:table-cell>
        </table:table-row>
        <table:table-row table:style-name="ro1">
          <table:table-cell table:number-columns-repeated="5"/>
          <table:table-cell table:formula="of:=[.H56]*['1Rm Tables'.$B$34]" office:value-type="float" office:value="0.6744" calcext:value-type="float">
            <text:p>0.6744</text:p>
          </table:table-cell>
          <table:table-cell office:value-type="float" office:value="3" calcext:value-type="float">
            <text:p>3</text:p>
          </table:table-cell>
          <table:table-cell table:formula="of:=[.H55]+0.02" office:value-type="float" office:value="0.725161290322581" calcext:value-type="float">
            <text:p>0.725161290322581</text:p>
          </table:table-cell>
          <table:table-cell/>
          <table:table-cell table:formula="of:=[.F56]*['1Rm Tables'.$B$11]" office:value-type="float" office:value="74.184" calcext:value-type="float">
            <text:p>74.184</text:p>
          </table:table-cell>
        </table:table-row>
        <table:table-row table:style-name="ro1">
          <table:table-cell table:number-columns-repeated="5"/>
          <table:table-cell table:formula="of:=[.H57]*['1Rm Tables'.$B$34]" office:value-type="float" office:value="0.693" calcext:value-type="float">
            <text:p>0.693</text:p>
          </table:table-cell>
          <table:table-cell office:value-type="float" office:value="3" calcext:value-type="float">
            <text:p>3</text:p>
          </table:table-cell>
          <table:table-cell table:formula="of:=[.H56]+0.02" office:value-type="float" office:value="0.745161290322581" calcext:value-type="float">
            <text:p>0.745161290322581</text:p>
          </table:table-cell>
          <table:table-cell/>
          <table:table-cell table:formula="of:=[.F57]*['1Rm Tables'.$B$11]" office:value-type="float" office:value="76.23" calcext:value-type="float">
            <text:p>76.23</text:p>
          </table:table-cell>
        </table:table-row>
        <table:table-row table:style-name="ro1">
          <table:table-cell table:number-columns-repeated="5"/>
          <table:table-cell table:formula="of:=[.H58]*['1Rm Tables'.$B$34]" office:value-type="float" office:value="0.7116" calcext:value-type="float">
            <text:p>0.7116</text:p>
          </table:table-cell>
          <table:table-cell office:value-type="float" office:value="3" calcext:value-type="float">
            <text:p>3</text:p>
          </table:table-cell>
          <table:table-cell table:formula="of:=[.H57]+0.02" office:value-type="float" office:value="0.765161290322581" calcext:value-type="float">
            <text:p>0.765161290322581</text:p>
          </table:table-cell>
          <table:table-cell/>
          <table:table-cell table:formula="of:=[.F58]*['1Rm Tables'.$B$11]" office:value-type="float" office:value="78.276" calcext:value-type="float">
            <text:p>78.276</text:p>
          </table:table-cell>
        </table:table-row>
        <table:table-row table:style-name="ro1">
          <table:table-cell table:number-columns-repeated="5"/>
          <table:table-cell table:formula="of:=[.H59]*['1Rm Tables'.$B$34]" office:value-type="float" office:value="0.7302" calcext:value-type="float">
            <text:p>0.7302</text:p>
          </table:table-cell>
          <table:table-cell office:value-type="float" office:value="3" calcext:value-type="float">
            <text:p>3</text:p>
          </table:table-cell>
          <table:table-cell table:formula="of:=[.H58]+0.02" office:value-type="float" office:value="0.785161290322581" calcext:value-type="float">
            <text:p>0.785161290322581</text:p>
          </table:table-cell>
          <table:table-cell/>
          <table:table-cell table:formula="of:=[.F59]*['1Rm Tables'.$B$11]" office:value-type="float" office:value="80.322" calcext:value-type="float">
            <text:p>80.322</text:p>
          </table:table-cell>
        </table:table-row>
        <table:table-row table:style-name="ro1">
          <table:table-cell table:number-columns-repeated="5"/>
          <table:table-cell table:formula="of:=[.H60]*['1Rm Tables'.$B$34]" office:value-type="float" office:value="0.7488" calcext:value-type="float">
            <text:p>0.7488</text:p>
          </table:table-cell>
          <table:table-cell office:value-type="float" office:value="3" calcext:value-type="float">
            <text:p>3</text:p>
          </table:table-cell>
          <table:table-cell table:formula="of:=[.H59]+0.02" office:value-type="float" office:value="0.805161290322581" calcext:value-type="float">
            <text:p>0.805161290322581</text:p>
          </table:table-cell>
          <table:table-cell/>
          <table:table-cell table:formula="of:=[.F60]*['1Rm Tables'.$B$11]" office:value-type="float" office:value="82.368" calcext:value-type="float">
            <text:p>82.368</text:p>
          </table:table-cell>
        </table:table-row>
        <table:table-row table:style-name="ro1">
          <table:table-cell office:value-type="string" calcext:value-type="string">
            <text:p>Snatch Pull</text:p>
          </table:table-cell>
          <table:table-cell office:value-type="string" calcext:value-type="string">
            <text:p>Hang Snatch</text:p>
          </table:table-cell>
          <table:table-cell office:value-type="string" calcext:value-type="string">
            <text:p>Muscle Snatch</text:p>
          </table:table-cell>
          <table:table-cell/>
          <table:table-cell office:value-type="string" calcext:value-type="string">
            <text:p>Time of fixation</text:p>
          </table:table-cell>
          <table:table-cell office:value-type="string" calcext:value-type="string">
            <text:p>55-65 of Snat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table:formula="of:=[.F62]/['1Rm Tables'.$B$34]" office:value-type="float" office:value="0.591397849462366" calcext:value-type="float">
            <text:p>0.591397849462366</text:p>
          </table:table-cell>
          <table:table-cell/>
          <table:table-cell table:formula="of:=[.F62]*['1Rm Tables'.$B$13]" office:value-type="float" office:value="44" calcext:value-type="float">
            <text:p>44</text:p>
          </table:table-cell>
        </table:table-row>
        <table:table-row table:style-name="ro1">
          <table:table-cell table:number-columns-repeated="5"/>
          <table:table-cell table:formula="of:=[.H63]*['1Rm Tables'.$B$34]" office:value-type="float" office:value="0.5686" calcext:value-type="float">
            <text:p>0.5686</text:p>
          </table:table-cell>
          <table:table-cell office:value-type="float" office:value="3" calcext:value-type="float">
            <text:p>3</text:p>
          </table:table-cell>
          <table:table-cell table:formula="of:=[.H62]+0.02" office:value-type="float" office:value="0.611397849462366" calcext:value-type="float">
            <text:p>0.611397849462366</text:p>
          </table:table-cell>
          <table:table-cell/>
          <table:table-cell table:formula="of:=[.F63]*['1Rm Tables'.$B$13]" office:value-type="float" office:value="45.488" calcext:value-type="float">
            <text:p>45.488</text:p>
          </table:table-cell>
        </table:table-row>
        <table:table-row table:style-name="ro1">
          <table:table-cell table:number-columns-repeated="5"/>
          <table:table-cell table:formula="of:=[.H64]*['1Rm Tables'.$B$34]" office:value-type="float" office:value="0.5872" calcext:value-type="float">
            <text:p>0.5872</text:p>
          </table:table-cell>
          <table:table-cell office:value-type="float" office:value="3" calcext:value-type="float">
            <text:p>3</text:p>
          </table:table-cell>
          <table:table-cell table:formula="of:=[.H63]+0.02" office:value-type="float" office:value="0.631397849462366" calcext:value-type="float">
            <text:p>0.631397849462366</text:p>
          </table:table-cell>
          <table:table-cell/>
          <table:table-cell table:formula="of:=[.F64]*['1Rm Tables'.$B$13]" office:value-type="float" office:value="46.976" calcext:value-type="float">
            <text:p>46.976</text:p>
          </table:table-cell>
        </table:table-row>
        <table:table-row table:style-name="ro1">
          <table:table-cell table:number-columns-repeated="5"/>
          <table:table-cell table:formula="of:=[.H65]*['1Rm Tables'.$B$34]" office:value-type="float" office:value="0.6058" calcext:value-type="float">
            <text:p>0.6058</text:p>
          </table:table-cell>
          <table:table-cell office:value-type="float" office:value="3" calcext:value-type="float">
            <text:p>3</text:p>
          </table:table-cell>
          <table:table-cell table:formula="of:=[.H64]+0.02" office:value-type="float" office:value="0.651397849462366" calcext:value-type="float">
            <text:p>0.651397849462366</text:p>
          </table:table-cell>
          <table:table-cell/>
          <table:table-cell table:formula="of:=[.F65]*['1Rm Tables'.$B$13]" office:value-type="float" office:value="48.464" calcext:value-type="float">
            <text:p>48.464</text:p>
          </table:table-cell>
        </table:table-row>
        <table:table-row table:style-name="ro1">
          <table:table-cell table:number-columns-repeated="5"/>
          <table:table-cell table:formula="of:=[.H66]*['1Rm Tables'.$B$34]" office:value-type="float" office:value="0.6244" calcext:value-type="float">
            <text:p>0.6244</text:p>
          </table:table-cell>
          <table:table-cell office:value-type="float" office:value="3" calcext:value-type="float">
            <text:p>3</text:p>
          </table:table-cell>
          <table:table-cell table:formula="of:=[.H65]+0.02" office:value-type="float" office:value="0.671397849462366" calcext:value-type="float">
            <text:p>0.671397849462366</text:p>
          </table:table-cell>
          <table:table-cell/>
          <table:table-cell table:formula="of:=[.F66]*['1Rm Tables'.$B$13]" office:value-type="float" office:value="49.952" calcext:value-type="float">
            <text:p>49.952</text:p>
          </table:table-cell>
        </table:table-row>
        <table:table-row table:style-name="ro1">
          <table:table-cell table:number-columns-repeated="5"/>
          <table:table-cell table:formula="of:=[.H67]*['1Rm Tables'.$B$34]" office:value-type="float" office:value="0.643" calcext:value-type="float">
            <text:p>0.643</text:p>
          </table:table-cell>
          <table:table-cell office:value-type="float" office:value="3" calcext:value-type="float">
            <text:p>3</text:p>
          </table:table-cell>
          <table:table-cell table:formula="of:=[.H66]+0.02" office:value-type="float" office:value="0.691397849462366" calcext:value-type="float">
            <text:p>0.691397849462366</text:p>
          </table:table-cell>
          <table:table-cell/>
          <table:table-cell table:formula="of:=[.F67]*['1Rm Tables'.$B$13]" office:value-type="float" office:value="51.44" calcext:value-type="float">
            <text:p>51.44</text:p>
          </table:table-cell>
        </table:table-row>
        <table:table-row table:style-name="ro1">
          <table:table-cell table:number-columns-repeated="5"/>
          <table:table-cell table:formula="of:=[.H68]*['1Rm Tables'.$B$34]" office:value-type="float" office:value="0.6616" calcext:value-type="float">
            <text:p>0.6616</text:p>
          </table:table-cell>
          <table:table-cell office:value-type="float" office:value="3" calcext:value-type="float">
            <text:p>3</text:p>
          </table:table-cell>
          <table:table-cell table:formula="of:=[.H67]+0.02" office:value-type="float" office:value="0.711397849462366" calcext:value-type="float">
            <text:p>0.711397849462366</text:p>
          </table:table-cell>
          <table:table-cell/>
          <table:table-cell table:formula="of:=[.F68]*['1Rm Tables'.$B$13]" office:value-type="float" office:value="52.928" calcext:value-type="float">
            <text:p>52.928</text:p>
          </table:table-cell>
        </table:table-row>
        <table:table-row table:style-name="ro1">
          <table:table-cell table:number-columns-repeated="5"/>
          <table:table-cell table:formula="of:=[.H69]*['1Rm Tables'.$B$34]" office:value-type="float" office:value="0.6802" calcext:value-type="float">
            <text:p>0.6802</text:p>
          </table:table-cell>
          <table:table-cell office:value-type="float" office:value="3" calcext:value-type="float">
            <text:p>3</text:p>
          </table:table-cell>
          <table:table-cell table:formula="of:=[.H68]+0.02" office:value-type="float" office:value="0.731397849462366" calcext:value-type="float">
            <text:p>0.731397849462366</text:p>
          </table:table-cell>
          <table:table-cell/>
          <table:table-cell table:formula="of:=[.F69]*['1Rm Tables'.$B$13]" office:value-type="float" office:value="54.416" calcext:value-type="float">
            <text:p>54.416</text:p>
          </table:table-cell>
        </table:table-row>
        <table:table-row table:style-name="ro1">
          <table:table-cell table:number-columns-repeated="5"/>
          <table:table-cell table:formula="of:=[.H70]*['1Rm Tables'.$B$34]" office:value-type="float" office:value="0.6988" calcext:value-type="float">
            <text:p>0.6988</text:p>
          </table:table-cell>
          <table:table-cell office:value-type="float" office:value="3" calcext:value-type="float">
            <text:p>3</text:p>
          </table:table-cell>
          <table:table-cell table:formula="of:=[.H69]+0.02" office:value-type="float" office:value="0.751397849462366" calcext:value-type="float">
            <text:p>0.751397849462366</text:p>
          </table:table-cell>
          <table:table-cell/>
          <table:table-cell table:formula="of:=[.F70]*['1Rm Tables'.$B$13]" office:value-type="float" office:value="55.904" calcext:value-type="float">
            <text:p>55.904</text:p>
          </table:table-cell>
        </table:table-row>
        <table:table-row table:style-name="ro1">
          <table:table-cell table:number-columns-repeated="5"/>
          <table:table-cell table:formula="of:=[.H71]*['1Rm Tables'.$B$34]" office:value-type="float" office:value="0.7174" calcext:value-type="float">
            <text:p>0.7174</text:p>
          </table:table-cell>
          <table:table-cell office:value-type="float" office:value="3" calcext:value-type="float">
            <text:p>3</text:p>
          </table:table-cell>
          <table:table-cell table:formula="of:=[.H70]+0.02" office:value-type="float" office:value="0.771397849462366" calcext:value-type="float">
            <text:p>0.771397849462366</text:p>
          </table:table-cell>
          <table:table-cell/>
          <table:table-cell table:formula="of:=[.F71]*['1Rm Tables'.$B$13]" office:value-type="float" office:value="57.392" calcext:value-type="float">
            <text:p>57.392</text:p>
          </table:table-cell>
        </table:table-row>
      </table:table>
      <table:table table:name="Cycle Heavy Movement" table:style-name="ta1">
        <table:table-column table:style-name="co1" table:number-columns-repeated="5" table:default-cell-style-name="ce1"/>
        <table:table-column table:style-name="co2" table:default-cell-style-name="ce3"/>
        <table:table-column table:style-name="co1" table:default-cell-style-name="ce1"/>
        <table:table-column table:style-name="co1" table:default-cell-style-name="ce3"/>
        <table:table-column table:style-name="co3" table:number-columns-repeated="6" table:default-cell-style-name="ce3"/>
        <table:table-column table:style-name="co4" table:default-cell-style-name="ce3"/>
        <table:table-column table:style-name="co1" table:number-columns-repeated="1007" table:default-cell-style-name="ce1"/>
        <table:table-column table:style-name="co1" table:number-columns-repeated="2" table:default-cell-style-name="Default"/>
        <table:table-row table:style-name="ro1">
          <table:table-cell table:style-name="ce12" office:value-type="string" calcext:value-type="string">
            <text:p>eas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Mi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Har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2"/>
          <table:table-cell table:style-name="ce4"/>
          <table:table-cell table:style-name="ce2"/>
          <table:table-cell table:style-name="ce6" office:value-type="string" calcext:value-type="string">
            <text:p>Can be adjusted but are oriented on lowest to optimal</text:p>
          </table:table-cell>
          <table:table-cell table:style-name="ce2" table:number-columns-repeated="8"/>
          <table:table-cell table:style-name="ce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Intensity</text:p>
          </table:table-cell>
          <table:table-cell table:style-name="ce5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Deadlift</text:p>
          </table:table-cell>
          <table:table-cell office:value-type="string" calcext:value-type="string">
            <text:p>Backsquat</text:p>
          </table:table-cell>
          <table:table-cell office:value-type="string" calcext:value-type="string">
            <text:p>Paused Backsquat</text:p>
          </table:table-cell>
          <table:table-cell office:value-type="string" calcext:value-type="string">
            <text:p>SLDL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Paused FS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table:style-name="ce6"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table:style-name="ce15"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formula="of:=[.D11]*['1Rm Tables'.$B$4]" office:value-type="float" office:value="139.125" calcext:value-type="float">
            <text:p>139.13</text:p>
          </table:table-cell>
          <table:table-cell table:formula="of:=[.D11]*['1Rm Tables'.$B$9]" office:value-type="float" office:value="106.883333333333" calcext:value-type="float">
            <text:p>106.88</text:p>
          </table:table-cell>
          <table:table-cell table:formula="of:=[.D11]*['1Rm Tables'.$C$9]" office:value-type="float" office:value="96.195" calcext:value-type="float">
            <text:p>96.20</text:p>
          </table:table-cell>
          <table:table-cell table:formula="of:=[.D11]*['1Rm Tables'.$B$24]" office:value-type="float" office:value="155.025" calcext:value-type="float">
            <text:p>155.03</text:p>
          </table:table-cell>
          <table:table-cell table:formula="of:=[.D11]*['1Rm Tables'.$B$10]" office:value-type="float" office:value="97.7935483870968" calcext:value-type="float">
            <text:p>97.79</text:p>
          </table:table-cell>
          <table:table-cell table:formula="of:=[.D11]*['1Rm Tables'.$C$10]" office:value-type="float" office:value="88.0141935483871" calcext:value-type="float">
            <text:p>88.01</text:p>
          </table:table-cell>
          <table:table-cell table:formula="of:=[.H11]*[.E11]" office:value-type="float" office:value="973.875" calcext:value-type="float">
            <text:p>973.88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12]*['1Rm Tables'.$B$4]" office:value-type="float" office:value="0" calcext:value-type="float">
            <text:p>0.00</text:p>
          </table:table-cell>
          <table:table-cell table:formula="of:=[.D12]*['1Rm Tables'.$B$9]" office:value-type="float" office:value="0" calcext:value-type="float">
            <text:p>0.00</text:p>
          </table:table-cell>
          <table:table-cell table:formula="of:=[.D12]*['1Rm Tables'.$C$9]" office:value-type="float" office:value="0" calcext:value-type="float">
            <text:p>0.00</text:p>
          </table:table-cell>
          <table:table-cell table:formula="of:=[.D12]*['1Rm Tables'.$B$24]" office:value-type="float" office:value="0" calcext:value-type="float">
            <text:p>0.00</text:p>
          </table:table-cell>
          <table:table-cell table:formula="of:=[.D12]*['1Rm Tables'.$B$10]" office:value-type="float" office:value="0" calcext:value-type="float">
            <text:p>0.00</text:p>
          </table:table-cell>
          <table:table-cell table:formula="of:=[.D12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table:style-name="ce16"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13]*['1Rm Tables'.$B$4]" office:value-type="float" office:value="150.102272727273" calcext:value-type="float">
            <text:p>150.10</text:p>
          </table:table-cell>
          <table:table-cell table:formula="of:=[.D13]*['1Rm Tables'.$B$9]" office:value-type="float" office:value="115.316666666667" calcext:value-type="float">
            <text:p>115.32</text:p>
          </table:table-cell>
          <table:table-cell table:formula="of:=[.D13]*['1Rm Tables'.$C$9]" office:value-type="float" office:value="103.785" calcext:value-type="float">
            <text:p>103.79</text:p>
          </table:table-cell>
          <table:table-cell table:formula="of:=[.D13]*['1Rm Tables'.$B$24]" office:value-type="float" office:value="167.256818181818" calcext:value-type="float">
            <text:p>167.26</text:p>
          </table:table-cell>
          <table:table-cell table:formula="of:=[.D13]*['1Rm Tables'.$B$10]" office:value-type="float" office:value="105.509677419355" calcext:value-type="float">
            <text:p>105.51</text:p>
          </table:table-cell>
          <table:table-cell table:formula="of:=[.D13]*['1Rm Tables'.$C$10]" office:value-type="float" office:value="94.9587096774194" calcext:value-type="float">
            <text:p>94.96</text:p>
          </table:table-cell>
          <table:table-cell table:formula="of:=[.H13]*[.E13]" office:value-type="float" office:value="900.613636363637" calcext:value-type="float">
            <text:p>900.61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14]*['1Rm Tables'.$B$4]" office:value-type="float" office:value="0" calcext:value-type="float">
            <text:p>0.00</text:p>
          </table:table-cell>
          <table:table-cell table:formula="of:=[.D14]*['1Rm Tables'.$B$9]" office:value-type="float" office:value="0" calcext:value-type="float">
            <text:p>0.00</text:p>
          </table:table-cell>
          <table:table-cell table:formula="of:=[.D14]*['1Rm Tables'.$C$9]" office:value-type="float" office:value="0" calcext:value-type="float">
            <text:p>0.00</text:p>
          </table:table-cell>
          <table:table-cell table:formula="of:=[.D14]*['1Rm Tables'.$B$24]" office:value-type="float" office:value="0" calcext:value-type="float">
            <text:p>0.00</text:p>
          </table:table-cell>
          <table:table-cell table:formula="of:=[.D14]*['1Rm Tables'.$B$10]" office:value-type="float" office:value="0" calcext:value-type="float">
            <text:p>0.00</text:p>
          </table:table-cell>
          <table:table-cell table:formula="of:=[.D14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table:formula="of:=[.D15]*['1Rm Tables'.$B$4]" office:value-type="float" office:value="157.818181818182" calcext:value-type="float">
            <text:p>157.82</text:p>
          </table:table-cell>
          <table:table-cell table:formula="of:=[.D15]*['1Rm Tables'.$B$9]" office:value-type="float" office:value="121.244444444444" calcext:value-type="float">
            <text:p>121.24</text:p>
          </table:table-cell>
          <table:table-cell table:formula="of:=[.D15]*['1Rm Tables'.$C$9]" office:value-type="float" office:value="109.12" calcext:value-type="float">
            <text:p>109.12</text:p>
          </table:table-cell>
          <table:table-cell table:formula="of:=[.D15]*['1Rm Tables'.$B$24]" office:value-type="float" office:value="175.854545454545" calcext:value-type="float">
            <text:p>175.85</text:p>
          </table:table-cell>
          <table:table-cell table:formula="of:=[.D15]*['1Rm Tables'.$B$10]" office:value-type="float" office:value="110.933333333333" calcext:value-type="float">
            <text:p>110.93</text:p>
          </table:table-cell>
          <table:table-cell table:formula="of:=[.D15]*['1Rm Tables'.$C$10]" office:value-type="float" office:value="99.84" calcext:value-type="float">
            <text:p>99.84</text:p>
          </table:table-cell>
          <table:table-cell table:formula="of:=[.H15]*[.E15]" office:value-type="float" office:value="789.090909090909" calcext:value-type="float">
            <text:p>789.09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16]*['1Rm Tables'.$B$4]" office:value-type="float" office:value="0" calcext:value-type="float">
            <text:p>0.00</text:p>
          </table:table-cell>
          <table:table-cell table:formula="of:=[.D16]*['1Rm Tables'.$B$9]" office:value-type="float" office:value="0" calcext:value-type="float">
            <text:p>0.00</text:p>
          </table:table-cell>
          <table:table-cell table:formula="of:=[.D16]*['1Rm Tables'.$C$9]" office:value-type="float" office:value="0" calcext:value-type="float">
            <text:p>0.00</text:p>
          </table:table-cell>
          <table:table-cell table:formula="of:=[.D16]*['1Rm Tables'.$B$24]" office:value-type="float" office:value="0" calcext:value-type="float">
            <text:p>0.00</text:p>
          </table:table-cell>
          <table:table-cell table:formula="of:=[.D16]*['1Rm Tables'.$B$10]" office:value-type="float" office:value="0" calcext:value-type="float">
            <text:p>0.00</text:p>
          </table:table-cell>
          <table:table-cell table:formula="of:=[.D16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4]" office:value-type="float" office:value="0" calcext:value-type="float">
            <text:p>0.00</text:p>
          </table:table-cell>
          <table:table-cell table:formula="of:=[.D17]*['1Rm Tables'.$B$9]" office:value-type="float" office:value="0" calcext:value-type="float">
            <text:p>0.00</text:p>
          </table:table-cell>
          <table:table-cell table:formula="of:=[.D17]*['1Rm Tables'.$C$9]" office:value-type="float" office:value="0" calcext:value-type="float">
            <text:p>0.00</text:p>
          </table:table-cell>
          <table:table-cell table:formula="of:=[.D17]*['1Rm Tables'.$B$24]" office:value-type="float" office:value="0" calcext:value-type="float">
            <text:p>0.00</text:p>
          </table:table-cell>
          <table:table-cell table:formula="of:=[.D17]*['1Rm Tables'.$B$10]" office:value-type="float" office:value="0" calcext:value-type="float">
            <text:p>0.00</text:p>
          </table:table-cell>
          <table:table-cell table:formula="of:=[.D17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formula="of:=[.D18]*['1Rm Tables'.$B$4]" office:value-type="float" office:value="0" calcext:value-type="float">
            <text:p>0.00</text:p>
          </table:table-cell>
          <table:table-cell table:formula="of:=[.D18]*['1Rm Tables'.$B$9]" office:value-type="float" office:value="0" calcext:value-type="float">
            <text:p>0.00</text:p>
          </table:table-cell>
          <table:table-cell table:formula="of:=[.D18]*['1Rm Tables'.$C$9]" office:value-type="float" office:value="0" calcext:value-type="float">
            <text:p>0.00</text:p>
          </table:table-cell>
          <table:table-cell table:formula="of:=[.D18]*['1Rm Tables'.$B$24]" office:value-type="float" office:value="0" calcext:value-type="float">
            <text:p>0.00</text:p>
          </table:table-cell>
          <table:table-cell table:formula="of:=[.D18]*['1Rm Tables'.$B$10]" office:value-type="float" office:value="0" calcext:value-type="float">
            <text:p>0.00</text:p>
          </table:table-cell>
          <table:table-cell table:formula="of:=[.D18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formula="of:=[.D19]*['1Rm Tables'.$B$4]" office:value-type="float" office:value="146.681818181818" calcext:value-type="float">
            <text:p>146.68</text:p>
          </table:table-cell>
          <table:table-cell table:formula="of:=[.D19]*['1Rm Tables'.$B$9]" office:value-type="float" office:value="112.688888888889" calcext:value-type="float">
            <text:p>112.69</text:p>
          </table:table-cell>
          <table:table-cell table:formula="of:=[.D19]*['1Rm Tables'.$C$9]" office:value-type="float" office:value="101.42" calcext:value-type="float">
            <text:p>101.42</text:p>
          </table:table-cell>
          <table:table-cell table:formula="of:=[.D19]*['1Rm Tables'.$B$24]" office:value-type="float" office:value="163.445454545455" calcext:value-type="float">
            <text:p>163.45</text:p>
          </table:table-cell>
          <table:table-cell table:formula="of:=[.D19]*['1Rm Tables'.$B$10]" office:value-type="float" office:value="103.105376344086" calcext:value-type="float">
            <text:p>103.11</text:p>
          </table:table-cell>
          <table:table-cell table:formula="of:=[.D19]*['1Rm Tables'.$C$10]" office:value-type="float" office:value="92.7948387096774" calcext:value-type="float">
            <text:p>92.79</text:p>
          </table:table-cell>
          <table:table-cell table:formula="of:=[.H19]*[.E19]" office:value-type="float" office:value="880.090909090909" calcext:value-type="float">
            <text:p>880.09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20]*['1Rm Tables'.$B$4]" office:value-type="float" office:value="0" calcext:value-type="float">
            <text:p>0.00</text:p>
          </table:table-cell>
          <table:table-cell table:formula="of:=[.D20]*['1Rm Tables'.$B$9]" office:value-type="float" office:value="0" calcext:value-type="float">
            <text:p>0.00</text:p>
          </table:table-cell>
          <table:table-cell table:formula="of:=[.D20]*['1Rm Tables'.$C$9]" office:value-type="float" office:value="0" calcext:value-type="float">
            <text:p>0.00</text:p>
          </table:table-cell>
          <table:table-cell table:formula="of:=[.D20]*['1Rm Tables'.$B$24]" office:value-type="float" office:value="0" calcext:value-type="float">
            <text:p>0.00</text:p>
          </table:table-cell>
          <table:table-cell table:formula="of:=[.D20]*['1Rm Tables'.$B$10]" office:value-type="float" office:value="0" calcext:value-type="float">
            <text:p>0.00</text:p>
          </table:table-cell>
          <table:table-cell table:formula="of:=[.D20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1]*['1Rm Tables'.$B$4]" office:value-type="float" office:value="154.318181818182" calcext:value-type="float">
            <text:p>154.32</text:p>
          </table:table-cell>
          <table:table-cell table:formula="of:=[.D21]*['1Rm Tables'.$B$9]" office:value-type="float" office:value="118.555555555556" calcext:value-type="float">
            <text:p>118.56</text:p>
          </table:table-cell>
          <table:table-cell table:formula="of:=[.D21]*['1Rm Tables'.$C$9]" office:value-type="float" office:value="106.7" calcext:value-type="float">
            <text:p>106.70</text:p>
          </table:table-cell>
          <table:table-cell table:formula="of:=[.D21]*['1Rm Tables'.$B$24]" office:value-type="float" office:value="171.954545454545" calcext:value-type="float">
            <text:p>171.95</text:p>
          </table:table-cell>
          <table:table-cell table:formula="of:=[.D21]*['1Rm Tables'.$B$10]" office:value-type="float" office:value="108.47311827957" calcext:value-type="float">
            <text:p>108.47</text:p>
          </table:table-cell>
          <table:table-cell table:formula="of:=[.D21]*['1Rm Tables'.$C$10]" office:value-type="float" office:value="97.6258064516129" calcext:value-type="float">
            <text:p>97.63</text:p>
          </table:table-cell>
          <table:table-cell table:formula="of:=[.H21]*[.E21]" office:value-type="float" office:value="771.590909090909" calcext:value-type="float">
            <text:p>771.59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22]*['1Rm Tables'.$B$4]" office:value-type="float" office:value="0" calcext:value-type="float">
            <text:p>0.00</text:p>
          </table:table-cell>
          <table:table-cell table:formula="of:=[.D22]*['1Rm Tables'.$B$9]" office:value-type="float" office:value="0" calcext:value-type="float">
            <text:p>0.00</text:p>
          </table:table-cell>
          <table:table-cell table:formula="of:=[.D22]*['1Rm Tables'.$C$9]" office:value-type="float" office:value="0" calcext:value-type="float">
            <text:p>0.00</text:p>
          </table:table-cell>
          <table:table-cell table:formula="of:=[.D22]*['1Rm Tables'.$B$24]" office:value-type="float" office:value="0" calcext:value-type="float">
            <text:p>0.00</text:p>
          </table:table-cell>
          <table:table-cell table:formula="of:=[.D22]*['1Rm Tables'.$B$10]" office:value-type="float" office:value="0" calcext:value-type="float">
            <text:p>0.00</text:p>
          </table:table-cell>
          <table:table-cell table:formula="of:=[.D22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23]*['1Rm Tables'.$B$4]" office:value-type="float" office:value="162.272727272727" calcext:value-type="float">
            <text:p>162.27</text:p>
          </table:table-cell>
          <table:table-cell table:formula="of:=[.D23]*['1Rm Tables'.$B$9]" office:value-type="float" office:value="124.666666666667" calcext:value-type="float">
            <text:p>124.67</text:p>
          </table:table-cell>
          <table:table-cell table:formula="of:=[.D23]*['1Rm Tables'.$C$9]" office:value-type="float" office:value="112.2" calcext:value-type="float">
            <text:p>112.20</text:p>
          </table:table-cell>
          <table:table-cell table:formula="of:=[.D23]*['1Rm Tables'.$B$24]" office:value-type="float" office:value="180.818181818182" calcext:value-type="float">
            <text:p>180.82</text:p>
          </table:table-cell>
          <table:table-cell table:formula="of:=[.D23]*['1Rm Tables'.$B$10]" office:value-type="float" office:value="114.064516129032" calcext:value-type="float">
            <text:p>114.06</text:p>
          </table:table-cell>
          <table:table-cell table:formula="of:=[.D23]*['1Rm Tables'.$C$10]" office:value-type="float" office:value="102.658064516129" calcext:value-type="float">
            <text:p>102.66</text:p>
          </table:table-cell>
          <table:table-cell table:formula="of:=[.H23]*[.E23]" office:value-type="float" office:value="649.090909090909" calcext:value-type="float">
            <text:p>649.09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/>
          <table:table-cell table:style-name="Default"/>
          <table:table-cell table:number-columns-repeated="5"/>
          <table:table-cell table:formula="of:=[.D24]*['1Rm Tables'.$B$4]" office:value-type="float" office:value="0" calcext:value-type="float">
            <text:p>0.00</text:p>
          </table:table-cell>
          <table:table-cell table:formula="of:=[.D24]*['1Rm Tables'.$B$9]" office:value-type="float" office:value="0" calcext:value-type="float">
            <text:p>0.00</text:p>
          </table:table-cell>
          <table:table-cell table:formula="of:=[.D24]*['1Rm Tables'.$C$9]" office:value-type="float" office:value="0" calcext:value-type="float">
            <text:p>0.00</text:p>
          </table:table-cell>
          <table:table-cell table:formula="of:=[.D24]*['1Rm Tables'.$B$24]" office:value-type="float" office:value="0" calcext:value-type="float">
            <text:p>0.00</text:p>
          </table:table-cell>
          <table:table-cell table:formula="of:=[.D24]*['1Rm Tables'.$B$10]" office:value-type="float" office:value="0" calcext:value-type="float">
            <text:p>0.00</text:p>
          </table:table-cell>
          <table:table-cell table:formula="of:=[.D24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5"/>
          <table:table-cell table:formula="of:=[.D25]*['1Rm Tables'.$B$4]" office:value-type="float" office:value="0" calcext:value-type="float">
            <text:p>0.00</text:p>
          </table:table-cell>
          <table:table-cell table:formula="of:=[.D25]*['1Rm Tables'.$B$9]" office:value-type="float" office:value="0" calcext:value-type="float">
            <text:p>0.00</text:p>
          </table:table-cell>
          <table:table-cell table:formula="of:=[.D25]*['1Rm Tables'.$C$9]" office:value-type="float" office:value="0" calcext:value-type="float">
            <text:p>0.00</text:p>
          </table:table-cell>
          <table:table-cell table:formula="of:=[.D25]*['1Rm Tables'.$B$24]" office:value-type="float" office:value="0" calcext:value-type="float">
            <text:p>0.00</text:p>
          </table:table-cell>
          <table:table-cell table:formula="of:=[.D25]*['1Rm Tables'.$B$10]" office:value-type="float" office:value="0" calcext:value-type="float">
            <text:p>0.00</text:p>
          </table:table-cell>
          <table:table-cell table:formula="of:=[.D25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formula="of:=[.D26]*['1Rm Tables'.$B$4]" office:value-type="float" office:value="0" calcext:value-type="float">
            <text:p>0.00</text:p>
          </table:table-cell>
          <table:table-cell table:formula="of:=[.D26]*['1Rm Tables'.$B$9]" office:value-type="float" office:value="0" calcext:value-type="float">
            <text:p>0.00</text:p>
          </table:table-cell>
          <table:table-cell table:formula="of:=[.D26]*['1Rm Tables'.$C$9]" office:value-type="float" office:value="0" calcext:value-type="float">
            <text:p>0.00</text:p>
          </table:table-cell>
          <table:table-cell table:formula="of:=[.D26]*['1Rm Tables'.$B$24]" office:value-type="float" office:value="0" calcext:value-type="float">
            <text:p>0.00</text:p>
          </table:table-cell>
          <table:table-cell table:formula="of:=[.D26]*['1Rm Tables'.$B$10]" office:value-type="float" office:value="0" calcext:value-type="float">
            <text:p>0.00</text:p>
          </table:table-cell>
          <table:table-cell table:formula="of:=[.D26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7]*['1Rm Tables'.$B$4]" office:value-type="float" office:value="154.318181818182" calcext:value-type="float">
            <text:p>154.32</text:p>
          </table:table-cell>
          <table:table-cell table:formula="of:=[.D27]*['1Rm Tables'.$B$9]" office:value-type="float" office:value="118.555555555556" calcext:value-type="float">
            <text:p>118.56</text:p>
          </table:table-cell>
          <table:table-cell table:formula="of:=[.D27]*['1Rm Tables'.$C$9]" office:value-type="float" office:value="106.7" calcext:value-type="float">
            <text:p>106.70</text:p>
          </table:table-cell>
          <table:table-cell table:formula="of:=[.D27]*['1Rm Tables'.$B$24]" office:value-type="float" office:value="171.954545454545" calcext:value-type="float">
            <text:p>171.95</text:p>
          </table:table-cell>
          <table:table-cell table:formula="of:=[.D27]*['1Rm Tables'.$B$10]" office:value-type="float" office:value="108.47311827957" calcext:value-type="float">
            <text:p>108.47</text:p>
          </table:table-cell>
          <table:table-cell table:formula="of:=[.D27]*['1Rm Tables'.$C$10]" office:value-type="float" office:value="97.6258064516129" calcext:value-type="float">
            <text:p>97.63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28]*['1Rm Tables'.$B$4]" office:value-type="float" office:value="0" calcext:value-type="float">
            <text:p>0.00</text:p>
          </table:table-cell>
          <table:table-cell table:formula="of:=[.D28]*['1Rm Tables'.$B$9]" office:value-type="float" office:value="0" calcext:value-type="float">
            <text:p>0.00</text:p>
          </table:table-cell>
          <table:table-cell table:formula="of:=[.D28]*['1Rm Tables'.$C$9]" office:value-type="float" office:value="0" calcext:value-type="float">
            <text:p>0.00</text:p>
          </table:table-cell>
          <table:table-cell table:formula="of:=[.D28]*['1Rm Tables'.$B$24]" office:value-type="float" office:value="0" calcext:value-type="float">
            <text:p>0.00</text:p>
          </table:table-cell>
          <table:table-cell table:formula="of:=[.D28]*['1Rm Tables'.$B$10]" office:value-type="float" office:value="0" calcext:value-type="float">
            <text:p>0.00</text:p>
          </table:table-cell>
          <table:table-cell table:formula="of:=[.D28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table:style-name="ce16"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9]*['1Rm Tables'.$B$4]" office:value-type="float" office:value="158.693181818182" calcext:value-type="float">
            <text:p>158.69</text:p>
          </table:table-cell>
          <table:table-cell table:formula="of:=[.D29]*['1Rm Tables'.$B$9]" office:value-type="float" office:value="121.916666666667" calcext:value-type="float">
            <text:p>121.92</text:p>
          </table:table-cell>
          <table:table-cell table:formula="of:=[.D29]*['1Rm Tables'.$C$9]" office:value-type="float" office:value="109.725" calcext:value-type="float">
            <text:p>109.73</text:p>
          </table:table-cell>
          <table:table-cell table:formula="of:=[.D29]*['1Rm Tables'.$B$24]" office:value-type="float" office:value="176.829545454545" calcext:value-type="float">
            <text:p>176.83</text:p>
          </table:table-cell>
          <table:table-cell table:formula="of:=[.D29]*['1Rm Tables'.$B$10]" office:value-type="float" office:value="111.548387096774" calcext:value-type="float">
            <text:p>111.55</text:p>
          </table:table-cell>
          <table:table-cell table:formula="of:=[.D29]*['1Rm Tables'.$C$10]" office:value-type="float" office:value="100.393548387097" calcext:value-type="float">
            <text:p>100.39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30]*['1Rm Tables'.$B$4]" office:value-type="float" office:value="0" calcext:value-type="float">
            <text:p>0.00</text:p>
          </table:table-cell>
          <table:table-cell table:formula="of:=[.D30]*['1Rm Tables'.$B$9]" office:value-type="float" office:value="0" calcext:value-type="float">
            <text:p>0.00</text:p>
          </table:table-cell>
          <table:table-cell table:formula="of:=[.D30]*['1Rm Tables'.$C$9]" office:value-type="float" office:value="0" calcext:value-type="float">
            <text:p>0.00</text:p>
          </table:table-cell>
          <table:table-cell table:formula="of:=[.D30]*['1Rm Tables'.$B$24]" office:value-type="float" office:value="0" calcext:value-type="float">
            <text:p>0.00</text:p>
          </table:table-cell>
          <table:table-cell table:formula="of:=[.D30]*['1Rm Tables'.$B$10]" office:value-type="float" office:value="0" calcext:value-type="float">
            <text:p>0.00</text:p>
          </table:table-cell>
          <table:table-cell table:formula="of:=[.D30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table:formula="of:=[.D31]*['1Rm Tables'.$B$4]" office:value-type="float" office:value="167.403409090909" calcext:value-type="float">
            <text:p>167.40</text:p>
          </table:table-cell>
          <table:table-cell table:formula="of:=[.D31]*['1Rm Tables'.$B$9]" office:value-type="float" office:value="128.608333333333" calcext:value-type="float">
            <text:p>128.61</text:p>
          </table:table-cell>
          <table:table-cell table:formula="of:=[.D31]*['1Rm Tables'.$C$9]" office:value-type="float" office:value="115.7475" calcext:value-type="float">
            <text:p>115.75</text:p>
          </table:table-cell>
          <table:table-cell table:formula="of:=[.D31]*['1Rm Tables'.$B$24]" office:value-type="float" office:value="186.535227272727" calcext:value-type="float">
            <text:p>186.54</text:p>
          </table:table-cell>
          <table:table-cell table:formula="of:=[.D31]*['1Rm Tables'.$B$10]" office:value-type="float" office:value="117.670967741935" calcext:value-type="float">
            <text:p>117.67</text:p>
          </table:table-cell>
          <table:table-cell table:formula="of:=[.D31]*['1Rm Tables'.$C$10]" office:value-type="float" office:value="105.903870967742" calcext:value-type="float">
            <text:p>105.90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2]*[.E3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ycle 12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7"/>
          <table:table-cell table:formula="of:=[.H33]*[.E3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4]*[.E3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4"/>
          <table:table-cell table:style-name="ce14" office:value-type="string" calcext:value-type="string">
            <text:p>PEAK</text:p>
          </table:table-cell>
          <table:table-cell table:style-name="ce14" table:number-columns-repeated="3"/>
          <table:table-cell table:style-name="ce17"/>
          <table:table-cell table:style-name="ce14"/>
          <table:table-cell table:style-name="ce17" table:number-columns-repeated="6"/>
          <table:table-cell table:style-name="ce17" table:formula="of:=[.H35]*[.E35]" office:value-type="float" office:value="0" calcext:value-type="float">
            <text:p>0.00</text:p>
          </table:table-cell>
          <table:table-cell table:style-name="ce17"/>
          <table:table-cell table:style-name="ce14" table:number-columns-repeated="1007"/>
          <table:table-cell table:style-name="ce18" table:number-columns-repeated="2"/>
        </table:table-row>
        <table:table-row table:style-name="ro1">
          <table:table-cell table:number-columns-repeated="13"/>
          <table:table-cell table:formula="of:=[.H36]*[.E3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7]*[.E37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8]*[.E38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9]*[.E39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0]*[.E40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1]*[.E41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2]*[.E4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3]*[.E4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4]*[.E4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5]*[.E4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6]*[.E4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7]*[.E47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8]*[.E48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9]*[.E49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0]*[.E50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1]*[.E51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2]*[.E5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3]*[.E5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4]*[.E5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5]*[.E5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6]*[.E5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3" table:default-cell-style-name="ce1"/>
        <table:table-column table:style-name="co1" table:number-columns-repeated="4" table:default-cell-style-name="ce1"/>
        <table:table-column table:style-name="co14" table:default-cell-style-name="ce1"/>
        <table:table-column table:style-name="co1" table:default-cell-style-name="ce1"/>
        <table:table-column table:style-name="co11" table:default-cell-style-name="ce1"/>
        <table:table-column table:style-name="co9" table:default-cell-style-name="ce1"/>
        <table:table-column table:style-name="co1" table:number-columns-repeated="1010" table:default-cell-style-name="ce1"/>
        <table:table-row table:style-name="ro2">
          <table:table-cell table:style-name="ce19" office:value-type="string" calcext:value-type="string">
            <text:p>Description</text:p>
          </table:table-cell>
          <table:table-cell table:style-name="ce25" office:value-type="string" calcext:value-type="string">
            <text:p>Day1</text:p>
          </table:table-cell>
          <table:table-cell table:style-name="ce25" office:value-type="string" calcext:value-type="string">
            <text:p>Day2</text:p>
          </table:table-cell>
          <table:table-cell table:style-name="ce29" office:value-type="string" calcext:value-type="string">
            <text:p>Day3</text:p>
          </table:table-cell>
          <table:table-cell table:style-name="ce25" office:value-type="string" calcext:value-type="string">
            <text:p>Day4</text:p>
          </table:table-cell>
          <table:table-cell table:style-name="ce25" office:value-type="string" calcext:value-type="string">
            <text:p>Day5</text:p>
          </table:table-cell>
          <table:table-cell table:style-name="ce25" office:value-type="string" calcext:value-type="string">
            <text:p>Day6</text:p>
          </table:table-cell>
          <table:table-cell table:style-name="ce19" office:value-type="string" calcext:value-type="string">
            <text:p>line Reps</text:p>
          </table:table-cell>
          <table:table-cell table:number-columns-repeated="1016"/>
        </table:table-row>
        <table:table-row table:style-name="ro2">
          <table:table-cell table:style-name="ce20"/>
          <table:table-cell table:style-name="ce25"/>
          <table:table-cell table:style-name="ce19"/>
          <table:table-cell table:style-name="ce25"/>
          <table:table-cell table:style-name="ce19" table:number-columns-repeated="2"/>
          <table:table-cell table:style-name="ce25"/>
          <table:table-cell table:style-name="ce20"/>
          <table:table-cell table:number-columns-repeated="1016"/>
        </table:table-row>
        <table:table-row table:style-name="ro2">
          <table:table-cell table:style-name="ce20"/>
          <table:table-cell table:style-name="ce26"/>
          <table:table-cell table:style-name="ce20"/>
          <table:table-cell table:style-name="ce34"/>
          <table:table-cell table:style-name="ce38"/>
          <table:table-cell table:style-name="ce20"/>
          <table:table-cell table:style-name="ce26"/>
          <table:table-cell table:style-name="ce20"/>
          <table:table-cell table:number-columns-repeated="1016"/>
        </table:table-row>
        <table:table-row table:style-name="ro2">
          <table:table-cell table:style-name="ce9" office:value-type="string" calcext:value-type="string">
            <text:p>line Olymp </text:p>
          </table:table-cell>
          <table:table-cell table:style-name="ce9"/>
          <table:table-cell table:style-name="ce9" office:value-type="string" calcext:value-type="string">
            <text:p>Complexses Power Snatch &amp; Drop Snatch</text:p>
          </table:table-cell>
          <table:table-cell office:value-type="string" calcext:value-type="string">
            <text:p>Complex x3 Clean x3</text:p>
          </table:table-cell>
          <table:table-cell table:style-name="ce10" office:value-type="string" calcext:value-type="string">
            <text:p>Complexses Clean &amp; Push Press</text:p>
          </table:table-cell>
          <table:table-cell office:value-type="string" calcext:value-type="string">
            <text:p>Complex x3 Snatch x3</text:p>
          </table:table-cell>
          <table:table-cell table:style-name="Default"/>
          <table:table-cell table:style-name="ce43"/>
          <table:table-cell table:number-columns-repeated="1016"/>
        </table:table-row>
        <table:table-row table:style-name="ro2">
          <table:table-cell table:style-name="ce20" office:value-type="string" calcext:value-type="string">
            <text:p>Reps</text:p>
          </table:table-cell>
          <table:table-cell table:style-name="ce26"/>
          <table:table-cell table:number-columns-repeated="3"/>
          <table:table-cell table:style-name="ce20"/>
          <table:table-cell table:style-name="Default"/>
          <table:table-cell table:style-name="ce20"/>
          <table:table-cell table:number-columns-repeated="2"/>
          <table:table-cell office:value-type="string" calcext:value-type="string">
            <text:p>COMPLEXSES</text:p>
          </table:table-cell>
          <table:table-cell table:number-columns-repeated="1013"/>
        </table:table-row>
        <table:table-row table:style-name="ro2">
          <table:table-cell table:style-name="ce20" office:value-type="string" calcext:value-type="string">
            <text:p>Sets</text:p>
          </table:table-cell>
          <table:table-cell table:style-name="ce26"/>
          <table:table-cell table:style-name="ce2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/>
          <table:table-cell table:number-columns-repeated="1016"/>
        </table:table-row>
        <table:table-row table:style-name="ro2">
          <table:table-cell table:style-name="ce20" office:value-type="string" calcext:value-type="string">
            <text:p>Relative Intensity</text:p>
          </table:table-cell>
          <table:table-cell table:style-name="ce26"/>
          <table:table-cell table:style-name="ce20"/>
          <table:table-cell/>
          <table:table-cell table:style-name="ce20" table:number-columns-repeated="2"/>
          <table:table-cell table:style-name="ce26"/>
          <table:table-cell table:style-name="ce20"/>
          <table:table-cell table:number-columns-repeated="1016"/>
        </table:table-row>
        <table:table-row table:style-name="ro2">
          <table:table-cell table:style-name="ce20"/>
          <table:table-cell table:style-name="ce26"/>
          <table:table-cell table:style-name="ce20"/>
          <table:table-cell table:style-name="ce26"/>
          <table:table-cell table:style-name="ce20" table:number-columns-repeated="2"/>
          <table:table-cell table:style-name="ce26"/>
          <table:table-cell table:style-name="ce20"/>
          <table:table-cell table:number-columns-repeated="1016"/>
        </table:table-row>
        <table:table-row table:style-name="ro2">
          <table:table-cell table:style-name="ce9" office:value-type="string" calcext:value-type="string">
            <text:p>line pull </text:p>
          </table:table-cell>
          <table:table-cell table:style-name="ce27" office:value-type="string" calcext:value-type="string">
            <text:p><text:s/>Deadlift </text:p>
          </table:table-cell>
          <table:table-cell table:style-name="ce32"/>
          <table:table-cell table:style-name="ce35" office:value-type="string" calcext:value-type="string">
            <text:p>Clean Pull</text:p>
          </table:table-cell>
          <table:table-cell/>
          <table:table-cell table:style-name="ce40" office:value-type="string" calcext:value-type="string">
            <text:p>SLDL</text:p>
          </table:table-cell>
          <table:table-cell table:style-name="ce43"/>
          <table:table-cell table:style-name="ce9"/>
          <table:table-cell table:number-columns-repeated="1016"/>
        </table:table-row>
        <table:table-row table:style-name="ro2">
          <table:table-cell table:style-name="ce20" office:value-type="string" calcext:value-type="string">
            <text:p>Reps</text:p>
          </table:table-cell>
          <table:table-cell table:style-name="ce26"/>
          <table:table-cell table:style-name="ce20" table:number-columns-repeated="2"/>
          <table:table-cell/>
          <table:table-cell table:style-name="ce20"/>
          <table:table-cell table:style-name="ce26"/>
          <table:table-cell table:style-name="ce20"/>
          <table:table-cell table:number-columns-repeated="1016"/>
        </table:table-row>
        <table:table-row table:style-name="ro2">
          <table:table-cell table:style-name="ce20" office:value-type="string" calcext:value-type="string">
            <text:p>Sets</text:p>
          </table:table-cell>
          <table:table-cell table:style-name="ce26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style-name="ce26"/>
          <table:table-cell table:style-name="ce20"/>
          <table:table-cell table:number-columns-repeated="1016"/>
        </table:table-row>
        <table:table-row table:style-name="ro2">
          <table:table-cell table:style-name="ce20" office:value-type="string" calcext:value-type="string">
            <text:p>Relative Intensity</text:p>
          </table:table-cell>
          <table:table-cell table:style-name="ce20" office:value-type="string" calcext:value-type="string">
            <text:p>82-91</text:p>
          </table:table-cell>
          <table:table-cell table:style-name="ce20"/>
          <table:table-cell table:style-name="ce26" office:value-type="string" calcext:value-type="string">
            <text:p>75-90</text:p>
          </table:table-cell>
          <table:table-cell table:style-name="ce20"/>
          <table:table-cell table:style-name="ce20" office:value-type="string" calcext:value-type="string">
            <text:p>82-91</text:p>
          </table:table-cell>
          <table:table-cell table:style-name="ce26"/>
          <table:table-cell table:style-name="ce20"/>
          <table:table-cell table:number-columns-repeated="1016"/>
        </table:table-row>
        <table:table-row table:style-name="ro2">
          <table:table-cell table:style-name="ce20"/>
          <table:table-cell table:style-name="ce26"/>
          <table:table-cell table:style-name="ce20"/>
          <table:table-cell table:style-name="ce26"/>
          <table:table-cell table:style-name="ce20" table:number-columns-repeated="2"/>
          <table:table-cell table:style-name="ce26"/>
          <table:table-cell table:style-name="ce20"/>
          <table:table-cell table:number-columns-repeated="2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Include</text:p>
          </table:table-cell>
          <table:table-cell office:value-type="string" calcext:value-type="string">
            <text:p>In Complexses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Line Quads</text:p>
          </table:table-cell>
          <table:table-cell table:style-name="ce28" office:value-type="string" calcext:value-type="string">
            <text:p>OVS </text:p>
          </table:table-cell>
          <table:table-cell table:style-name="ce33" office:value-type="string" calcext:value-type="string">
            <text:p>Backsquat </text:p>
          </table:table-cell>
          <table:table-cell table:style-name="ce36" office:value-type="string" calcext:value-type="string">
            <text:p>Deficit Deadlift</text:p>
          </table:table-cell>
          <table:table-cell table:style-name="ce14" office:value-type="string" calcext:value-type="string">
            <text:p>Paused Backsquat</text:p>
          </table:table-cell>
          <table:table-cell table:style-name="ce41" office:value-type="string" calcext:value-type="string">
            <text:p>Snatch Pull</text:p>
          </table:table-cell>
          <table:table-cell table:style-name="ce44" office:value-type="string" calcext:value-type="string">
            <text:p>FS</text:p>
          </table:table-cell>
          <table:table-cell table:style-name="ce43"/>
          <table:table-cell table:number-columns-repeated="2"/>
          <table:table-cell table:style-name="ce9" office:value-type="string" calcext:value-type="string">
            <text:p>Deficit Deadlift</text:p>
          </table:table-cell>
          <table:table-cell/>
          <table:table-cell table:number-columns-repeated="2" office:value-type="string" calcext:value-type="string">
            <text:p>Drop Snatch</text:p>
          </table:table-cell>
          <table:table-cell table:number-columns-repeated="1010"/>
        </table:table-row>
        <table:table-row table:style-name="ro2">
          <table:table-cell table:style-name="ce20" office:value-type="string" calcext:value-type="string">
            <text:p>Reps</text:p>
          </table:table-cell>
          <table:table-cell table:style-name="ce26"/>
          <table:table-cell table:style-name="ce20"/>
          <table:table-cell table:style-name="ce37"/>
          <table:table-cell table:style-name="ce20" table:number-columns-repeated="2"/>
          <table:table-cell table:style-name="ce45"/>
          <table:table-cell table:style-name="ce20"/>
          <table:table-cell table:number-columns-repeated="2"/>
          <table:table-cell table:style-name="ce9" office:value-type="string" calcext:value-type="string">
            <text:p>Snatch Grip Deadlift</text:p>
          </table:table-cell>
          <table:table-cell/>
          <table:table-cell table:number-columns-repeated="2" office:value-type="string" calcext:value-type="string">
            <text:p>Hang Clean</text:p>
          </table:table-cell>
          <table:table-cell table:number-columns-repeated="1010"/>
        </table:table-row>
        <table:table-row table:style-name="ro2">
          <table:table-cell table:style-name="ce20" office:value-type="string" calcext:value-type="string">
            <text:p>Sets</text:p>
          </table:table-cell>
          <table:table-cell table:style-name="ce26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3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45" office:value-type="float" office:value="5" calcext:value-type="float">
            <text:p>5</text:p>
          </table:table-cell>
          <table:table-cell table:style-name="ce20"/>
          <table:table-cell table:number-columns-repeated="2"/>
          <table:table-cell table:style-name="ce11" office:value-type="string" calcext:value-type="string">
            <text:p><text:s/>Press</text:p>
          </table:table-cell>
          <table:table-cell/>
          <table:table-cell table:number-columns-repeated="2" office:value-type="string" calcext:value-type="string">
            <text:p>Muscle Clean</text:p>
          </table:table-cell>
          <table:table-cell table:number-columns-repeated="1010"/>
        </table:table-row>
        <table:table-row table:style-name="ro2">
          <table:table-cell table:style-name="ce20" office:value-type="string" calcext:value-type="string">
            <text:p>Relative Intensity</text:p>
          </table:table-cell>
          <table:table-cell table:style-name="ce23" office:value-type="string" calcext:value-type="string">
            <text:p>70-85</text:p>
          </table:table-cell>
          <table:table-cell table:style-name="ce20" office:value-type="string" calcext:value-type="string">
            <text:p>82-91</text:p>
          </table:table-cell>
          <table:table-cell table:style-name="ce37" office:value-type="string" calcext:value-type="string">
            <text:p>70-80</text:p>
          </table:table-cell>
          <table:table-cell table:style-name="ce20" office:value-type="string" calcext:value-type="string">
            <text:p>77-85</text:p>
          </table:table-cell>
          <table:table-cell table:style-name="ce20" office:value-type="string" calcext:value-type="string">
            <text:p>75-90</text:p>
          </table:table-cell>
          <table:table-cell table:style-name="ce20" office:value-type="string" calcext:value-type="string">
            <text:p>82-91</text:p>
          </table:table-cell>
          <table:table-cell table:style-name="ce20"/>
          <table:table-cell table:number-columns-repeated="5"/>
          <table:table-cell table:style-name="ce11" office:value-type="string" calcext:value-type="string">
            <text:p><text:s/>Press</text:p>
          </table:table-cell>
          <table:table-cell table:number-columns-repeated="1010"/>
        </table:table-row>
        <table:table-row table:style-name="ro2">
          <table:table-cell table:style-name="ce20"/>
          <table:table-cell table:style-name="ce26"/>
          <table:table-cell table:style-name="ce20"/>
          <table:table-cell table:style-name="ce26"/>
          <table:table-cell table:style-name="ce20" table:number-columns-repeated="2"/>
          <table:table-cell table:style-name="ce26"/>
          <table:table-cell table:style-name="ce20"/>
          <table:table-cell table:number-columns-repeated="5"/>
          <table:table-cell office:value-type="string" calcext:value-type="string">
            <text:p>Hang Snatch</text:p>
          </table:table-cell>
          <table:table-cell table:number-columns-repeated="1010"/>
        </table:table-row>
        <table:table-row table:style-name="ro2">
          <table:table-cell table:style-name="ce21" office:value-type="string" calcext:value-type="string">
            <text:p>Line Push</text:p>
          </table:table-cell>
          <table:table-cell table:style-name="ce21"/>
          <table:table-cell table:style-name="ce9" office:value-type="string" calcext:value-type="string">
            <text:p>Press</text:p>
          </table:table-cell>
          <table:table-cell table:number-columns-repeated="2"/>
          <table:table-cell table:style-name="ce42"/>
          <table:table-cell table:style-name="ce46" office:value-type="string" calcext:value-type="string">
            <text:p>Jerk</text:p>
          </table:table-cell>
          <table:table-cell table:style-name="ce43"/>
          <table:table-cell table:number-columns-repeated="5"/>
          <table:table-cell office:value-type="string" calcext:value-type="string">
            <text:p>Muscle Snatch</text:p>
          </table:table-cell>
          <table:table-cell table:number-columns-repeated="1010"/>
        </table:table-row>
        <table:table-row table:style-name="ro2">
          <table:table-cell table:style-name="ce20" office:value-type="string" calcext:value-type="string">
            <text:p>Reps</text:p>
          </table:table-cell>
          <table:table-cell table:style-name="ce26"/>
          <table:table-cell table:style-name="ce20"/>
          <table:table-cell table:style-name="ce26"/>
          <table:table-cell table:style-name="ce20" table:number-columns-repeated="2"/>
          <table:table-cell table:style-name="ce45"/>
          <table:table-cell table:style-name="ce20"/>
          <table:table-cell table:number-columns-repeated="1016"/>
        </table:table-row>
        <table:table-row table:style-name="ro2">
          <table:table-cell table:style-name="ce20" office:value-type="string" calcext:value-type="string">
            <text:p>Sets</text:p>
          </table:table-cell>
          <table:table-cell table:style-name="ce26"/>
          <table:table-cell office:value-type="float" office:value="5" calcext:value-type="float">
            <text:p>5</text:p>
          </table:table-cell>
          <table:table-cell table:style-name="ce26"/>
          <table:table-cell table:style-name="ce20" table:number-columns-repeated="2"/>
          <table:table-cell office:value-type="float" office:value="5" calcext:value-type="float">
            <text:p>5</text:p>
          </table:table-cell>
          <table:table-cell table:style-name="ce20"/>
          <table:table-cell table:number-columns-repeated="1016"/>
        </table:table-row>
        <table:table-row table:style-name="ro2">
          <table:table-cell table:style-name="ce20" office:value-type="string" calcext:value-type="string">
            <text:p>Relative Intensity</text:p>
          </table:table-cell>
          <table:table-cell table:style-name="ce26"/>
          <table:table-cell table:style-name="ce20" office:value-type="string" calcext:value-type="string">
            <text:p>75-90</text:p>
          </table:table-cell>
          <table:table-cell table:style-name="ce26"/>
          <table:table-cell table:style-name="ce20" table:number-columns-repeated="2"/>
          <table:table-cell table:style-name="ce45"/>
          <table:table-cell table:style-name="ce20"/>
          <table:table-cell table:number-columns-repeated="1016"/>
        </table:table-row>
        <table:table-row table:style-name="ro2">
          <table:table-cell table:style-name="ce20"/>
          <table:table-cell table:style-name="ce26"/>
          <table:table-cell table:style-name="ce22"/>
          <table:table-cell table:style-name="ce26"/>
          <table:table-cell table:style-name="ce22" table:number-columns-repeated="2"/>
          <table:table-cell table:style-name="ce26"/>
          <table:table-cell table:style-name="ce20"/>
          <table:table-cell table:number-columns-repeated="1016"/>
        </table:table-row>
        <table:table-row table:style-name="ro2">
          <table:table-cell table:style-name="ce9"/>
          <table:table-cell table:style-name="ce29"/>
          <table:table-cell table:style-name="ce22"/>
          <table:table-cell table:style-name="ce29"/>
          <table:table-cell table:style-name="ce22" table:number-columns-repeated="2"/>
          <table:table-cell table:style-name="ce21"/>
          <table:table-cell table:style-name="ce9"/>
          <table:table-cell table:number-columns-repeated="1016"/>
        </table:table-row>
        <table:table-row table:style-name="ro2" table:number-rows-repeated="2">
          <table:table-cell table:style-name="ce20"/>
          <table:table-cell table:style-name="ce26"/>
          <table:table-cell table:style-name="ce20"/>
          <table:table-cell table:style-name="ce26"/>
          <table:table-cell table:style-name="ce20" table:number-columns-repeated="2"/>
          <table:table-cell table:style-name="ce23"/>
          <table:table-cell table:style-name="ce20"/>
          <table:table-cell table:number-columns-repeated="1016"/>
        </table:table-row>
        <table:table-row table:style-name="ro2">
          <table:table-cell table:style-name="ce22"/>
          <table:table-cell table:style-name="ce30"/>
          <table:table-cell table:style-name="ce22"/>
          <table:table-cell table:style-name="ce30"/>
          <table:table-cell table:style-name="ce22" table:number-columns-repeated="2"/>
          <table:table-cell table:style-name="ce24"/>
          <table:table-cell table:style-name="ce22"/>
          <table:table-cell table:number-columns-repeated="1016"/>
        </table:table-row>
        <table:table-row table:style-name="ro2">
          <table:table-cell table:style-name="ce21" table:number-columns-repeated="2"/>
          <table:table-cell table:style-name="ce29" table:number-columns-repeated="6"/>
          <table:table-cell table:number-columns-repeated="1016"/>
        </table:table-row>
        <table:table-row table:style-name="ro2">
          <table:table-cell table:style-name="ce23"/>
          <table:table-cell table:style-name="ce31"/>
          <table:table-cell table:style-name="ce25" table:number-columns-repeated="5"/>
          <table:table-cell table:style-name="ce47"/>
          <table:table-cell table:number-columns-repeated="1016"/>
        </table:table-row>
        <table:table-row table:style-name="ro2">
          <table:table-cell table:style-name="ce23" table:number-columns-repeated="2"/>
          <table:table-cell table:style-name="ce26" table:number-columns-repeated="5"/>
          <table:table-cell table:style-name="ce45"/>
          <table:table-cell table:number-columns-repeated="1016"/>
        </table:table-row>
        <table:table-row table:style-name="ro2">
          <table:table-cell table:style-name="ce24" table:number-columns-repeated="2"/>
          <table:table-cell table:style-name="ce30" table:number-columns-repeated="5"/>
          <table:table-cell table:style-name="ce48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ell" table:style-name="ta1">
        <table:table-column table:style-name="co1" table:default-cell-style-name="Default"/>
        <table:table-row table:style-name="ro1">
          <table:table-cell office:value-type="string" calcext:value-type="string">
            <text:p>Conditions to wor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ways train when possible</text:p>
          </table:table-cell>
        </table:table-row>
        <table:table-row table:style-name="ro1">
          <table:table-cell office:value-type="string" calcext:value-type="string">
            <text:p>split into possible doab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eck for recovery with Jumps twice per week</text:p>
          </table:table-cell>
        </table:table-row>
        <table:table-row table:style-name="ro1">
          <table:table-cell office:value-type="string" calcext:value-type="string">
            <text:p>Press in Recovery week</text:p>
          </table:table-cell>
        </table:table-row>
      </table:table>
      <table:table table:name="Progression Backsquat" table:style-name="ta1"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" table:default-cell-style-name="ce3"/>
        <table:table-column table:style-name="co17" table:default-cell-style-name="ce5"/>
        <table:table-column table:style-name="co18" table:default-cell-style-name="ce3"/>
        <table:table-column table:style-name="co19" table:default-cell-style-name="ce1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14" table:default-cell-style-name="ce1"/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Highering up with 0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]" office:value-type="float" office:value="8" calcext:value-type="float">
            <text:p>8</text:p>
          </table:table-cell>
          <table:table-cell table:formula="of:=[.D4]/['1Rm Tables'.$B$39]" office:value-type="float" office:value="0.74074074074074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]*['1Rm Tables'.$B$9]" office:value-type="float" office:value="91.6666666666667" calcext:value-type="float">
            <text:p>91.67</text:p>
          </table:table-cell>
          <table:table-cell table:formula="of:=[.H4]*[.E4]" office:value-type="float" office:value="733.333333333333" calcext:value-type="float">
            <text:p>733.33</text:p>
          </table:table-cell>
          <table:table-cell table:formula="of:=[.F4]*[.G4]" office:value-type="float" office:value="2.96296296296296" calcext:value-type="float">
            <text:p>2.96</text:p>
          </table:table-cell>
          <table:table-cell table:formula="of:=[.E4]*[.G4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5]*['1Rm Tables'.$B$39]" office:value-type="float" office:value="0.6162" calcext:value-type="float">
            <text:p>0.62</text:p>
          </table:table-cell>
          <table:table-cell table:formula="of:=[.$D$1]" office:value-type="float" office:value="8" calcext:value-type="float">
            <text:p>8</text:p>
          </table:table-cell>
          <table:table-cell table:formula="of:=[.F4]+0.02" office:value-type="float" office:value="0.76074074074074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5]*['1Rm Tables'.$B$9]" office:value-type="float" office:value="94.1416666666667" calcext:value-type="float">
            <text:p>94.14</text:p>
          </table:table-cell>
          <table:table-cell table:formula="of:=[.H5]*[.E5]" office:value-type="float" office:value="753.133333333333" calcext:value-type="float">
            <text:p>753.13</text:p>
          </table:table-cell>
          <table:table-cell table:formula="of:=[.F5]*[.G5]" office:value-type="float" office:value="3.04296296296296" calcext:value-type="float">
            <text:p>3.04</text:p>
          </table:table-cell>
          <table:table-cell table:formula="of:=[.E5]*[.G5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]*['1Rm Tables'.$B$39]" office:value-type="float" office:value="0.6324" calcext:value-type="float">
            <text:p>0.63</text:p>
          </table:table-cell>
          <table:table-cell table:formula="of:=[.$D$1]" office:value-type="float" office:value="8" calcext:value-type="float">
            <text:p>8</text:p>
          </table:table-cell>
          <table:table-cell table:formula="of:=[.F5]+0.02" office:value-type="float" office:value="0.78074074074074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]*['1Rm Tables'.$B$9]" office:value-type="float" office:value="96.6166666666667" calcext:value-type="float">
            <text:p>96.62</text:p>
          </table:table-cell>
          <table:table-cell table:formula="of:=[.H6]*[.E6]" office:value-type="float" office:value="772.933333333333" calcext:value-type="float">
            <text:p>772.93</text:p>
          </table:table-cell>
          <table:table-cell table:formula="of:=[.F6]*[.G6]" office:value-type="float" office:value="3.12296296296296" calcext:value-type="float">
            <text:p>3.12</text:p>
          </table:table-cell>
          <table:table-cell table:formula="of:=[.E6]*[.G6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7]*['1Rm Tables'.$B$39]" office:value-type="float" office:value="0.6486" calcext:value-type="float">
            <text:p>0.65</text:p>
          </table:table-cell>
          <table:table-cell table:formula="of:=[.$D$1]" office:value-type="float" office:value="8" calcext:value-type="float">
            <text:p>8</text:p>
          </table:table-cell>
          <table:table-cell table:formula="of:=[.F6]+0.02" office:value-type="float" office:value="0.80074074074074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7]*['1Rm Tables'.$B$9]" office:value-type="float" office:value="99.0916666666667" calcext:value-type="float">
            <text:p>99.09</text:p>
          </table:table-cell>
          <table:table-cell table:formula="of:=[.H7]*[.E7]" office:value-type="float" office:value="792.733333333333" calcext:value-type="float">
            <text:p>792.73</text:p>
          </table:table-cell>
          <table:table-cell table:formula="of:=[.F7]*[.G7]" office:value-type="float" office:value="3.20296296296296" calcext:value-type="float">
            <text:p>3.20</text:p>
          </table:table-cell>
          <table:table-cell table:formula="of:=[.E7]*[.G7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8]*['1Rm Tables'.$B$39]" office:value-type="float" office:value="0.6648" calcext:value-type="float">
            <text:p>0.66</text:p>
          </table:table-cell>
          <table:table-cell table:formula="of:=[.$D$1]" office:value-type="float" office:value="8" calcext:value-type="float">
            <text:p>8</text:p>
          </table:table-cell>
          <table:table-cell table:style-name="ce58" table:formula="of:=[.F7]+0.02" office:value-type="float" office:value="0.820740740740741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8]*['1Rm Tables'.$B$9]" office:value-type="float" office:value="101.566666666667" calcext:value-type="float">
            <text:p>101.57</text:p>
          </table:table-cell>
          <table:table-cell table:formula="of:=[.H8]*[.E8]" office:value-type="float" office:value="812.533333333334" calcext:value-type="float">
            <text:p>812.53</text:p>
          </table:table-cell>
          <table:table-cell table:formula="of:=[.F8]*[.G8]" office:value-type="float" office:value="3.28296296296296" calcext:value-type="float">
            <text:p>3.28</text:p>
          </table:table-cell>
          <table:table-cell table:formula="of:=[.E8]*[.G8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]*['1Rm Tables'.$B$39]" office:value-type="float" office:value="0.681" calcext:value-type="float">
            <text:p>0.68</text:p>
          </table:table-cell>
          <table:table-cell table:formula="of:=[.$D$1]" office:value-type="float" office:value="8" calcext:value-type="float">
            <text:p>8</text:p>
          </table:table-cell>
          <table:table-cell table:style-name="ce58" table:formula="of:=[.F8]+0.02" office:value-type="float" office:value="0.840740740740741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formula="of:=[.D9]*['1Rm Tables'.$B$9]" office:value-type="float" office:value="104.041666666667" calcext:value-type="float">
            <text:p>104.04</text:p>
          </table:table-cell>
          <table:table-cell table:formula="of:=[.H9]*[.E9]" office:value-type="float" office:value="832.333333333333" calcext:value-type="float">
            <text:p>832.33</text:p>
          </table:table-cell>
          <table:table-cell table:formula="of:=[.F9]*[.G9]" office:value-type="float" office:value="3.36296296296296" calcext:value-type="float">
            <text:p>3.36</text:p>
          </table:table-cell>
          <table:table-cell table:formula="of:=[.E9]*[.G9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style-name="ce49" table:number-columns-repeated="2"/>
          <table:table-cell table:style-name="ce49" office:value-type="string" calcext:value-type="string">
            <text:p>not in prilepin because of reps per set</text:p>
          </table:table-cell>
          <table:table-cell table:style-name="ce52" table:formula="of:=[.F10]*['1Rm Tables'.$B$39]" office:value-type="float" office:value="0.6972" calcext:value-type="float">
            <text:p>0.70</text:p>
          </table:table-cell>
          <table:table-cell table:style-name="ce54" table:formula="of:=[.$D$1]" office:value-type="float" office:value="8" calcext:value-type="float">
            <text:p>8</text:p>
          </table:table-cell>
          <table:table-cell table:style-name="ce59" table:formula="of:=[.F9]+0.02" office:value-type="float" office:value="0.860740740740741" calcext:value-type="float">
            <text:p>0.86</text:p>
          </table:table-cell>
          <table:table-cell table:style-name="ce49" office:value-type="float" office:value="4" calcext:value-type="float">
            <text:p>4</text:p>
          </table:table-cell>
          <table:table-cell table:style-name="ce52" table:formula="of:=[.D10]*['1Rm Tables'.$B$9]" office:value-type="float" office:value="106.516666666667" calcext:value-type="float">
            <text:p>106.52</text:p>
          </table:table-cell>
          <table:table-cell table:formula="of:=[.H10]*[.E10]" office:value-type="float" office:value="852.133333333333" calcext:value-type="float">
            <text:p>852.13</text:p>
          </table:table-cell>
          <table:table-cell table:style-name="ce52" table:formula="of:=[.F10]*[.G10]" office:value-type="float" office:value="3.44296296296296" calcext:value-type="float">
            <text:p>3.44</text:p>
          </table:table-cell>
          <table:table-cell table:style-name="ce49" table:formula="of:=[.E10]*[.G10]" office:value-type="float" office:value="32" calcext:value-type="float">
            <text:p>32</text:p>
          </table:table-cell>
          <table:table-cell table:style-name="ce49" table:number-columns-repeated="1013"/>
        </table:table-row>
        <table:table-row table:style-name="ro1">
          <table:table-cell table:style-name="ce49" table:number-columns-repeated="3"/>
          <table:table-cell table:style-name="ce52" table:formula="of:=[.F11]*['1Rm Tables'.$B$39]" office:value-type="float" office:value="0.7134" calcext:value-type="float">
            <text:p>0.71</text:p>
          </table:table-cell>
          <table:table-cell table:style-name="ce54" table:formula="of:=[.$D$1]" office:value-type="float" office:value="8" calcext:value-type="float">
            <text:p>8</text:p>
          </table:table-cell>
          <table:table-cell table:style-name="ce59" table:formula="of:=[.F10]+0.02" office:value-type="float" office:value="0.880740740740741" calcext:value-type="float">
            <text:p>0.88</text:p>
          </table:table-cell>
          <table:table-cell table:style-name="ce49" office:value-type="float" office:value="3" calcext:value-type="float">
            <text:p>3</text:p>
          </table:table-cell>
          <table:table-cell table:style-name="ce52" table:formula="of:=[.D11]*['1Rm Tables'.$B$9]" office:value-type="float" office:value="108.991666666667" calcext:value-type="float">
            <text:p>108.99</text:p>
          </table:table-cell>
          <table:table-cell table:formula="of:=[.H11]*[.E11]" office:value-type="float" office:value="871.933333333334" calcext:value-type="float">
            <text:p>871.93</text:p>
          </table:table-cell>
          <table:table-cell table:style-name="ce52" table:formula="of:=[.F11]*[.G11]" office:value-type="float" office:value="2.64222222222222" calcext:value-type="float">
            <text:p>2.64</text:p>
          </table:table-cell>
          <table:table-cell table:style-name="ce49" table:formula="of:=[.E11]*[.G11]" office:value-type="float" office:value="24" calcext:value-type="float">
            <text:p>24</text:p>
          </table:table-cell>
          <table:table-cell table:style-name="ce49" table:number-columns-repeated="1013"/>
        </table:table-row>
        <table:table-row table:style-name="ro1">
          <table:table-cell table:style-name="ce49" table:number-columns-repeated="3"/>
          <table:table-cell table:style-name="ce52" table:formula="of:=[.F12]*['1Rm Tables'.$B$39]" office:value-type="float" office:value="0.7296" calcext:value-type="float">
            <text:p>0.73</text:p>
          </table:table-cell>
          <table:table-cell table:style-name="ce54" table:formula="of:=[.$D$1]" office:value-type="float" office:value="8" calcext:value-type="float">
            <text:p>8</text:p>
          </table:table-cell>
          <table:table-cell table:style-name="ce59" table:formula="of:=[.F11]+0.02" office:value-type="float" office:value="0.900740740740741" calcext:value-type="float">
            <text:p>0.90</text:p>
          </table:table-cell>
          <table:table-cell table:style-name="ce49" office:value-type="float" office:value="3" calcext:value-type="float">
            <text:p>3</text:p>
          </table:table-cell>
          <table:table-cell table:style-name="ce52" table:formula="of:=[.D12]*['1Rm Tables'.$B$9]" office:value-type="float" office:value="111.466666666667" calcext:value-type="float">
            <text:p>111.47</text:p>
          </table:table-cell>
          <table:table-cell table:formula="of:=[.H12]*[.E12]" office:value-type="float" office:value="891.733333333334" calcext:value-type="float">
            <text:p>891.73</text:p>
          </table:table-cell>
          <table:table-cell table:style-name="ce52" table:formula="of:=[.F12]*[.G12]" office:value-type="float" office:value="2.70222222222222" calcext:value-type="float">
            <text:p>2.70</text:p>
          </table:table-cell>
          <table:table-cell table:style-name="ce49" table:formula="of:=[.E12]*[.G12]" office:value-type="float" office:value="24" calcext:value-type="float">
            <text:p>24</text:p>
          </table:table-cell>
          <table:table-cell table:style-name="ce49" table:number-columns-repeated="1013"/>
        </table:table-row>
        <table:table-row table:style-name="ro1">
          <table:table-cell table:style-name="ce49" table:number-columns-repeated="3"/>
          <table:table-cell table:style-name="ce52" table:formula="of:=[.F13]*['1Rm Tables'.$B$39]" office:value-type="float" office:value="0.7458" calcext:value-type="float">
            <text:p>0.75</text:p>
          </table:table-cell>
          <table:table-cell table:style-name="ce54" table:formula="of:=[.$D$1]" office:value-type="float" office:value="8" calcext:value-type="float">
            <text:p>8</text:p>
          </table:table-cell>
          <table:table-cell table:style-name="ce59" table:formula="of:=[.F12]+0.02" office:value-type="float" office:value="0.920740740740741" calcext:value-type="float">
            <text:p>0.92</text:p>
          </table:table-cell>
          <table:table-cell table:style-name="ce49" office:value-type="float" office:value="3" calcext:value-type="float">
            <text:p>3</text:p>
          </table:table-cell>
          <table:table-cell table:style-name="ce52" table:formula="of:=[.D13]*['1Rm Tables'.$B$9]" office:value-type="float" office:value="113.941666666667" calcext:value-type="float">
            <text:p>113.94</text:p>
          </table:table-cell>
          <table:table-cell table:formula="of:=[.H13]*[.E13]" office:value-type="float" office:value="911.533333333334" calcext:value-type="float">
            <text:p>911.53</text:p>
          </table:table-cell>
          <table:table-cell table:style-name="ce52" table:formula="of:=[.F13]*[.G13]" office:value-type="float" office:value="2.76222222222222" calcext:value-type="float">
            <text:p>2.76</text:p>
          </table:table-cell>
          <table:table-cell table:style-name="ce49" table:formula="of:=[.E13]*[.G13]" office:value-type="float" office:value="24" calcext:value-type="float">
            <text:p>24</text:p>
          </table:table-cell>
          <table:table-cell table:style-name="ce49" table:number-columns-repeated="1013"/>
        </table:table-row>
        <table:table-row table:style-name="ro1">
          <table:table-cell table:number-columns-repeated="8"/>
          <table:table-cell table:formula="of:=[.H14]*[.E1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5]*[.E1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6]*[.E1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Highering up with 0.2</text:p>
          </table:table-cell>
          <table:table-cell table:number-columns-repeated="2"/>
          <table:table-cell table:formula="of:=[.H17]*[.E1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8]*[.E1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7]" office:value-type="float" office:value="7" calcext:value-type="float">
            <text:p>7</text:p>
          </table:table-cell>
          <table:table-cell table:formula="of:=[.D20]/['1Rm Tables'.$B$38]" office:value-type="float" office:value="0.72289156626506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20]*['1Rm Tables'.$B$9]" office:value-type="float" office:value="91.6666666666667" calcext:value-type="float">
            <text:p>91.67</text:p>
          </table:table-cell>
          <table:table-cell table:formula="of:=[.H20]*[.E20]" office:value-type="float" office:value="641.666666666667" calcext:value-type="float">
            <text:p>641.67</text:p>
          </table:table-cell>
          <table:table-cell table:formula="of:=[.F20]*[.G20]" office:value-type="float" office:value="2.89156626506024" calcext:value-type="float">
            <text:p>2.89</text:p>
          </table:table-cell>
          <table:table-cell table:formula="of:=[.E20]*[.G20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1]*['1Rm Tables'.$B$38]" office:value-type="float" office:value="0.6166" calcext:value-type="float">
            <text:p>0.62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0]+0.02" office:value-type="float" office:value="0.74289156626506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21]*['1Rm Tables'.$B$9]" office:value-type="float" office:value="94.2027777777778" calcext:value-type="float">
            <text:p>94.20</text:p>
          </table:table-cell>
          <table:table-cell table:formula="of:=[.H21]*[.E21]" office:value-type="float" office:value="659.419444444445" calcext:value-type="float">
            <text:p>659.42</text:p>
          </table:table-cell>
          <table:table-cell table:formula="of:=[.F21]*[.G21]" office:value-type="float" office:value="2.97156626506024" calcext:value-type="float">
            <text:p>2.97</text:p>
          </table:table-cell>
          <table:table-cell table:formula="of:=[.E21]*[.G21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2]*['1Rm Tables'.$B$38]" office:value-type="float" office:value="0.6332" calcext:value-type="float">
            <text:p>0.63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1]+0.02" office:value-type="float" office:value="0.7628915662650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22]*['1Rm Tables'.$B$9]" office:value-type="float" office:value="96.7388888888889" calcext:value-type="float">
            <text:p>96.74</text:p>
          </table:table-cell>
          <table:table-cell table:formula="of:=[.H22]*[.E22]" office:value-type="float" office:value="677.172222222222" calcext:value-type="float">
            <text:p>677.17</text:p>
          </table:table-cell>
          <table:table-cell table:formula="of:=[.F22]*[.G22]" office:value-type="float" office:value="3.05156626506024" calcext:value-type="float">
            <text:p>3.05</text:p>
          </table:table-cell>
          <table:table-cell table:formula="of:=[.E22]*[.G22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3]*['1Rm Tables'.$B$38]" office:value-type="float" office:value="0.6498" calcext:value-type="float">
            <text:p>0.65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2]+0.02" office:value-type="float" office:value="0.78289156626506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23]*['1Rm Tables'.$B$9]" office:value-type="float" office:value="99.275" calcext:value-type="float">
            <text:p>99.28</text:p>
          </table:table-cell>
          <table:table-cell table:formula="of:=[.H23]*[.E23]" office:value-type="float" office:value="694.925" calcext:value-type="float">
            <text:p>694.93</text:p>
          </table:table-cell>
          <table:table-cell table:formula="of:=[.F23]*[.G23]" office:value-type="float" office:value="3.13156626506024" calcext:value-type="float">
            <text:p>3.13</text:p>
          </table:table-cell>
          <table:table-cell table:formula="of:=[.E23]*[.G23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4]*['1Rm Tables'.$B$38]" office:value-type="float" office:value="0.6664" calcext:value-type="float">
            <text:p>0.67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3]+0.02" office:value-type="float" office:value="0.80289156626506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24]*['1Rm Tables'.$B$9]" office:value-type="float" office:value="101.811111111111" calcext:value-type="float">
            <text:p>101.81</text:p>
          </table:table-cell>
          <table:table-cell table:formula="of:=[.H24]*[.E24]" office:value-type="float" office:value="712.677777777778" calcext:value-type="float">
            <text:p>712.68</text:p>
          </table:table-cell>
          <table:table-cell table:formula="of:=[.F24]*[.G24]" office:value-type="float" office:value="3.21156626506024" calcext:value-type="float">
            <text:p>3.21</text:p>
          </table:table-cell>
          <table:table-cell table:formula="of:=[.E24]*[.G24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5]*['1Rm Tables'.$B$38]" office:value-type="float" office:value="0.683" calcext:value-type="float">
            <text:p>0.68</text:p>
          </table:table-cell>
          <table:table-cell table:formula="of:=[.$D$17]" office:value-type="float" office:value="7" calcext:value-type="float">
            <text:p>7</text:p>
          </table:table-cell>
          <table:table-cell table:style-name="ce58" table:formula="of:=[.F24]+0.02" office:value-type="float" office:value="0.82289156626506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25]*['1Rm Tables'.$B$9]" office:value-type="float" office:value="104.347222222222" calcext:value-type="float">
            <text:p>104.35</text:p>
          </table:table-cell>
          <table:table-cell table:formula="of:=[.H25]*[.E25]" office:value-type="float" office:value="730.430555555556" calcext:value-type="float">
            <text:p>730.43</text:p>
          </table:table-cell>
          <table:table-cell table:formula="of:=[.F25]*[.G25]" office:value-type="float" office:value="3.29156626506024" calcext:value-type="float">
            <text:p>3.29</text:p>
          </table:table-cell>
          <table:table-cell table:formula="of:=[.E25]*[.G25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style-name="ce40" table:number-columns-repeated="2"/>
          <table:table-cell table:style-name="ce40" office:value-type="string" calcext:value-type="string">
            <text:p>not in prilepin because of reps per set</text:p>
          </table:table-cell>
          <table:table-cell table:style-name="ce53" table:formula="of:=[.F26]*['1Rm Tables'.$B$38]" office:value-type="float" office:value="0.6996" calcext:value-type="float">
            <text:p>0.70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8" table:formula="of:=[.F25]+0.02" office:value-type="float" office:value="0.84289156626506" calcext:value-type="float">
            <text:p>0.84</text:p>
          </table:table-cell>
          <table:table-cell table:style-name="ce40" office:value-type="float" office:value="3" calcext:value-type="float">
            <text:p>3</text:p>
          </table:table-cell>
          <table:table-cell table:style-name="ce53" table:formula="of:=[.D26]*['1Rm Tables'.$B$9]" office:value-type="float" office:value="106.883333333333" calcext:value-type="float">
            <text:p>106.88</text:p>
          </table:table-cell>
          <table:table-cell table:formula="of:=[.H26]*[.E26]" office:value-type="float" office:value="748.183333333333" calcext:value-type="float">
            <text:p>748.18</text:p>
          </table:table-cell>
          <table:table-cell table:style-name="ce53" table:formula="of:=[.F26]*[.G26]" office:value-type="float" office:value="2.52867469879518" calcext:value-type="float">
            <text:p>2.53</text:p>
          </table:table-cell>
          <table:table-cell table:style-name="ce50" table:formula="of:=[.E26]*[.G26]" office:value-type="float" office:value="21" calcext:value-type="float">
            <text:p>21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27]*['1Rm Tables'.$B$38]" office:value-type="float" office:value="0.7162" calcext:value-type="float">
            <text:p>0.72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8" table:formula="of:=[.F26]+0.02" office:value-type="float" office:value="0.86289156626506" calcext:value-type="float">
            <text:p>0.86</text:p>
          </table:table-cell>
          <table:table-cell table:style-name="ce40" office:value-type="float" office:value="3" calcext:value-type="float">
            <text:p>3</text:p>
          </table:table-cell>
          <table:table-cell table:style-name="ce53" table:formula="of:=[.D27]*['1Rm Tables'.$B$9]" office:value-type="float" office:value="109.419444444444" calcext:value-type="float">
            <text:p>109.42</text:p>
          </table:table-cell>
          <table:table-cell table:formula="of:=[.H27]*[.E27]" office:value-type="float" office:value="765.936111111111" calcext:value-type="float">
            <text:p>765.94</text:p>
          </table:table-cell>
          <table:table-cell table:style-name="ce53" table:formula="of:=[.F27]*[.G27]" office:value-type="float" office:value="2.58867469879518" calcext:value-type="float">
            <text:p>2.59</text:p>
          </table:table-cell>
          <table:table-cell table:style-name="ce50" table:formula="of:=[.E27]*[.G27]" office:value-type="float" office:value="21" calcext:value-type="float">
            <text:p>21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28]*['1Rm Tables'.$B$38]" office:value-type="float" office:value="0.7328" calcext:value-type="float">
            <text:p>0.73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8" table:formula="of:=[.F27]+0.02" office:value-type="float" office:value="0.88289156626506" calcext:value-type="float">
            <text:p>0.88</text:p>
          </table:table-cell>
          <table:table-cell table:style-name="ce40" office:value-type="float" office:value="3" calcext:value-type="float">
            <text:p>3</text:p>
          </table:table-cell>
          <table:table-cell table:style-name="ce53" table:formula="of:=[.D28]*['1Rm Tables'.$B$9]" office:value-type="float" office:value="111.955555555556" calcext:value-type="float">
            <text:p>111.96</text:p>
          </table:table-cell>
          <table:table-cell table:formula="of:=[.H28]*[.E28]" office:value-type="float" office:value="783.688888888889" calcext:value-type="float">
            <text:p>783.69</text:p>
          </table:table-cell>
          <table:table-cell table:style-name="ce53" table:formula="of:=[.F28]*[.G28]" office:value-type="float" office:value="2.64867469879518" calcext:value-type="float">
            <text:p>2.65</text:p>
          </table:table-cell>
          <table:table-cell table:style-name="ce50" table:formula="of:=[.E28]*[.G28]" office:value-type="float" office:value="21" calcext:value-type="float">
            <text:p>21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29]*['1Rm Tables'.$B$38]" office:value-type="float" office:value="0.7494" calcext:value-type="float">
            <text:p>0.75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8" table:formula="of:=[.F28]+0.02" office:value-type="float" office:value="0.90289156626506" calcext:value-type="float">
            <text:p>0.90</text:p>
          </table:table-cell>
          <table:table-cell table:style-name="ce40" office:value-type="float" office:value="3" calcext:value-type="float">
            <text:p>3</text:p>
          </table:table-cell>
          <table:table-cell table:style-name="ce53" table:formula="of:=[.D29]*['1Rm Tables'.$B$9]" office:value-type="float" office:value="114.491666666667" calcext:value-type="float">
            <text:p>114.49</text:p>
          </table:table-cell>
          <table:table-cell table:formula="of:=[.H29]*[.E29]" office:value-type="float" office:value="801.441666666667" calcext:value-type="float">
            <text:p>801.44</text:p>
          </table:table-cell>
          <table:table-cell table:style-name="ce53" table:formula="of:=[.F29]*[.G29]" office:value-type="float" office:value="2.70867469879518" calcext:value-type="float">
            <text:p>2.71</text:p>
          </table:table-cell>
          <table:table-cell table:style-name="ce50" table:formula="of:=[.E29]*[.G29]" office:value-type="float" office:value="21" calcext:value-type="float">
            <text:p>21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30]*['1Rm Tables'.$B$38]" office:value-type="float" office:value="0.766" calcext:value-type="float">
            <text:p>0.77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8" table:formula="of:=[.F29]+0.02" office:value-type="float" office:value="0.92289156626506" calcext:value-type="float">
            <text:p>0.92</text:p>
          </table:table-cell>
          <table:table-cell table:style-name="ce40" office:value-type="float" office:value="3" calcext:value-type="float">
            <text:p>3</text:p>
          </table:table-cell>
          <table:table-cell table:style-name="ce53" table:formula="of:=[.D30]*['1Rm Tables'.$B$9]" office:value-type="float" office:value="117.027777777778" calcext:value-type="float">
            <text:p>117.03</text:p>
          </table:table-cell>
          <table:table-cell table:formula="of:=[.H30]*[.E30]" office:value-type="float" office:value="819.194444444445" calcext:value-type="float">
            <text:p>819.19</text:p>
          </table:table-cell>
          <table:table-cell table:style-name="ce53" table:formula="of:=[.F30]*[.G30]" office:value-type="float" office:value="2.76867469879518" calcext:value-type="float">
            <text:p>2.77</text:p>
          </table:table-cell>
          <table:table-cell table:style-name="ce50" table:formula="of:=[.E30]*[.G30]" office:value-type="float" office:value="21" calcext:value-type="float">
            <text:p>21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31]*['1Rm Tables'.$B$38]" office:value-type="float" office:value="0.7826" calcext:value-type="float">
            <text:p>0.78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3" table:formula="of:=[.F30]+0.02" office:value-type="float" office:value="0.94289156626506" calcext:value-type="float">
            <text:p>0.94</text:p>
          </table:table-cell>
          <table:table-cell table:style-name="ce40" office:value-type="float" office:value="3" calcext:value-type="float">
            <text:p>3</text:p>
          </table:table-cell>
          <table:table-cell table:style-name="ce53" table:formula="of:=[.D31]*['1Rm Tables'.$B$9]" office:value-type="float" office:value="119.563888888889" calcext:value-type="float">
            <text:p>119.56</text:p>
          </table:table-cell>
          <table:table-cell table:formula="of:=[.H31]*[.E31]" office:value-type="float" office:value="836.947222222222" calcext:value-type="float">
            <text:p>836.95</text:p>
          </table:table-cell>
          <table:table-cell table:style-name="ce53" table:formula="of:=[.F31]*[.G31]" office:value-type="float" office:value="2.82867469879518" calcext:value-type="float">
            <text:p>2.83</text:p>
          </table:table-cell>
          <table:table-cell table:style-name="ce50" table:formula="of:=[.E31]*[.G31]" office:value-type="float" office:value="21" calcext:value-type="float">
            <text:p>21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32]*['1Rm Tables'.$B$38]" office:value-type="float" office:value="0.7992" calcext:value-type="float">
            <text:p>0.80</text:p>
          </table:table-cell>
          <table:table-cell table:style-name="ce55" table:formula="of:=[.$D$17]" office:value-type="float" office:value="7" calcext:value-type="float">
            <text:p>7</text:p>
          </table:table-cell>
          <table:table-cell table:style-name="ce53" table:formula="of:=[.F31]+0.02" office:value-type="float" office:value="0.96289156626506" calcext:value-type="float">
            <text:p>0.96</text:p>
          </table:table-cell>
          <table:table-cell table:style-name="ce40" office:value-type="float" office:value="2" calcext:value-type="float">
            <text:p>2</text:p>
          </table:table-cell>
          <table:table-cell table:style-name="ce53" table:formula="of:=[.D32]*['1Rm Tables'.$B$9]" office:value-type="float" office:value="122.1" calcext:value-type="float">
            <text:p>122.10</text:p>
          </table:table-cell>
          <table:table-cell table:formula="of:=[.H32]*[.E32]" office:value-type="float" office:value="854.7" calcext:value-type="float">
            <text:p>854.70</text:p>
          </table:table-cell>
          <table:table-cell table:style-name="ce53" table:formula="of:=[.F32]*[.G32]" office:value-type="float" office:value="1.92578313253012" calcext:value-type="float">
            <text:p>1.93</text:p>
          </table:table-cell>
          <table:table-cell table:style-name="ce40" table:formula="of:=[.E32]*[.G32]" office:value-type="float" office:value="14" calcext:value-type="float">
            <text:p>14</text:p>
          </table:table-cell>
          <table:table-cell table:style-name="ce40" table:number-columns-repeated="1013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/>
          <table:table-cell table:style-name="ce40"/>
          <table:table-cell table:number-columns-repeated="1013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Highering up with 0.2</text:p>
          </table:table-cell>
          <table:table-cell table:number-columns-repeated="2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35]" office:value-type="float" office:value="6" calcext:value-type="float">
            <text:p>6</text:p>
          </table:table-cell>
          <table:table-cell table:formula="of:=[.D38]/['1Rm Tables'.$B$37]" office:value-type="float" office:value="0.697674418604651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38]*['1Rm Tables'.$B$9]" office:value-type="float" office:value="91.6666666666667" calcext:value-type="float">
            <text:p>91.67</text:p>
          </table:table-cell>
          <table:table-cell table:formula="of:=[.H38]*[.E38]" office:value-type="float" office:value="550" calcext:value-type="float">
            <text:p>550.00</text:p>
          </table:table-cell>
          <table:table-cell table:formula="of:=[.F38]*[.G38]" office:value-type="float" office:value="2.79069767441861" calcext:value-type="float">
            <text:p>2.79</text:p>
          </table:table-cell>
          <table:table-cell table:formula="of:=[.E38]*[.G38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39]*['1Rm Tables'.$B$37]" office:value-type="float" office:value="0.6172" calcext:value-type="float">
            <text:p>0.62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8]+0.02" office:value-type="float" office:value="0.717674418604651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39]*['1Rm Tables'.$B$9]" office:value-type="float" office:value="94.2944444444445" calcext:value-type="float">
            <text:p>94.29</text:p>
          </table:table-cell>
          <table:table-cell table:formula="of:=[.H39]*[.E39]" office:value-type="float" office:value="565.766666666667" calcext:value-type="float">
            <text:p>565.77</text:p>
          </table:table-cell>
          <table:table-cell table:formula="of:=[.F39]*[.G39]" office:value-type="float" office:value="2.87069767441861" calcext:value-type="float">
            <text:p>2.87</text:p>
          </table:table-cell>
          <table:table-cell table:formula="of:=[.E39]*[.G39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0]*['1Rm Tables'.$B$37]" office:value-type="float" office:value="0.6344" calcext:value-type="float">
            <text:p>0.63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9]+0.02" office:value-type="float" office:value="0.73767441860465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0]*['1Rm Tables'.$B$9]" office:value-type="float" office:value="96.9222222222222" calcext:value-type="float">
            <text:p>96.92</text:p>
          </table:table-cell>
          <table:table-cell table:formula="of:=[.H40]*[.E40]" office:value-type="float" office:value="581.533333333334" calcext:value-type="float">
            <text:p>581.53</text:p>
          </table:table-cell>
          <table:table-cell table:formula="of:=[.F40]*[.G40]" office:value-type="float" office:value="2.95069767441861" calcext:value-type="float">
            <text:p>2.95</text:p>
          </table:table-cell>
          <table:table-cell table:formula="of:=[.E40]*[.G4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1]*['1Rm Tables'.$B$37]" office:value-type="float" office:value="0.6516" calcext:value-type="float">
            <text:p>0.65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0]+0.02" office:value-type="float" office:value="0.75767441860465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41]*['1Rm Tables'.$B$9]" office:value-type="float" office:value="99.55" calcext:value-type="float">
            <text:p>99.55</text:p>
          </table:table-cell>
          <table:table-cell table:formula="of:=[.H41]*[.E41]" office:value-type="float" office:value="597.3" calcext:value-type="float">
            <text:p>597.30</text:p>
          </table:table-cell>
          <table:table-cell table:formula="of:=[.F41]*[.G41]" office:value-type="float" office:value="3.03069767441861" calcext:value-type="float">
            <text:p>3.03</text:p>
          </table:table-cell>
          <table:table-cell table:formula="of:=[.E41]*[.G4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2]*['1Rm Tables'.$B$37]" office:value-type="float" office:value="0.6688" calcext:value-type="float">
            <text:p>0.67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1]+0.02" office:value-type="float" office:value="0.77767441860465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42]*['1Rm Tables'.$B$9]" office:value-type="float" office:value="102.177777777778" calcext:value-type="float">
            <text:p>102.18</text:p>
          </table:table-cell>
          <table:table-cell table:formula="of:=[.H42]*[.E42]" office:value-type="float" office:value="613.066666666667" calcext:value-type="float">
            <text:p>613.07</text:p>
          </table:table-cell>
          <table:table-cell table:formula="of:=[.F42]*[.G42]" office:value-type="float" office:value="3.11069767441861" calcext:value-type="float">
            <text:p>3.11</text:p>
          </table:table-cell>
          <table:table-cell table:formula="of:=[.E42]*[.G4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3]*['1Rm Tables'.$B$37]" office:value-type="float" office:value="0.686" calcext:value-type="float">
            <text:p>0.69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2]+0.02" office:value-type="float" office:value="0.79767441860465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43]*['1Rm Tables'.$B$9]" office:value-type="float" office:value="104.805555555556" calcext:value-type="float">
            <text:p>104.81</text:p>
          </table:table-cell>
          <table:table-cell table:formula="of:=[.H43]*[.E43]" office:value-type="float" office:value="628.833333333334" calcext:value-type="float">
            <text:p>628.83</text:p>
          </table:table-cell>
          <table:table-cell table:formula="of:=[.F43]*[.G43]" office:value-type="float" office:value="3.19069767441861" calcext:value-type="float">
            <text:p>3.19</text:p>
          </table:table-cell>
          <table:table-cell table:formula="of:=[.E43]*[.G4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not in prilepin because of reps per set</text:p>
          </table:table-cell>
          <table:table-cell table:style-name="ce2" table:formula="of:=[.F44]*['1Rm Tables'.$B$37]" office:value-type="float" office:value="0.7032" calcext:value-type="float">
            <text:p>0.70</text:p>
          </table:table-cell>
          <table:table-cell table:style-name="ce4" table:formula="of:=[.$D$35]" office:value-type="float" office:value="6" calcext:value-type="float">
            <text:p>6</text:p>
          </table:table-cell>
          <table:table-cell table:style-name="ce58" table:formula="of:=[.F43]+0.02" office:value-type="float" office:value="0.817674418604651" calcext:value-type="float">
            <text:p>0.82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44]*['1Rm Tables'.$B$9]" office:value-type="float" office:value="107.433333333333" calcext:value-type="float">
            <text:p>107.43</text:p>
          </table:table-cell>
          <table:table-cell table:formula="of:=[.H44]*[.E44]" office:value-type="float" office:value="644.6" calcext:value-type="float">
            <text:p>644.60</text:p>
          </table:table-cell>
          <table:table-cell table:style-name="ce2" table:formula="of:=[.F44]*[.G44]" office:value-type="float" office:value="2.45302325581395" calcext:value-type="float">
            <text:p>2.45</text:p>
          </table:table-cell>
          <table:table-cell table:style-name="ce50" table:formula="of:=[.E44]*[.G44]" office:value-type="float" office:value="18" calcext:value-type="float">
            <text:p>18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45]*['1Rm Tables'.$B$37]" office:value-type="float" office:value="0.7204" calcext:value-type="float">
            <text:p>0.72</text:p>
          </table:table-cell>
          <table:table-cell table:style-name="ce4" table:formula="of:=[.$D$35]" office:value-type="float" office:value="6" calcext:value-type="float">
            <text:p>6</text:p>
          </table:table-cell>
          <table:table-cell table:style-name="ce58" table:formula="of:=[.F44]+0.02" office:value-type="float" office:value="0.837674418604651" calcext:value-type="float">
            <text:p>0.84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45]*['1Rm Tables'.$B$9]" office:value-type="float" office:value="110.061111111111" calcext:value-type="float">
            <text:p>110.06</text:p>
          </table:table-cell>
          <table:table-cell table:formula="of:=[.H45]*[.E45]" office:value-type="float" office:value="660.366666666667" calcext:value-type="float">
            <text:p>660.37</text:p>
          </table:table-cell>
          <table:table-cell table:style-name="ce2" table:formula="of:=[.F45]*[.G45]" office:value-type="float" office:value="2.51302325581395" calcext:value-type="float">
            <text:p>2.51</text:p>
          </table:table-cell>
          <table:table-cell table:style-name="ce50" table:formula="of:=[.E45]*[.G45]" office:value-type="float" office:value="18" calcext:value-type="float">
            <text:p>18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46]*['1Rm Tables'.$B$37]" office:value-type="float" office:value="0.7376" calcext:value-type="float">
            <text:p>0.74</text:p>
          </table:table-cell>
          <table:table-cell table:style-name="ce4" table:formula="of:=[.$D$35]" office:value-type="float" office:value="6" calcext:value-type="float">
            <text:p>6</text:p>
          </table:table-cell>
          <table:table-cell table:style-name="ce58" table:formula="of:=[.F45]+0.02" office:value-type="float" office:value="0.857674418604651" calcext:value-type="float">
            <text:p>0.86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46]*['1Rm Tables'.$B$9]" office:value-type="float" office:value="112.688888888889" calcext:value-type="float">
            <text:p>112.69</text:p>
          </table:table-cell>
          <table:table-cell table:formula="of:=[.H46]*[.E46]" office:value-type="float" office:value="676.133333333334" calcext:value-type="float">
            <text:p>676.13</text:p>
          </table:table-cell>
          <table:table-cell table:style-name="ce2" table:formula="of:=[.F46]*[.G46]" office:value-type="float" office:value="2.57302325581395" calcext:value-type="float">
            <text:p>2.57</text:p>
          </table:table-cell>
          <table:table-cell table:style-name="ce50" table:formula="of:=[.E46]*[.G46]" office:value-type="float" office:value="18" calcext:value-type="float">
            <text:p>18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47]*['1Rm Tables'.$B$37]" office:value-type="float" office:value="0.7548" calcext:value-type="float">
            <text:p>0.75</text:p>
          </table:table-cell>
          <table:table-cell table:style-name="ce4" table:formula="of:=[.$D$35]" office:value-type="float" office:value="6" calcext:value-type="float">
            <text:p>6</text:p>
          </table:table-cell>
          <table:table-cell table:style-name="ce58" table:formula="of:=[.F46]+0.02" office:value-type="float" office:value="0.877674418604651" calcext:value-type="float">
            <text:p>0.88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47]*['1Rm Tables'.$B$9]" office:value-type="float" office:value="115.316666666667" calcext:value-type="float">
            <text:p>115.32</text:p>
          </table:table-cell>
          <table:table-cell table:formula="of:=[.H47]*[.E47]" office:value-type="float" office:value="691.9" calcext:value-type="float">
            <text:p>691.90</text:p>
          </table:table-cell>
          <table:table-cell table:style-name="ce2" table:formula="of:=[.F47]*[.G47]" office:value-type="float" office:value="2.63302325581395" calcext:value-type="float">
            <text:p>2.63</text:p>
          </table:table-cell>
          <table:table-cell table:style-name="ce50" table:formula="of:=[.E47]*[.G47]" office:value-type="float" office:value="18" calcext:value-type="float">
            <text:p>18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48]*['1Rm Tables'.$B$37]" office:value-type="float" office:value="0.772" calcext:value-type="float">
            <text:p>0.77</text:p>
          </table:table-cell>
          <table:table-cell table:style-name="ce4" table:formula="of:=[.$D$35]" office:value-type="float" office:value="6" calcext:value-type="float">
            <text:p>6</text:p>
          </table:table-cell>
          <table:table-cell table:style-name="ce58" table:formula="of:=[.F47]+0.02" office:value-type="float" office:value="0.897674418604651" calcext:value-type="float">
            <text:p>0.90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48]*['1Rm Tables'.$B$9]" office:value-type="float" office:value="117.944444444444" calcext:value-type="float">
            <text:p>117.94</text:p>
          </table:table-cell>
          <table:table-cell table:formula="of:=[.H48]*[.E48]" office:value-type="float" office:value="707.666666666667" calcext:value-type="float">
            <text:p>707.67</text:p>
          </table:table-cell>
          <table:table-cell table:style-name="ce2" table:formula="of:=[.F48]*[.G48]" office:value-type="float" office:value="2.69302325581395" calcext:value-type="float">
            <text:p>2.69</text:p>
          </table:table-cell>
          <table:table-cell table:style-name="ce50" table:formula="of:=[.E48]*[.G48]" office:value-type="float" office:value="18" calcext:value-type="float">
            <text:p>18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49]*['1Rm Tables'.$B$37]" office:value-type="float" office:value="0.7892" calcext:value-type="float">
            <text:p>0.79</text:p>
          </table:table-cell>
          <table:table-cell table:style-name="ce4" table:formula="of:=[.$D$35]" office:value-type="float" office:value="6" calcext:value-type="float">
            <text:p>6</text:p>
          </table:table-cell>
          <table:table-cell table:style-name="ce58" table:formula="of:=[.F48]+0.02" office:value-type="float" office:value="0.917674418604651" calcext:value-type="float">
            <text:p>0.92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49]*['1Rm Tables'.$B$9]" office:value-type="float" office:value="120.572222222222" calcext:value-type="float">
            <text:p>120.57</text:p>
          </table:table-cell>
          <table:table-cell table:formula="of:=[.H49]*[.E49]" office:value-type="float" office:value="723.433333333334" calcext:value-type="float">
            <text:p>723.43</text:p>
          </table:table-cell>
          <table:table-cell table:style-name="ce2" table:formula="of:=[.F49]*[.G49]" office:value-type="float" office:value="2.75302325581395" calcext:value-type="float">
            <text:p>2.75</text:p>
          </table:table-cell>
          <table:table-cell table:style-name="ce50" table:formula="of:=[.E49]*[.G49]" office:value-type="float" office:value="18" calcext:value-type="float">
            <text:p>18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50]*['1Rm Tables'.$B$37]" office:value-type="float" office:value="0.8064" calcext:value-type="float">
            <text:p>0.81</text:p>
          </table:table-cell>
          <table:table-cell table:style-name="ce4" table:formula="of:=[.$D$35]" office:value-type="float" office:value="6" calcext:value-type="float">
            <text:p>6</text:p>
          </table:table-cell>
          <table:table-cell table:style-name="ce2" table:formula="of:=[.F49]+0.02" office:value-type="float" office:value="0.937674418604651" calcext:value-type="float">
            <text:p>0.94</text:p>
          </table:table-cell>
          <table:table-cell table:style-name="ce6" office:value-type="float" office:value="2" calcext:value-type="float">
            <text:p>2</text:p>
          </table:table-cell>
          <table:table-cell table:style-name="ce2" table:formula="of:=[.D50]*['1Rm Tables'.$B$9]" office:value-type="float" office:value="123.2" calcext:value-type="float">
            <text:p>123.20</text:p>
          </table:table-cell>
          <table:table-cell table:formula="of:=[.H50]*[.E50]" office:value-type="float" office:value="739.2" calcext:value-type="float">
            <text:p>739.20</text:p>
          </table:table-cell>
          <table:table-cell table:style-name="ce2" table:formula="of:=[.F50]*[.G50]" office:value-type="float" office:value="1.8753488372093" calcext:value-type="float">
            <text:p>1.88</text:p>
          </table:table-cell>
          <table:table-cell table:style-name="ce6" table:formula="of:=[.E50]*[.G50]" office:value-type="float" office:value="12" calcext:value-type="float">
            <text:p>12</text:p>
          </table:table-cell>
          <table:table-cell table:style-name="ce6" table:number-columns-repeated="1013"/>
        </table:table-row>
        <table:table-row table:style-name="ro1">
          <table:table-cell table:style-name="ce40" table:number-columns-repeated="3"/>
          <table:table-cell table:style-name="ce53" table:formula="of:=[.F51]*['1Rm Tables'.$B$37]" office:value-type="float" office:value="0.8236" calcext:value-type="float">
            <text:p>0.82</text:p>
          </table:table-cell>
          <table:table-cell table:style-name="ce55" table:formula="of:=[.$D$35]" office:value-type="float" office:value="6" calcext:value-type="float">
            <text:p>6</text:p>
          </table:table-cell>
          <table:table-cell table:style-name="ce53" table:formula="of:=[.F50]+0.02" office:value-type="float" office:value="0.957674418604652" calcext:value-type="float">
            <text:p>0.96</text:p>
          </table:table-cell>
          <table:table-cell table:style-name="ce40" office:value-type="float" office:value="2" calcext:value-type="float">
            <text:p>2</text:p>
          </table:table-cell>
          <table:table-cell table:style-name="ce53" table:formula="of:=[.D51]*['1Rm Tables'.$B$9]" office:value-type="float" office:value="125.827777777778" calcext:value-type="float">
            <text:p>125.83</text:p>
          </table:table-cell>
          <table:table-cell table:formula="of:=[.H51]*[.E51]" office:value-type="float" office:value="754.966666666667" calcext:value-type="float">
            <text:p>754.97</text:p>
          </table:table-cell>
          <table:table-cell table:style-name="ce53" table:formula="of:=[.F51]*[.G51]" office:value-type="float" office:value="1.9153488372093" calcext:value-type="float">
            <text:p>1.92</text:p>
          </table:table-cell>
          <table:table-cell table:style-name="ce40" table:formula="of:=[.E51]*[.G51]" office:value-type="float" office:value="12" calcext:value-type="float">
            <text:p>12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52]*['1Rm Tables'.$B$37]" office:value-type="float" office:value="0.8408" calcext:value-type="float">
            <text:p>0.84</text:p>
          </table:table-cell>
          <table:table-cell table:style-name="ce55" table:formula="of:=[.$D$35]" office:value-type="float" office:value="6" calcext:value-type="float">
            <text:p>6</text:p>
          </table:table-cell>
          <table:table-cell table:style-name="ce53" table:formula="of:=[.F51]+0.02" office:value-type="float" office:value="0.977674418604651" calcext:value-type="float">
            <text:p>0.98</text:p>
          </table:table-cell>
          <table:table-cell table:style-name="ce40" office:value-type="float" office:value="2" calcext:value-type="float">
            <text:p>2</text:p>
          </table:table-cell>
          <table:table-cell table:style-name="ce53" table:formula="of:=[.D52]*['1Rm Tables'.$B$9]" office:value-type="float" office:value="128.455555555556" calcext:value-type="float">
            <text:p>128.46</text:p>
          </table:table-cell>
          <table:table-cell table:formula="of:=[.H52]*[.E52]" office:value-type="float" office:value="770.733333333334" calcext:value-type="float">
            <text:p>770.73</text:p>
          </table:table-cell>
          <table:table-cell table:style-name="ce53" table:formula="of:=[.F52]*[.G52]" office:value-type="float" office:value="1.9553488372093" calcext:value-type="float">
            <text:p>1.96</text:p>
          </table:table-cell>
          <table:table-cell table:style-name="ce40" table:formula="of:=[.E52]*[.G52]" office:value-type="float" office:value="12" calcext:value-type="float">
            <text:p>12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53]*['1Rm Tables'.$B$37]" office:value-type="float" office:value="0.858" calcext:value-type="float">
            <text:p>0.86</text:p>
          </table:table-cell>
          <table:table-cell table:style-name="ce55" table:formula="of:=[.$D$35]" office:value-type="float" office:value="6" calcext:value-type="float">
            <text:p>6</text:p>
          </table:table-cell>
          <table:table-cell table:style-name="ce53" table:formula="of:=[.F52]+0.02" office:value-type="float" office:value="0.997674418604652" calcext:value-type="float">
            <text:p>1.00</text:p>
          </table:table-cell>
          <table:table-cell table:style-name="ce40" office:value-type="float" office:value="2" calcext:value-type="float">
            <text:p>2</text:p>
          </table:table-cell>
          <table:table-cell table:style-name="ce53" table:formula="of:=[.D53]*['1Rm Tables'.$B$9]" office:value-type="float" office:value="131.083333333333" calcext:value-type="float">
            <text:p>131.08</text:p>
          </table:table-cell>
          <table:table-cell table:formula="of:=[.H53]*[.E53]" office:value-type="float" office:value="786.5" calcext:value-type="float">
            <text:p>786.50</text:p>
          </table:table-cell>
          <table:table-cell table:style-name="ce53" table:formula="of:=[.F53]*[.G53]" office:value-type="float" office:value="1.9953488372093" calcext:value-type="float">
            <text:p>2.00</text:p>
          </table:table-cell>
          <table:table-cell table:style-name="ce40" table:formula="of:=[.E53]*[.G53]" office:value-type="float" office:value="12" calcext:value-type="float">
            <text:p>12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54]*['1Rm Tables'.$B$37]" office:value-type="float" office:value="0.8752" calcext:value-type="float">
            <text:p>0.88</text:p>
          </table:table-cell>
          <table:table-cell table:style-name="ce55" table:formula="of:=[.$D$35]" office:value-type="float" office:value="6" calcext:value-type="float">
            <text:p>6</text:p>
          </table:table-cell>
          <table:table-cell table:style-name="ce53" table:formula="of:=[.F53]+0.02" office:value-type="float" office:value="1.01767441860465" calcext:value-type="float">
            <text:p>1.02</text:p>
          </table:table-cell>
          <table:table-cell table:style-name="ce40" office:value-type="float" office:value="2" calcext:value-type="float">
            <text:p>2</text:p>
          </table:table-cell>
          <table:table-cell table:style-name="ce53" table:formula="of:=[.D54]*['1Rm Tables'.$B$9]" office:value-type="float" office:value="133.711111111111" calcext:value-type="float">
            <text:p>133.71</text:p>
          </table:table-cell>
          <table:table-cell table:formula="of:=[.H54]*[.E54]" office:value-type="float" office:value="802.266666666667" calcext:value-type="float">
            <text:p>802.27</text:p>
          </table:table-cell>
          <table:table-cell table:style-name="ce53" table:formula="of:=[.F54]*[.G54]" office:value-type="float" office:value="2.0353488372093" calcext:value-type="float">
            <text:p>2.04</text:p>
          </table:table-cell>
          <table:table-cell table:style-name="ce40" table:formula="of:=[.E54]*[.G54]" office:value-type="float" office:value="12" calcext:value-type="float">
            <text:p>12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55]*['1Rm Tables'.$B$37]" office:value-type="float" office:value="0.8924" calcext:value-type="float">
            <text:p>0.89</text:p>
          </table:table-cell>
          <table:table-cell table:style-name="ce55" table:formula="of:=[.$D$35]" office:value-type="float" office:value="6" calcext:value-type="float">
            <text:p>6</text:p>
          </table:table-cell>
          <table:table-cell table:style-name="ce53" table:formula="of:=[.F54]+0.02" office:value-type="float" office:value="1.03767441860465" calcext:value-type="float">
            <text:p>1.04</text:p>
          </table:table-cell>
          <table:table-cell table:style-name="ce40" office:value-type="float" office:value="2" calcext:value-type="float">
            <text:p>2</text:p>
          </table:table-cell>
          <table:table-cell table:style-name="ce53" table:formula="of:=[.D55]*['1Rm Tables'.$B$9]" office:value-type="float" office:value="136.338888888889" calcext:value-type="float">
            <text:p>136.34</text:p>
          </table:table-cell>
          <table:table-cell table:formula="of:=[.H55]*[.E55]" office:value-type="float" office:value="818.033333333334" calcext:value-type="float">
            <text:p>818.03</text:p>
          </table:table-cell>
          <table:table-cell table:style-name="ce53" table:formula="of:=[.F55]*[.G55]" office:value-type="float" office:value="2.0753488372093" calcext:value-type="float">
            <text:p>2.08</text:p>
          </table:table-cell>
          <table:table-cell table:style-name="ce40" table:formula="of:=[.E55]*[.G55]" office:value-type="float" office:value="12" calcext:value-type="float">
            <text:p>12</text:p>
          </table:table-cell>
          <table:table-cell table:style-name="ce40" table:number-columns-repeated="1013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7]*[.E5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cksquat</text:p>
          </table:table-cell>
          <table:table-cell table:number-columns-repeated="7"/>
          <table:table-cell table:formula="of:=[.H58]*[.E5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9]*[.E5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60]*[.E6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5 Reps</text:p>
          </table:table-cell>
          <table:table-cell table:number-columns-repeated="2"/>
          <table:table-cell table:style-name="ce1" office:value-type="string" calcext:value-type="string">
            <text:p>Highering up with 0.2</text:p>
          </table:table-cell>
          <table:table-cell table:number-columns-repeated="2"/>
          <table:table-cell table:formula="of:=[.H61]*[.E6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62]*[.E6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5" calcext:value-type="float">
            <text:p>5</text:p>
          </table:table-cell>
          <table:table-cell table:formula="of:=[.D64]/['1Rm Tables'.$B$36]" office:value-type="float" office:value="0.681818181818182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table:formula="of:=[.D64]*['1Rm Tables'.$B$9]" office:value-type="float" office:value="91.6666666666667" calcext:value-type="float">
            <text:p>91.67</text:p>
          </table:table-cell>
          <table:table-cell table:formula="of:=[.H64]*[.E64]" office:value-type="float" office:value="458.333333333333" calcext:value-type="float">
            <text:p>458.33</text:p>
          </table:table-cell>
          <table:table-cell table:formula="of:=[.F64]*[.G64]" office:value-type="float" office:value="2.72727272727273" calcext:value-type="float">
            <text:p>2.73</text:p>
          </table:table-cell>
          <table:table-cell table:style-name="ce50" table:formula="of:=[.E64]*[.G64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5]*['1Rm Tables'.$B$36]" office:value-type="float" office:value="0.6176" calcext:value-type="float">
            <text:p>0.62</text:p>
          </table:table-cell>
          <table:table-cell office:value-type="float" office:value="5" calcext:value-type="float">
            <text:p>5</text:p>
          </table:table-cell>
          <table:table-cell table:formula="of:=[.F64]+0.02" office:value-type="float" office:value="0.701818181818182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65]*['1Rm Tables'.$B$9]" office:value-type="float" office:value="94.3555555555556" calcext:value-type="float">
            <text:p>94.36</text:p>
          </table:table-cell>
          <table:table-cell table:formula="of:=[.H65]*[.E65]" office:value-type="float" office:value="471.777777777778" calcext:value-type="float">
            <text:p>471.78</text:p>
          </table:table-cell>
          <table:table-cell table:formula="of:=[.F65]*[.G65]" office:value-type="float" office:value="2.80727272727273" calcext:value-type="float">
            <text:p>2.81</text:p>
          </table:table-cell>
          <table:table-cell table:style-name="ce50" table:formula="of:=[.E65]*[.G65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6]*['1Rm Tables'.$B$36]" office:value-type="float" office:value="0.6352" calcext:value-type="float">
            <text:p>0.64</text:p>
          </table:table-cell>
          <table:table-cell office:value-type="float" office:value="5" calcext:value-type="float">
            <text:p>5</text:p>
          </table:table-cell>
          <table:table-cell table:formula="of:=[.F65]+0.02" office:value-type="float" office:value="0.72181818181818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66]*['1Rm Tables'.$B$9]" office:value-type="float" office:value="97.0444444444444" calcext:value-type="float">
            <text:p>97.04</text:p>
          </table:table-cell>
          <table:table-cell table:formula="of:=[.H66]*[.E66]" office:value-type="float" office:value="485.222222222222" calcext:value-type="float">
            <text:p>485.22</text:p>
          </table:table-cell>
          <table:table-cell table:formula="of:=[.F66]*[.G66]" office:value-type="float" office:value="2.88727272727273" calcext:value-type="float">
            <text:p>2.89</text:p>
          </table:table-cell>
          <table:table-cell table:style-name="ce50" table:formula="of:=[.E66]*[.G66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7]*['1Rm Tables'.$B$36]" office:value-type="float" office:value="0.6528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table:formula="of:=[.F66]+0.02" office:value-type="float" office:value="0.741818181818182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67]*['1Rm Tables'.$B$9]" office:value-type="float" office:value="99.7333333333333" calcext:value-type="float">
            <text:p>99.73</text:p>
          </table:table-cell>
          <table:table-cell table:formula="of:=[.H67]*[.E67]" office:value-type="float" office:value="498.666666666667" calcext:value-type="float">
            <text:p>498.67</text:p>
          </table:table-cell>
          <table:table-cell table:formula="of:=[.F67]*[.G67]" office:value-type="float" office:value="2.96727272727273" calcext:value-type="float">
            <text:p>2.97</text:p>
          </table:table-cell>
          <table:table-cell table:style-name="ce50" table:formula="of:=[.E67]*[.G67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8]*['1Rm Tables'.$B$36]" office:value-type="float" office:value="0.6704" calcext:value-type="float">
            <text:p>0.67</text:p>
          </table:table-cell>
          <table:table-cell office:value-type="float" office:value="5" calcext:value-type="float">
            <text:p>5</text:p>
          </table:table-cell>
          <table:table-cell table:formula="of:=[.F67]+0.02" office:value-type="float" office:value="0.761818181818182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68]*['1Rm Tables'.$B$9]" office:value-type="float" office:value="102.422222222222" calcext:value-type="float">
            <text:p>102.42</text:p>
          </table:table-cell>
          <table:table-cell table:formula="of:=[.H68]*[.E68]" office:value-type="float" office:value="512.111111111111" calcext:value-type="float">
            <text:p>512.11</text:p>
          </table:table-cell>
          <table:table-cell table:formula="of:=[.F68]*[.G68]" office:value-type="float" office:value="3.04727272727273" calcext:value-type="float">
            <text:p>3.05</text:p>
          </table:table-cell>
          <table:table-cell table:style-name="ce50" table:formula="of:=[.E68]*[.G68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9]*['1Rm Tables'.$B$36]" office:value-type="float" office:value="0.688" calcext:value-type="float">
            <text:p>0.69</text:p>
          </table:table-cell>
          <table:table-cell office:value-type="float" office:value="5" calcext:value-type="float">
            <text:p>5</text:p>
          </table:table-cell>
          <table:table-cell table:formula="of:=[.F68]+0.02" office:value-type="float" office:value="0.781818181818182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9]*['1Rm Tables'.$B$9]" office:value-type="float" office:value="105.111111111111" calcext:value-type="float">
            <text:p>105.11</text:p>
          </table:table-cell>
          <table:table-cell table:formula="of:=[.H69]*[.E69]" office:value-type="float" office:value="525.555555555556" calcext:value-type="float">
            <text:p>525.56</text:p>
          </table:table-cell>
          <table:table-cell table:formula="of:=[.F69]*[.G69]" office:value-type="float" office:value="3.12727272727273" calcext:value-type="float">
            <text:p>3.13</text:p>
          </table:table-cell>
          <table:table-cell table:style-name="ce50" table:formula="of:=[.E69]*[.G69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not in prilepin because of reps per set</text:p>
          </table:table-cell>
          <table:table-cell table:style-name="ce2" table:formula="of:=[.F70]*['1Rm Tables'.$B$36]" office:value-type="float" office:value="0.7056" calcext:value-type="float">
            <text:p>0.71</text:p>
          </table:table-cell>
          <table:table-cell table:style-name="ce4" office:value-type="float" office:value="5" calcext:value-type="float">
            <text:p>5</text:p>
          </table:table-cell>
          <table:table-cell table:style-name="ce2" table:formula="of:=[.F69]+0.02" office:value-type="float" office:value="0.801818181818182" calcext:value-type="float">
            <text:p>0.80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70]*['1Rm Tables'.$B$9]" office:value-type="float" office:value="107.8" calcext:value-type="float">
            <text:p>107.80</text:p>
          </table:table-cell>
          <table:table-cell table:formula="of:=[.H70]*[.E70]" office:value-type="float" office:value="539" calcext:value-type="float">
            <text:p>539.00</text:p>
          </table:table-cell>
          <table:table-cell table:style-name="ce2" table:formula="of:=[.F70]*[.G70]" office:value-type="float" office:value="2.40545454545455" calcext:value-type="float">
            <text:p>2.41</text:p>
          </table:table-cell>
          <table:table-cell table:style-name="ce50" table:formula="of:=[.E70]*[.G70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71]*['1Rm Tables'.$B$36]" office:value-type="float" office:value="0.7232" calcext:value-type="float">
            <text:p>0.72</text:p>
          </table:table-cell>
          <table:table-cell table:style-name="ce4" office:value-type="float" office:value="5" calcext:value-type="float">
            <text:p>5</text:p>
          </table:table-cell>
          <table:table-cell table:style-name="ce58" table:formula="of:=[.F70]+0.02" office:value-type="float" office:value="0.821818181818182" calcext:value-type="float">
            <text:p>0.82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71]*['1Rm Tables'.$B$9]" office:value-type="float" office:value="110.488888888889" calcext:value-type="float">
            <text:p>110.49</text:p>
          </table:table-cell>
          <table:table-cell table:formula="of:=[.H71]*[.E71]" office:value-type="float" office:value="552.444444444445" calcext:value-type="float">
            <text:p>552.44</text:p>
          </table:table-cell>
          <table:table-cell table:style-name="ce2" table:formula="of:=[.F71]*[.G71]" office:value-type="float" office:value="2.46545454545455" calcext:value-type="float">
            <text:p>2.47</text:p>
          </table:table-cell>
          <table:table-cell table:style-name="ce50" table:formula="of:=[.E71]*[.G71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72]*['1Rm Tables'.$B$36]" office:value-type="float" office:value="0.7408" calcext:value-type="float">
            <text:p>0.74</text:p>
          </table:table-cell>
          <table:table-cell table:style-name="ce4" office:value-type="float" office:value="5" calcext:value-type="float">
            <text:p>5</text:p>
          </table:table-cell>
          <table:table-cell table:style-name="ce58" table:formula="of:=[.F71]+0.02" office:value-type="float" office:value="0.841818181818182" calcext:value-type="float">
            <text:p>0.84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72]*['1Rm Tables'.$B$9]" office:value-type="float" office:value="113.177777777778" calcext:value-type="float">
            <text:p>113.18</text:p>
          </table:table-cell>
          <table:table-cell table:formula="of:=[.H72]*[.E72]" office:value-type="float" office:value="565.888888888889" calcext:value-type="float">
            <text:p>565.89</text:p>
          </table:table-cell>
          <table:table-cell table:style-name="ce2" table:formula="of:=[.F72]*[.G72]" office:value-type="float" office:value="2.52545454545455" calcext:value-type="float">
            <text:p>2.53</text:p>
          </table:table-cell>
          <table:table-cell table:style-name="ce50" table:formula="of:=[.E72]*[.G72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73]*['1Rm Tables'.$B$36]" office:value-type="float" office:value="0.7584" calcext:value-type="float">
            <text:p>0.76</text:p>
          </table:table-cell>
          <table:table-cell table:style-name="ce4" office:value-type="float" office:value="5" calcext:value-type="float">
            <text:p>5</text:p>
          </table:table-cell>
          <table:table-cell table:style-name="ce58" table:formula="of:=[.F72]+0.02" office:value-type="float" office:value="0.861818181818182" calcext:value-type="float">
            <text:p>0.86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73]*['1Rm Tables'.$B$9]" office:value-type="float" office:value="115.866666666667" calcext:value-type="float">
            <text:p>115.87</text:p>
          </table:table-cell>
          <table:table-cell table:formula="of:=[.H73]*[.E73]" office:value-type="float" office:value="579.333333333334" calcext:value-type="float">
            <text:p>579.33</text:p>
          </table:table-cell>
          <table:table-cell table:style-name="ce2" table:formula="of:=[.F73]*[.G73]" office:value-type="float" office:value="2.58545454545455" calcext:value-type="float">
            <text:p>2.59</text:p>
          </table:table-cell>
          <table:table-cell table:style-name="ce50" table:formula="of:=[.E73]*[.G73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74]*['1Rm Tables'.$B$36]" office:value-type="float" office:value="0.776" calcext:value-type="float">
            <text:p>0.78</text:p>
          </table:table-cell>
          <table:table-cell table:style-name="ce4" office:value-type="float" office:value="5" calcext:value-type="float">
            <text:p>5</text:p>
          </table:table-cell>
          <table:table-cell table:style-name="ce58" table:formula="of:=[.F73]+0.02" office:value-type="float" office:value="0.881818181818182" calcext:value-type="float">
            <text:p>0.88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74]*['1Rm Tables'.$B$9]" office:value-type="float" office:value="118.555555555556" calcext:value-type="float">
            <text:p>118.56</text:p>
          </table:table-cell>
          <table:table-cell table:formula="of:=[.H74]*[.E74]" office:value-type="float" office:value="592.777777777778" calcext:value-type="float">
            <text:p>592.78</text:p>
          </table:table-cell>
          <table:table-cell table:style-name="ce2" table:formula="of:=[.F74]*[.G74]" office:value-type="float" office:value="2.64545454545455" calcext:value-type="float">
            <text:p>2.65</text:p>
          </table:table-cell>
          <table:table-cell table:style-name="ce50" table:formula="of:=[.E74]*[.G74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75]*['1Rm Tables'.$B$36]" office:value-type="float" office:value="0.7936" calcext:value-type="float">
            <text:p>0.79</text:p>
          </table:table-cell>
          <table:table-cell table:style-name="ce4" office:value-type="float" office:value="5" calcext:value-type="float">
            <text:p>5</text:p>
          </table:table-cell>
          <table:table-cell table:style-name="ce58" table:formula="of:=[.F74]+0.02" office:value-type="float" office:value="0.901818181818182" calcext:value-type="float">
            <text:p>0.90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75]*['1Rm Tables'.$B$9]" office:value-type="float" office:value="121.244444444444" calcext:value-type="float">
            <text:p>121.24</text:p>
          </table:table-cell>
          <table:table-cell table:formula="of:=[.H75]*[.E75]" office:value-type="float" office:value="606.222222222222" calcext:value-type="float">
            <text:p>606.22</text:p>
          </table:table-cell>
          <table:table-cell table:style-name="ce2" table:formula="of:=[.F75]*[.G75]" office:value-type="float" office:value="2.70545454545455" calcext:value-type="float">
            <text:p>2.71</text:p>
          </table:table-cell>
          <table:table-cell table:style-name="ce50" table:formula="of:=[.E75]*[.G75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76]*['1Rm Tables'.$B$36]" office:value-type="float" office:value="0.8112" calcext:value-type="float">
            <text:p>0.81</text:p>
          </table:table-cell>
          <table:table-cell table:style-name="ce4" office:value-type="float" office:value="5" calcext:value-type="float">
            <text:p>5</text:p>
          </table:table-cell>
          <table:table-cell table:style-name="ce58" table:formula="of:=[.F75]+0.02" office:value-type="float" office:value="0.921818181818182" calcext:value-type="float">
            <text:p>0.92</text:p>
          </table:table-cell>
          <table:table-cell table:style-name="ce6" office:value-type="float" office:value="3" calcext:value-type="float">
            <text:p>3</text:p>
          </table:table-cell>
          <table:table-cell table:style-name="ce2" table:formula="of:=[.D76]*['1Rm Tables'.$B$9]" office:value-type="float" office:value="123.933333333333" calcext:value-type="float">
            <text:p>123.93</text:p>
          </table:table-cell>
          <table:table-cell table:formula="of:=[.H76]*[.E76]" office:value-type="float" office:value="619.666666666667" calcext:value-type="float">
            <text:p>619.67</text:p>
          </table:table-cell>
          <table:table-cell table:style-name="ce2" table:formula="of:=[.F76]*[.G76]" office:value-type="float" office:value="2.76545454545455" calcext:value-type="float">
            <text:p>2.77</text:p>
          </table:table-cell>
          <table:table-cell table:style-name="ce50" table:formula="of:=[.E76]*[.G76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40" table:number-columns-repeated="3"/>
          <table:table-cell table:style-name="ce53" table:formula="of:=[.F77]*['1Rm Tables'.$B$36]" office:value-type="float" office:value="0.8288" calcext:value-type="float">
            <text:p>0.83</text:p>
          </table:table-cell>
          <table:table-cell table:style-name="ce55" office:value-type="float" office:value="5" calcext:value-type="float">
            <text:p>5</text:p>
          </table:table-cell>
          <table:table-cell table:style-name="ce53" table:formula="of:=[.F76]+0.02" office:value-type="float" office:value="0.941818181818182" calcext:value-type="float">
            <text:p>0.94</text:p>
          </table:table-cell>
          <table:table-cell table:style-name="ce40" office:value-type="float" office:value="3" calcext:value-type="float">
            <text:p>3</text:p>
          </table:table-cell>
          <table:table-cell table:style-name="ce53" table:formula="of:=[.D77]*['1Rm Tables'.$B$9]" office:value-type="float" office:value="126.622222222222" calcext:value-type="float">
            <text:p>126.62</text:p>
          </table:table-cell>
          <table:table-cell table:formula="of:=[.H77]*[.E77]" office:value-type="float" office:value="633.111111111111" calcext:value-type="float">
            <text:p>633.11</text:p>
          </table:table-cell>
          <table:table-cell table:style-name="ce53" table:formula="of:=[.F77]*[.G77]" office:value-type="float" office:value="2.82545454545455" calcext:value-type="float">
            <text:p>2.83</text:p>
          </table:table-cell>
          <table:table-cell table:style-name="ce50" table:formula="of:=[.E77]*[.G77]" office:value-type="float" office:value="15" calcext:value-type="float">
            <text:p>15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78]*['1Rm Tables'.$B$36]" office:value-type="float" office:value="0.8464" calcext:value-type="float">
            <text:p>0.85</text:p>
          </table:table-cell>
          <table:table-cell table:style-name="ce55" office:value-type="float" office:value="5" calcext:value-type="float">
            <text:p>5</text:p>
          </table:table-cell>
          <table:table-cell table:style-name="ce53" table:formula="of:=[.F77]+0.02" office:value-type="float" office:value="0.961818181818182" calcext:value-type="float">
            <text:p>0.96</text:p>
          </table:table-cell>
          <table:table-cell table:style-name="ce40" office:value-type="float" office:value="3" calcext:value-type="float">
            <text:p>3</text:p>
          </table:table-cell>
          <table:table-cell table:style-name="ce53" table:formula="of:=[.D78]*['1Rm Tables'.$B$9]" office:value-type="float" office:value="129.311111111111" calcext:value-type="float">
            <text:p>129.31</text:p>
          </table:table-cell>
          <table:table-cell table:formula="of:=[.H78]*[.E78]" office:value-type="float" office:value="646.555555555556" calcext:value-type="float">
            <text:p>646.56</text:p>
          </table:table-cell>
          <table:table-cell table:style-name="ce53" table:formula="of:=[.F78]*[.G78]" office:value-type="float" office:value="2.88545454545455" calcext:value-type="float">
            <text:p>2.89</text:p>
          </table:table-cell>
          <table:table-cell table:style-name="ce50" table:formula="of:=[.E78]*[.G78]" office:value-type="float" office:value="15" calcext:value-type="float">
            <text:p>15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79]*['1Rm Tables'.$B$36]" office:value-type="float" office:value="0.864" calcext:value-type="float">
            <text:p>0.86</text:p>
          </table:table-cell>
          <table:table-cell table:style-name="ce55" office:value-type="float" office:value="5" calcext:value-type="float">
            <text:p>5</text:p>
          </table:table-cell>
          <table:table-cell table:style-name="ce53" table:formula="of:=[.F78]+0.02" office:value-type="float" office:value="0.981818181818182" calcext:value-type="float">
            <text:p>0.98</text:p>
          </table:table-cell>
          <table:table-cell table:style-name="ce40" office:value-type="float" office:value="3" calcext:value-type="float">
            <text:p>3</text:p>
          </table:table-cell>
          <table:table-cell table:style-name="ce53" table:formula="of:=[.D79]*['1Rm Tables'.$B$9]" office:value-type="float" office:value="132" calcext:value-type="float">
            <text:p>132.00</text:p>
          </table:table-cell>
          <table:table-cell table:formula="of:=[.H79]*[.E79]" office:value-type="float" office:value="660" calcext:value-type="float">
            <text:p>660.00</text:p>
          </table:table-cell>
          <table:table-cell table:style-name="ce53" table:formula="of:=[.F79]*[.G79]" office:value-type="float" office:value="2.94545454545455" calcext:value-type="float">
            <text:p>2.95</text:p>
          </table:table-cell>
          <table:table-cell table:style-name="ce50" table:formula="of:=[.E79]*[.G79]" office:value-type="float" office:value="15" calcext:value-type="float">
            <text:p>15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80]*['1Rm Tables'.$B$36]" office:value-type="float" office:value="0.8816" calcext:value-type="float">
            <text:p>0.88</text:p>
          </table:table-cell>
          <table:table-cell table:style-name="ce55" office:value-type="float" office:value="5" calcext:value-type="float">
            <text:p>5</text:p>
          </table:table-cell>
          <table:table-cell table:style-name="ce53" table:formula="of:=[.F79]+0.02" office:value-type="float" office:value="1.00181818181818" calcext:value-type="float">
            <text:p>1.00</text:p>
          </table:table-cell>
          <table:table-cell table:style-name="ce40" office:value-type="float" office:value="3" calcext:value-type="float">
            <text:p>3</text:p>
          </table:table-cell>
          <table:table-cell table:style-name="ce53" table:formula="of:=[.D80]*['1Rm Tables'.$B$9]" office:value-type="float" office:value="134.688888888889" calcext:value-type="float">
            <text:p>134.69</text:p>
          </table:table-cell>
          <table:table-cell table:formula="of:=[.H80]*[.E80]" office:value-type="float" office:value="673.444444444445" calcext:value-type="float">
            <text:p>673.44</text:p>
          </table:table-cell>
          <table:table-cell table:style-name="ce53" table:formula="of:=[.F80]*[.G80]" office:value-type="float" office:value="3.00545454545455" calcext:value-type="float">
            <text:p>3.01</text:p>
          </table:table-cell>
          <table:table-cell table:style-name="ce50" table:formula="of:=[.E80]*[.G80]" office:value-type="float" office:value="15" calcext:value-type="float">
            <text:p>15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81]*['1Rm Tables'.$B$36]" office:value-type="float" office:value="0.8992" calcext:value-type="float">
            <text:p>0.90</text:p>
          </table:table-cell>
          <table:table-cell table:style-name="ce55" office:value-type="float" office:value="5" calcext:value-type="float">
            <text:p>5</text:p>
          </table:table-cell>
          <table:table-cell table:style-name="ce53" table:formula="of:=[.F80]+0.02" office:value-type="float" office:value="1.02181818181818" calcext:value-type="float">
            <text:p>1.02</text:p>
          </table:table-cell>
          <table:table-cell table:style-name="ce40" office:value-type="float" office:value="2" calcext:value-type="float">
            <text:p>2</text:p>
          </table:table-cell>
          <table:table-cell table:style-name="ce53" table:formula="of:=[.D81]*['1Rm Tables'.$B$9]" office:value-type="float" office:value="137.377777777778" calcext:value-type="float">
            <text:p>137.38</text:p>
          </table:table-cell>
          <table:table-cell table:formula="of:=[.H81]*[.E81]" office:value-type="float" office:value="686.888888888889" calcext:value-type="float">
            <text:p>686.89</text:p>
          </table:table-cell>
          <table:table-cell table:style-name="ce53" table:formula="of:=[.F81]*[.G81]" office:value-type="float" office:value="2.04363636363636" calcext:value-type="float">
            <text:p>2.04</text:p>
          </table:table-cell>
          <table:table-cell table:style-name="ce40" table:formula="of:=[.E81]*[.G81]" office:value-type="float" office:value="10" calcext:value-type="float">
            <text:p>10</text:p>
          </table:table-cell>
          <table:table-cell table:style-name="ce40" table:number-columns-repeated="1013"/>
        </table:table-row>
        <table:table-row table:style-name="ro1">
          <table:table-cell table:number-columns-repeated="8"/>
          <table:table-cell table:formula="of:=[.H82]*[.E8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3]*[.E8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4]*[.E8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5]*[.E8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6]*[.E8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4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87]*[.E8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8]*[.E8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4" calcext:value-type="float">
            <text:p>4</text:p>
          </table:table-cell>
          <table:table-cell table:formula="of:=[.$D$90]/['1Rm Tables'.$B$35]" office:value-type="float" office:value="0.666666666666667" calcext:value-type="float">
            <text:p>0.67</text:p>
          </table:table-cell>
          <table:table-cell office:value-type="float" office:value="6" calcext:value-type="float">
            <text:p>6</text:p>
          </table:table-cell>
          <table:table-cell table:formula="of:=[.D90]*['1Rm Tables'.$B$9]" office:value-type="float" office:value="91.6666666666667" calcext:value-type="float">
            <text:p>91.67</text:p>
          </table:table-cell>
          <table:table-cell table:formula="of:=[.H90]*[.E90]" office:value-type="float" office:value="366.666666666667" calcext:value-type="float">
            <text:p>366.67</text:p>
          </table:table-cell>
          <table:table-cell table:formula="of:=[.F90]*[.G90]" office:value-type="float" office:value="4" calcext:value-type="float">
            <text:p>4.00</text:p>
          </table:table-cell>
          <table:table-cell table:formula="of:=[.E90]*[.G9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1]*['1Rm Tables'.$B$35]" office:value-type="float" office:value="0.618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table:formula="of:=[.F90]+0.02" office:value-type="float" office:value="0.686666666666667" calcext:value-type="float">
            <text:p>0.69</text:p>
          </table:table-cell>
          <table:table-cell office:value-type="float" office:value="6" calcext:value-type="float">
            <text:p>6</text:p>
          </table:table-cell>
          <table:table-cell table:formula="of:=[.D91]*['1Rm Tables'.$B$9]" office:value-type="float" office:value="94.4166666666667" calcext:value-type="float">
            <text:p>94.42</text:p>
          </table:table-cell>
          <table:table-cell table:formula="of:=[.H91]*[.E91]" office:value-type="float" office:value="377.666666666667" calcext:value-type="float">
            <text:p>377.67</text:p>
          </table:table-cell>
          <table:table-cell table:formula="of:=[.F91]*[.G91]" office:value-type="float" office:value="4.12" calcext:value-type="float">
            <text:p>4.12</text:p>
          </table:table-cell>
          <table:table-cell table:formula="of:=[.E91]*[.G9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2]*['1Rm Tables'.$B$35]" office:value-type="float" office:value="0.636" calcext:value-type="float">
            <text:p>0.64</text:p>
          </table:table-cell>
          <table:table-cell office:value-type="float" office:value="4" calcext:value-type="float">
            <text:p>4</text:p>
          </table:table-cell>
          <table:table-cell table:formula="of:=[.F91]+0.02" office:value-type="float" office:value="0.706666666666667" calcext:value-type="float">
            <text:p>0.71</text:p>
          </table:table-cell>
          <table:table-cell office:value-type="float" office:value="6" calcext:value-type="float">
            <text:p>6</text:p>
          </table:table-cell>
          <table:table-cell table:formula="of:=[.D92]*['1Rm Tables'.$B$9]" office:value-type="float" office:value="97.1666666666667" calcext:value-type="float">
            <text:p>97.17</text:p>
          </table:table-cell>
          <table:table-cell table:formula="of:=[.H92]*[.E92]" office:value-type="float" office:value="388.666666666667" calcext:value-type="float">
            <text:p>388.67</text:p>
          </table:table-cell>
          <table:table-cell table:formula="of:=[.F92]*[.G92]" office:value-type="float" office:value="4.24" calcext:value-type="float">
            <text:p>4.24</text:p>
          </table:table-cell>
          <table:table-cell table:formula="of:=[.E92]*[.G9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3]*['1Rm Tables'.$B$35]" office:value-type="float" office:value="0.654" calcext:value-type="float">
            <text:p>0.65</text:p>
          </table:table-cell>
          <table:table-cell office:value-type="float" office:value="4" calcext:value-type="float">
            <text:p>4</text:p>
          </table:table-cell>
          <table:table-cell table:formula="of:=[.F92]+0.02" office:value-type="float" office:value="0.726666666666667" calcext:value-type="float">
            <text:p>0.73</text:p>
          </table:table-cell>
          <table:table-cell office:value-type="float" office:value="6" calcext:value-type="float">
            <text:p>6</text:p>
          </table:table-cell>
          <table:table-cell table:formula="of:=[.D93]*['1Rm Tables'.$B$9]" office:value-type="float" office:value="99.9166666666667" calcext:value-type="float">
            <text:p>99.92</text:p>
          </table:table-cell>
          <table:table-cell table:formula="of:=[.H93]*[.E93]" office:value-type="float" office:value="399.666666666667" calcext:value-type="float">
            <text:p>399.67</text:p>
          </table:table-cell>
          <table:table-cell table:formula="of:=[.F93]*[.G93]" office:value-type="float" office:value="4.36" calcext:value-type="float">
            <text:p>4.36</text:p>
          </table:table-cell>
          <table:table-cell table:formula="of:=[.E93]*[.G9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4]*['1Rm Tables'.$B$35]" office:value-type="float" office:value="0.672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table:formula="of:=[.F93]+0.02" office:value-type="float" office:value="0.746666666666667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table:formula="of:=[.D94]*['1Rm Tables'.$B$9]" office:value-type="float" office:value="102.666666666667" calcext:value-type="float">
            <text:p>102.67</text:p>
          </table:table-cell>
          <table:table-cell table:formula="of:=[.H94]*[.E94]" office:value-type="float" office:value="410.666666666667" calcext:value-type="float">
            <text:p>410.67</text:p>
          </table:table-cell>
          <table:table-cell table:formula="of:=[.F94]*[.G94]" office:value-type="float" office:value="4.48" calcext:value-type="float">
            <text:p>4.48</text:p>
          </table:table-cell>
          <table:table-cell table:formula="of:=[.E94]*[.G9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5]*['1Rm Tables'.$B$35]"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table:formula="of:=[.F94]+0.02" office:value-type="float" office:value="0.76666666666666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95]*['1Rm Tables'.$B$9]" office:value-type="float" office:value="105.416666666667" calcext:value-type="float">
            <text:p>105.42</text:p>
          </table:table-cell>
          <table:table-cell table:formula="of:=[.H95]*[.E95]" office:value-type="float" office:value="421.666666666667" calcext:value-type="float">
            <text:p>421.67</text:p>
          </table:table-cell>
          <table:table-cell table:formula="of:=[.F95]*[.G95]" office:value-type="float" office:value="4.6" calcext:value-type="float">
            <text:p>4.60</text:p>
          </table:table-cell>
          <table:table-cell table:formula="of:=[.E95]*[.G95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not in prilepin because of reps per set</text:p>
          </table:table-cell>
          <table:table-cell table:style-name="ce2" table:formula="of:=[.F96]*['1Rm Tables'.$B$35]" office:value-type="float" office:value="0.708" calcext:value-type="float">
            <text:p>0.71</text:p>
          </table:table-cell>
          <table:table-cell table:style-name="ce4" office:value-type="float" office:value="4" calcext:value-type="float">
            <text:p>4</text:p>
          </table:table-cell>
          <table:table-cell table:style-name="ce2" table:formula="of:=[.F95]+0.02" office:value-type="float" office:value="0.786666666666667" calcext:value-type="float">
            <text:p>0.79</text:p>
          </table:table-cell>
          <table:table-cell table:style-name="ce6" office:value-type="float" office:value="5" calcext:value-type="float">
            <text:p>5</text:p>
          </table:table-cell>
          <table:table-cell table:style-name="ce2" table:formula="of:=[.D96]*['1Rm Tables'.$B$9]" office:value-type="float" office:value="108.166666666667" calcext:value-type="float">
            <text:p>108.17</text:p>
          </table:table-cell>
          <table:table-cell table:formula="of:=[.H96]*[.E96]" office:value-type="float" office:value="432.666666666667" calcext:value-type="float">
            <text:p>432.67</text:p>
          </table:table-cell>
          <table:table-cell table:style-name="ce2" table:formula="of:=[.F96]*[.G96]" office:value-type="float" office:value="3.93333333333333" calcext:value-type="float">
            <text:p>3.93</text:p>
          </table:table-cell>
          <table:table-cell table:style-name="ce50" table:formula="of:=[.E96]*[.G96]" office:value-type="float" office:value="20" calcext:value-type="float">
            <text:p>20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97]*['1Rm Tables'.$B$35]" office:value-type="float" office:value="0.726" calcext:value-type="float">
            <text:p>0.73</text:p>
          </table:table-cell>
          <table:table-cell table:style-name="ce4" office:value-type="float" office:value="4" calcext:value-type="float">
            <text:p>4</text:p>
          </table:table-cell>
          <table:table-cell table:style-name="ce58" table:formula="of:=[.F96]+0.02" office:value-type="float" office:value="0.806666666666667" calcext:value-type="float">
            <text:p>0.81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97]*['1Rm Tables'.$B$9]" office:value-type="float" office:value="110.916666666667" calcext:value-type="float">
            <text:p>110.92</text:p>
          </table:table-cell>
          <table:table-cell table:formula="of:=[.H97]*[.E97]" office:value-type="float" office:value="443.666666666667" calcext:value-type="float">
            <text:p>443.67</text:p>
          </table:table-cell>
          <table:table-cell table:style-name="ce2" table:formula="of:=[.F97]*[.G97]" office:value-type="float" office:value="3.22666666666667" calcext:value-type="float">
            <text:p>3.23</text:p>
          </table:table-cell>
          <table:table-cell table:style-name="ce50" table:formula="of:=[.E97]*[.G97]" office:value-type="float" office:value="16" calcext:value-type="float">
            <text:p>16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98]*['1Rm Tables'.$B$35]" office:value-type="float" office:value="0.744" calcext:value-type="float">
            <text:p>0.74</text:p>
          </table:table-cell>
          <table:table-cell table:style-name="ce4" office:value-type="float" office:value="4" calcext:value-type="float">
            <text:p>4</text:p>
          </table:table-cell>
          <table:table-cell table:style-name="ce58" table:formula="of:=[.F97]+0.02" office:value-type="float" office:value="0.826666666666667" calcext:value-type="float">
            <text:p>0.83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98]*['1Rm Tables'.$B$9]" office:value-type="float" office:value="113.666666666667" calcext:value-type="float">
            <text:p>113.67</text:p>
          </table:table-cell>
          <table:table-cell table:formula="of:=[.H98]*[.E98]" office:value-type="float" office:value="454.666666666667" calcext:value-type="float">
            <text:p>454.67</text:p>
          </table:table-cell>
          <table:table-cell table:style-name="ce2" table:formula="of:=[.F98]*[.G98]" office:value-type="float" office:value="3.30666666666667" calcext:value-type="float">
            <text:p>3.31</text:p>
          </table:table-cell>
          <table:table-cell table:style-name="ce50" table:formula="of:=[.E98]*[.G98]" office:value-type="float" office:value="16" calcext:value-type="float">
            <text:p>16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99]*['1Rm Tables'.$B$35]" office:value-type="float" office:value="0.762" calcext:value-type="float">
            <text:p>0.76</text:p>
          </table:table-cell>
          <table:table-cell table:style-name="ce4" office:value-type="float" office:value="4" calcext:value-type="float">
            <text:p>4</text:p>
          </table:table-cell>
          <table:table-cell table:style-name="ce58" table:formula="of:=[.F98]+0.02" office:value-type="float" office:value="0.846666666666667" calcext:value-type="float">
            <text:p>0.85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99]*['1Rm Tables'.$B$9]" office:value-type="float" office:value="116.416666666667" calcext:value-type="float">
            <text:p>116.42</text:p>
          </table:table-cell>
          <table:table-cell table:formula="of:=[.H99]*[.E99]" office:value-type="float" office:value="465.666666666667" calcext:value-type="float">
            <text:p>465.67</text:p>
          </table:table-cell>
          <table:table-cell table:style-name="ce2" table:formula="of:=[.F99]*[.G99]" office:value-type="float" office:value="3.38666666666667" calcext:value-type="float">
            <text:p>3.39</text:p>
          </table:table-cell>
          <table:table-cell table:style-name="ce50" table:formula="of:=[.E99]*[.G99]" office:value-type="float" office:value="16" calcext:value-type="float">
            <text:p>16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100]*['1Rm Tables'.$B$35]" office:value-type="float" office:value="0.78" calcext:value-type="float">
            <text:p>0.78</text:p>
          </table:table-cell>
          <table:table-cell table:style-name="ce4" office:value-type="float" office:value="4" calcext:value-type="float">
            <text:p>4</text:p>
          </table:table-cell>
          <table:table-cell table:style-name="ce58" table:formula="of:=[.F99]+0.02" office:value-type="float" office:value="0.866666666666667" calcext:value-type="float">
            <text:p>0.87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00]*['1Rm Tables'.$B$9]" office:value-type="float" office:value="119.166666666667" calcext:value-type="float">
            <text:p>119.17</text:p>
          </table:table-cell>
          <table:table-cell table:formula="of:=[.H100]*[.E100]" office:value-type="float" office:value="476.666666666667" calcext:value-type="float">
            <text:p>476.67</text:p>
          </table:table-cell>
          <table:table-cell table:style-name="ce2" table:formula="of:=[.F100]*[.G100]" office:value-type="float" office:value="3.46666666666667" calcext:value-type="float">
            <text:p>3.47</text:p>
          </table:table-cell>
          <table:table-cell table:style-name="ce50" table:formula="of:=[.E100]*[.G100]" office:value-type="float" office:value="16" calcext:value-type="float">
            <text:p>16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101]*['1Rm Tables'.$B$35]" office:value-type="float" office:value="0.798" calcext:value-type="float">
            <text:p>0.80</text:p>
          </table:table-cell>
          <table:table-cell table:style-name="ce4" office:value-type="float" office:value="4" calcext:value-type="float">
            <text:p>4</text:p>
          </table:table-cell>
          <table:table-cell table:style-name="ce58" table:formula="of:=[.F100]+0.02" office:value-type="float" office:value="0.886666666666667" calcext:value-type="float">
            <text:p>0.89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01]*['1Rm Tables'.$B$9]" office:value-type="float" office:value="121.916666666667" calcext:value-type="float">
            <text:p>121.92</text:p>
          </table:table-cell>
          <table:table-cell table:formula="of:=[.H101]*[.E101]" office:value-type="float" office:value="487.666666666667" calcext:value-type="float">
            <text:p>487.67</text:p>
          </table:table-cell>
          <table:table-cell table:style-name="ce2" table:formula="of:=[.F101]*[.G101]" office:value-type="float" office:value="3.54666666666667" calcext:value-type="float">
            <text:p>3.55</text:p>
          </table:table-cell>
          <table:table-cell table:style-name="ce50" table:formula="of:=[.E101]*[.G101]" office:value-type="float" office:value="16" calcext:value-type="float">
            <text:p>16</text:p>
          </table:table-cell>
          <table:table-cell table:style-name="ce6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02]*['1Rm Tables'.$B$35]" office:value-type="float" office:value="0.816" calcext:value-type="float">
            <text:p>0.82</text:p>
          </table:table-cell>
          <table:table-cell table:style-name="ce55" office:value-type="float" office:value="4" calcext:value-type="float">
            <text:p>4</text:p>
          </table:table-cell>
          <table:table-cell table:style-name="ce58" table:formula="of:=[.F101]+0.02" office:value-type="float" office:value="0.906666666666667" calcext:value-type="float">
            <text:p>0.91</text:p>
          </table:table-cell>
          <table:table-cell table:style-name="ce40" office:value-type="float" office:value="2" calcext:value-type="float">
            <text:p>2</text:p>
          </table:table-cell>
          <table:table-cell table:style-name="ce53" table:formula="of:=[.D102]*['1Rm Tables'.$B$9]" office:value-type="float" office:value="124.666666666667" calcext:value-type="float">
            <text:p>124.67</text:p>
          </table:table-cell>
          <table:table-cell table:style-name="ce53" table:formula="of:=[.H102]*[.E102]" office:value-type="float" office:value="498.666666666667" calcext:value-type="float">
            <text:p>498.67</text:p>
          </table:table-cell>
          <table:table-cell table:style-name="ce53" table:formula="of:=[.F102]*[.G102]" office:value-type="float" office:value="1.81333333333333" calcext:value-type="float">
            <text:p>1.81</text:p>
          </table:table-cell>
          <table:table-cell table:style-name="ce40" table:formula="of:=[.E102]*[.G102]" office:value-type="float" office:value="8" calcext:value-type="float">
            <text:p>8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03]*['1Rm Tables'.$B$35]" office:value-type="float" office:value="0.834" calcext:value-type="float">
            <text:p>0.83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2]+0.02" office:value-type="float" office:value="0.926666666666667" calcext:value-type="float">
            <text:p>0.93</text:p>
          </table:table-cell>
          <table:table-cell table:style-name="ce40" office:value-type="float" office:value="2" calcext:value-type="float">
            <text:p>2</text:p>
          </table:table-cell>
          <table:table-cell table:style-name="ce53" table:formula="of:=[.D103]*['1Rm Tables'.$B$9]" office:value-type="float" office:value="127.416666666667" calcext:value-type="float">
            <text:p>127.42</text:p>
          </table:table-cell>
          <table:table-cell table:style-name="ce53" table:formula="of:=[.H103]*[.E103]" office:value-type="float" office:value="509.666666666667" calcext:value-type="float">
            <text:p>509.67</text:p>
          </table:table-cell>
          <table:table-cell table:style-name="ce53" table:formula="of:=[.F103]*[.G103]" office:value-type="float" office:value="1.85333333333333" calcext:value-type="float">
            <text:p>1.85</text:p>
          </table:table-cell>
          <table:table-cell table:style-name="ce40" table:formula="of:=[.E103]*[.G103]" office:value-type="float" office:value="8" calcext:value-type="float">
            <text:p>8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04]*['1Rm Tables'.$B$35]" office:value-type="float" office:value="0.852" calcext:value-type="float">
            <text:p>0.85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3]+0.02" office:value-type="float" office:value="0.946666666666667" calcext:value-type="float">
            <text:p>0.95</text:p>
          </table:table-cell>
          <table:table-cell table:style-name="ce40" office:value-type="float" office:value="2" calcext:value-type="float">
            <text:p>2</text:p>
          </table:table-cell>
          <table:table-cell table:style-name="ce53" table:formula="of:=[.D104]*['1Rm Tables'.$B$9]" office:value-type="float" office:value="130.166666666667" calcext:value-type="float">
            <text:p>130.17</text:p>
          </table:table-cell>
          <table:table-cell table:style-name="ce53" table:formula="of:=[.H104]*[.E104]" office:value-type="float" office:value="520.666666666667" calcext:value-type="float">
            <text:p>520.67</text:p>
          </table:table-cell>
          <table:table-cell table:style-name="ce53" table:formula="of:=[.F104]*[.G104]" office:value-type="float" office:value="1.89333333333333" calcext:value-type="float">
            <text:p>1.89</text:p>
          </table:table-cell>
          <table:table-cell table:style-name="ce40" table:formula="of:=[.E104]*[.G104]" office:value-type="float" office:value="8" calcext:value-type="float">
            <text:p>8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05]*['1Rm Tables'.$B$35]" office:value-type="float" office:value="0.87" calcext:value-type="float">
            <text:p>0.87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4]+0.02" office:value-type="float" office:value="0.966666666666667" calcext:value-type="float">
            <text:p>0.97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05]*['1Rm Tables'.$B$9]" office:value-type="float" office:value="132.916666666667" calcext:value-type="float">
            <text:p>132.92</text:p>
          </table:table-cell>
          <table:table-cell table:style-name="ce53" table:formula="of:=[.H105]*[.E105]" office:value-type="float" office:value="531.666666666667" calcext:value-type="float">
            <text:p>531.67</text:p>
          </table:table-cell>
          <table:table-cell table:style-name="ce53" table:formula="of:=[.F105]*[.G105]" office:value-type="float" office:value="0.966666666666667" calcext:value-type="float">
            <text:p>0.97</text:p>
          </table:table-cell>
          <table:table-cell table:style-name="ce40" table:formula="of:=[.E105]*[.G105]" office:value-type="float" office:value="4" calcext:value-type="float">
            <text:p>4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06]*['1Rm Tables'.$B$35]" office:value-type="float" office:value="0.888" calcext:value-type="float">
            <text:p>0.89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5]+0.02" office:value-type="float" office:value="0.986666666666667" calcext:value-type="float">
            <text:p>0.99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06]*['1Rm Tables'.$B$9]" office:value-type="float" office:value="135.666666666667" calcext:value-type="float">
            <text:p>135.67</text:p>
          </table:table-cell>
          <table:table-cell table:style-name="ce53" table:formula="of:=[.H106]*[.E106]" office:value-type="float" office:value="542.666666666667" calcext:value-type="float">
            <text:p>542.67</text:p>
          </table:table-cell>
          <table:table-cell table:style-name="ce53" table:formula="of:=[.F106]*[.G106]" office:value-type="float" office:value="0.986666666666667" calcext:value-type="float">
            <text:p>0.99</text:p>
          </table:table-cell>
          <table:table-cell table:style-name="ce40" table:formula="of:=[.E106]*[.G106]" office:value-type="float" office:value="4" calcext:value-type="float">
            <text:p>4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07]*['1Rm Tables'.$B$35]" office:value-type="float" office:value="0.906" calcext:value-type="float">
            <text:p>0.91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6]+0.02" office:value-type="float" office:value="1.00666666666667" calcext:value-type="float">
            <text:p>1.01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07]*['1Rm Tables'.$B$9]" office:value-type="float" office:value="138.416666666667" calcext:value-type="float">
            <text:p>138.42</text:p>
          </table:table-cell>
          <table:table-cell table:style-name="ce53" table:formula="of:=[.H107]*[.E107]" office:value-type="float" office:value="553.666666666667" calcext:value-type="float">
            <text:p>553.67</text:p>
          </table:table-cell>
          <table:table-cell table:style-name="ce53" table:formula="of:=[.F107]*[.G107]" office:value-type="float" office:value="1.00666666666667" calcext:value-type="float">
            <text:p>1.01</text:p>
          </table:table-cell>
          <table:table-cell table:style-name="ce40" table:formula="of:=[.E107]*[.G107]" office:value-type="float" office:value="4" calcext:value-type="float">
            <text:p>4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08]*['1Rm Tables'.$B$35]" office:value-type="float" office:value="0.924" calcext:value-type="float">
            <text:p>0.92</text:p>
          </table:table-cell>
          <table:table-cell table:style-name="ce55" office:value-type="float" office:value="4" calcext:value-type="float">
            <text:p>4</text:p>
          </table:table-cell>
          <table:table-cell table:style-name="ce2" table:formula="of:=[.F107]+0.02" office:value-type="float" office:value="1.02666666666667" calcext:value-type="float">
            <text:p>1.03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08]*['1Rm Tables'.$B$9]" office:value-type="float" office:value="141.166666666667" calcext:value-type="float">
            <text:p>141.17</text:p>
          </table:table-cell>
          <table:table-cell table:formula="of:=[.H108]*[.E108]" office:value-type="float" office:value="564.666666666667" calcext:value-type="float">
            <text:p>564.67</text:p>
          </table:table-cell>
          <table:table-cell table:style-name="ce53" table:formula="of:=[.F108]*[.G108]" office:value-type="float" office:value="1.02666666666667" calcext:value-type="float">
            <text:p>1.03</text:p>
          </table:table-cell>
          <table:table-cell table:style-name="ce40" table:formula="of:=[.E108]*[.G108]" office:value-type="float" office:value="4" calcext:value-type="float">
            <text:p>4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09]*['1Rm Tables'.$B$35]" office:value-type="float" office:value="0.942" calcext:value-type="float">
            <text:p>0.94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8]+0.02" office:value-type="float" office:value="1.04666666666667" calcext:value-type="float">
            <text:p>1.05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09]*['1Rm Tables'.$B$9]" office:value-type="float" office:value="143.916666666667" calcext:value-type="float">
            <text:p>143.92</text:p>
          </table:table-cell>
          <table:table-cell table:formula="of:=[.H109]*[.E109]" office:value-type="float" office:value="575.666666666667" calcext:value-type="float">
            <text:p>575.67</text:p>
          </table:table-cell>
          <table:table-cell table:style-name="ce53" table:formula="of:=[.F109]*[.G109]" office:value-type="float" office:value="1.04666666666667" calcext:value-type="float">
            <text:p>1.05</text:p>
          </table:table-cell>
          <table:table-cell table:style-name="ce40" table:formula="of:=[.E109]*[.G109]" office:value-type="float" office:value="4" calcext:value-type="float">
            <text:p>4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10]*['1Rm Tables'.$B$35]" office:value-type="float" office:value="0.96" calcext:value-type="float">
            <text:p>0.96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09]+0.02" office:value-type="float" office:value="1.06666666666667" calcext:value-type="float">
            <text:p>1.07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10]*['1Rm Tables'.$B$9]" office:value-type="float" office:value="146.666666666667" calcext:value-type="float">
            <text:p>146.67</text:p>
          </table:table-cell>
          <table:table-cell table:formula="of:=[.H110]*[.E110]" office:value-type="float" office:value="586.666666666667" calcext:value-type="float">
            <text:p>586.67</text:p>
          </table:table-cell>
          <table:table-cell table:style-name="ce53" table:formula="of:=[.F110]*[.G110]" office:value-type="float" office:value="1.06666666666667" calcext:value-type="float">
            <text:p>1.07</text:p>
          </table:table-cell>
          <table:table-cell table:style-name="ce40" table:formula="of:=[.E110]*[.G110]" office:value-type="float" office:value="4" calcext:value-type="float">
            <text:p>4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11]*['1Rm Tables'.$B$35]" office:value-type="float" office:value="0.978" calcext:value-type="float">
            <text:p>0.98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10]+0.02" office:value-type="float" office:value="1.08666666666667" calcext:value-type="float">
            <text:p>1.09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11]*['1Rm Tables'.$B$9]" office:value-type="float" office:value="149.416666666667" calcext:value-type="float">
            <text:p>149.42</text:p>
          </table:table-cell>
          <table:table-cell table:formula="of:=[.H111]*[.E111]" office:value-type="float" office:value="597.666666666667" calcext:value-type="float">
            <text:p>597.67</text:p>
          </table:table-cell>
          <table:table-cell table:style-name="ce53" table:formula="of:=[.F111]*[.G111]" office:value-type="float" office:value="1.08666666666667" calcext:value-type="float">
            <text:p>1.09</text:p>
          </table:table-cell>
          <table:table-cell table:style-name="ce40" table:formula="of:=[.E111]*[.G111]" office:value-type="float" office:value="4" calcext:value-type="float">
            <text:p>4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12]*['1Rm Tables'.$B$35]" office:value-type="float" office:value="0.996" calcext:value-type="float">
            <text:p>1.00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11]+0.02" office:value-type="float" office:value="1.10666666666667" calcext:value-type="float">
            <text:p>1.11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12]*['1Rm Tables'.$B$9]" office:value-type="float" office:value="152.166666666667" calcext:value-type="float">
            <text:p>152.17</text:p>
          </table:table-cell>
          <table:table-cell table:formula="of:=[.H112]*[.E112]" office:value-type="float" office:value="608.666666666667" calcext:value-type="float">
            <text:p>608.67</text:p>
          </table:table-cell>
          <table:table-cell table:style-name="ce53" table:formula="of:=[.F112]*[.G112]" office:value-type="float" office:value="1.10666666666667" calcext:value-type="float">
            <text:p>1.11</text:p>
          </table:table-cell>
          <table:table-cell table:style-name="ce40" table:formula="of:=[.E112]*[.G112]" office:value-type="float" office:value="4" calcext:value-type="float">
            <text:p>4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13]*['1Rm Tables'.$B$35]" office:value-type="float" office:value="1.014" calcext:value-type="float">
            <text:p>1.01</text:p>
          </table:table-cell>
          <table:table-cell table:style-name="ce55" office:value-type="float" office:value="4" calcext:value-type="float">
            <text:p>4</text:p>
          </table:table-cell>
          <table:table-cell table:style-name="ce53" table:formula="of:=[.F112]+0.02" office:value-type="float" office:value="1.12666666666667" calcext:value-type="float">
            <text:p>1.13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13]*['1Rm Tables'.$B$9]" office:value-type="float" office:value="154.916666666667" calcext:value-type="float">
            <text:p>154.92</text:p>
          </table:table-cell>
          <table:table-cell table:formula="of:=[.H113]*[.E113]" office:value-type="float" office:value="619.666666666667" calcext:value-type="float">
            <text:p>619.67</text:p>
          </table:table-cell>
          <table:table-cell table:style-name="ce53" table:formula="of:=[.F113]*[.G113]" office:value-type="float" office:value="1.12666666666667" calcext:value-type="float">
            <text:p>1.13</text:p>
          </table:table-cell>
          <table:table-cell table:style-name="ce40" table:formula="of:=[.E113]*[.G113]" office:value-type="float" office:value="4" calcext:value-type="float">
            <text:p>4</text:p>
          </table:table-cell>
          <table:table-cell table:style-name="ce40" table:number-columns-repeated="1013"/>
        </table:table-row>
        <table:table-row table:style-name="ro1">
          <table:table-cell table:number-columns-repeated="8"/>
          <table:table-cell table:formula="of:=[.H114]*[.E11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5]*[.E11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6]*[.E11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3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17]*[.E11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8]*[.E11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3" calcext:value-type="float">
            <text:p>3</text:p>
          </table:table-cell>
          <table:table-cell table:formula="of:=[.$D$90]/['1Rm Tables'.$B$34]" office:value-type="float" office:value="0.645161290322581" calcext:value-type="float">
            <text:p>0.65</text:p>
          </table:table-cell>
          <table:table-cell office:value-type="float" office:value="8" calcext:value-type="float">
            <text:p>8</text:p>
          </table:table-cell>
          <table:table-cell table:formula="of:=[.D120]*['1Rm Tables'.$B$9]" office:value-type="float" office:value="91.6666666666667" calcext:value-type="float">
            <text:p>91.67</text:p>
          </table:table-cell>
          <table:table-cell table:formula="of:=[.H120]*[.E120]" office:value-type="float" office:value="275" calcext:value-type="float">
            <text:p>275.00</text:p>
          </table:table-cell>
          <table:table-cell table:formula="of:=[.F120]*[.G120]" office:value-type="float" office:value="5.16129032258065" calcext:value-type="float">
            <text:p>5.16</text:p>
          </table:table-cell>
          <table:table-cell table:formula="of:=[.E120]*[.G12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1]*['1Rm Tables'.$B$34]" office:value-type="float" office:value="0.6186" calcext:value-type="float">
            <text:p>0.62</text:p>
          </table:table-cell>
          <table:table-cell office:value-type="float" office:value="3" calcext:value-type="float">
            <text:p>3</text:p>
          </table:table-cell>
          <table:table-cell table:formula="of:=[.F120]+0.02" office:value-type="float" office:value="0.665161290322581" calcext:value-type="float">
            <text:p>0.67</text:p>
          </table:table-cell>
          <table:table-cell office:value-type="float" office:value="8" calcext:value-type="float">
            <text:p>8</text:p>
          </table:table-cell>
          <table:table-cell table:formula="of:=[.D121]*['1Rm Tables'.$B$9]" office:value-type="float" office:value="94.5083333333334" calcext:value-type="float">
            <text:p>94.51</text:p>
          </table:table-cell>
          <table:table-cell table:formula="of:=[.H121]*[.E121]" office:value-type="float" office:value="283.525" calcext:value-type="float">
            <text:p>283.53</text:p>
          </table:table-cell>
          <table:table-cell table:formula="of:=[.F121]*[.G121]" office:value-type="float" office:value="5.32129032258065" calcext:value-type="float">
            <text:p>5.32</text:p>
          </table:table-cell>
          <table:table-cell table:formula="of:=[.E121]*[.G12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2]*['1Rm Tables'.$B$34]" office:value-type="float" office:value="0.6372" calcext:value-type="float">
            <text:p>0.64</text:p>
          </table:table-cell>
          <table:table-cell office:value-type="float" office:value="3" calcext:value-type="float">
            <text:p>3</text:p>
          </table:table-cell>
          <table:table-cell table:formula="of:=[.F121]+0.02" office:value-type="float" office:value="0.685161290322581" calcext:value-type="float">
            <text:p>0.69</text:p>
          </table:table-cell>
          <table:table-cell office:value-type="float" office:value="8" calcext:value-type="float">
            <text:p>8</text:p>
          </table:table-cell>
          <table:table-cell table:formula="of:=[.D122]*['1Rm Tables'.$B$9]" office:value-type="float" office:value="97.35" calcext:value-type="float">
            <text:p>97.35</text:p>
          </table:table-cell>
          <table:table-cell table:formula="of:=[.H122]*[.E122]" office:value-type="float" office:value="292.05" calcext:value-type="float">
            <text:p>292.05</text:p>
          </table:table-cell>
          <table:table-cell table:formula="of:=[.F122]*[.G122]" office:value-type="float" office:value="5.48129032258065" calcext:value-type="float">
            <text:p>5.48</text:p>
          </table:table-cell>
          <table:table-cell table:formula="of:=[.E122]*[.G12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3]*['1Rm Tables'.$B$34]" office:value-type="float" office:value="0.6558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table:formula="of:=[.F122]+0.02" office:value-type="float" office:value="0.705161290322581" calcext:value-type="float">
            <text:p>0.71</text:p>
          </table:table-cell>
          <table:table-cell office:value-type="float" office:value="8" calcext:value-type="float">
            <text:p>8</text:p>
          </table:table-cell>
          <table:table-cell table:formula="of:=[.D123]*['1Rm Tables'.$B$9]" office:value-type="float" office:value="100.191666666667" calcext:value-type="float">
            <text:p>100.19</text:p>
          </table:table-cell>
          <table:table-cell table:formula="of:=[.H123]*[.E123]" office:value-type="float" office:value="300.575" calcext:value-type="float">
            <text:p>300.58</text:p>
          </table:table-cell>
          <table:table-cell table:formula="of:=[.F123]*[.G123]" office:value-type="float" office:value="5.64129032258065" calcext:value-type="float">
            <text:p>5.64</text:p>
          </table:table-cell>
          <table:table-cell table:formula="of:=[.E123]*[.G12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4]*['1Rm Tables'.$B$34]" office:value-type="float" office:value="0.6744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table:formula="of:=[.F123]+0.02" office:value-type="float" office:value="0.725161290322581" calcext:value-type="float">
            <text:p>0.73</text:p>
          </table:table-cell>
          <table:table-cell office:value-type="float" office:value="8" calcext:value-type="float">
            <text:p>8</text:p>
          </table:table-cell>
          <table:table-cell table:formula="of:=[.D124]*['1Rm Tables'.$B$9]" office:value-type="float" office:value="103.033333333333" calcext:value-type="float">
            <text:p>103.03</text:p>
          </table:table-cell>
          <table:table-cell table:formula="of:=[.H124]*[.E124]" office:value-type="float" office:value="309.1" calcext:value-type="float">
            <text:p>309.10</text:p>
          </table:table-cell>
          <table:table-cell table:formula="of:=[.F124]*[.G124]" office:value-type="float" office:value="5.80129032258065" calcext:value-type="float">
            <text:p>5.80</text:p>
          </table:table-cell>
          <table:table-cell table:formula="of:=[.E124]*[.G12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5]*['1Rm Tables'.$B$34]" office:value-type="float" office:value="0.693" calcext:value-type="float">
            <text:p>0.69</text:p>
          </table:table-cell>
          <table:table-cell office:value-type="float" office:value="3" calcext:value-type="float">
            <text:p>3</text:p>
          </table:table-cell>
          <table:table-cell table:formula="of:=[.F124]+0.02" office:value-type="float" office:value="0.745161290322581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table:formula="of:=[.D125]*['1Rm Tables'.$B$9]" office:value-type="float" office:value="105.875" calcext:value-type="float">
            <text:p>105.88</text:p>
          </table:table-cell>
          <table:table-cell table:formula="of:=[.H125]*[.E125]" office:value-type="float" office:value="317.625" calcext:value-type="float">
            <text:p>317.63</text:p>
          </table:table-cell>
          <table:table-cell table:formula="of:=[.F125]*[.G125]" office:value-type="float" office:value="5.96129032258065" calcext:value-type="float">
            <text:p>5.96</text:p>
          </table:table-cell>
          <table:table-cell table:formula="of:=[.E125]*[.G125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6]*['1Rm Tables'.$B$34]" office:value-type="float" office:value="0.7116" calcext:value-type="float">
            <text:p>0.71</text:p>
          </table:table-cell>
          <table:table-cell office:value-type="float" office:value="3" calcext:value-type="float">
            <text:p>3</text:p>
          </table:table-cell>
          <table:table-cell table:formula="of:=[.F125]+0.02" office:value-type="float" office:value="0.765161290322581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126]*['1Rm Tables'.$B$9]" office:value-type="float" office:value="108.716666666667" calcext:value-type="float">
            <text:p>108.72</text:p>
          </table:table-cell>
          <table:table-cell table:formula="of:=[.H126]*[.E126]" office:value-type="float" office:value="326.15" calcext:value-type="float">
            <text:p>326.15</text:p>
          </table:table-cell>
          <table:table-cell table:formula="of:=[.F126]*[.G126]" office:value-type="float" office:value="4.59096774193548" calcext:value-type="float">
            <text:p>4.59</text:p>
          </table:table-cell>
          <table:table-cell table:style-name="ce50" table:formula="of:=[.E126]*[.G126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7]*['1Rm Tables'.$B$34]" office:value-type="float" office:value="0.7302" calcext:value-type="float">
            <text:p>0.73</text:p>
          </table:table-cell>
          <table:table-cell office:value-type="float" office:value="3" calcext:value-type="float">
            <text:p>3</text:p>
          </table:table-cell>
          <table:table-cell table:formula="of:=[.F126]+0.02" office:value-type="float" office:value="0.785161290322581" calcext:value-type="float">
            <text:p>0.79</text:p>
          </table:table-cell>
          <table:table-cell office:value-type="float" office:value="6" calcext:value-type="float">
            <text:p>6</text:p>
          </table:table-cell>
          <table:table-cell table:formula="of:=[.D127]*['1Rm Tables'.$B$9]" office:value-type="float" office:value="111.558333333333" calcext:value-type="float">
            <text:p>111.56</text:p>
          </table:table-cell>
          <table:table-cell table:formula="of:=[.H127]*[.E127]" office:value-type="float" office:value="334.675" calcext:value-type="float">
            <text:p>334.68</text:p>
          </table:table-cell>
          <table:table-cell table:formula="of:=[.F127]*[.G127]" office:value-type="float" office:value="4.71096774193549" calcext:value-type="float">
            <text:p>4.71</text:p>
          </table:table-cell>
          <table:table-cell table:style-name="ce50" table:formula="of:=[.E127]*[.G127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8]*['1Rm Tables'.$B$34]" office:value-type="float" office:value="0.7488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style-name="ce58" table:formula="of:=[.F127]+0.02" office:value-type="float" office:value="0.8051612903225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formula="of:=[.D128]*['1Rm Tables'.$B$9]" office:value-type="float" office:value="114.4" calcext:value-type="float">
            <text:p>114.40</text:p>
          </table:table-cell>
          <table:table-cell table:formula="of:=[.H128]*[.E128]" office:value-type="float" office:value="343.2" calcext:value-type="float">
            <text:p>343.20</text:p>
          </table:table-cell>
          <table:table-cell table:formula="of:=[.F128]*[.G128]" office:value-type="float" office:value="4.83096774193549" calcext:value-type="float">
            <text:p>4.83</text:p>
          </table:table-cell>
          <table:table-cell table:style-name="ce50" table:formula="of:=[.E128]*[.G128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9]*['1Rm Tables'.$B$34]" office:value-type="float" office:value="0.7674" calcext:value-type="float">
            <text:p>0.77</text:p>
          </table:table-cell>
          <table:table-cell office:value-type="float" office:value="3" calcext:value-type="float">
            <text:p>3</text:p>
          </table:table-cell>
          <table:table-cell table:style-name="ce58" table:formula="of:=[.F128]+0.02" office:value-type="float" office:value="0.825161290322581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table:formula="of:=[.D129]*['1Rm Tables'.$B$9]" office:value-type="float" office:value="117.241666666667" calcext:value-type="float">
            <text:p>117.24</text:p>
          </table:table-cell>
          <table:table-cell table:formula="of:=[.H129]*[.E129]" office:value-type="float" office:value="351.725" calcext:value-type="float">
            <text:p>351.73</text:p>
          </table:table-cell>
          <table:table-cell table:formula="of:=[.F129]*[.G129]" office:value-type="float" office:value="4.95096774193549" calcext:value-type="float">
            <text:p>4.95</text:p>
          </table:table-cell>
          <table:table-cell table:style-name="ce50" table:formula="of:=[.E129]*[.G129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30]*['1Rm Tables'.$B$34]" office:value-type="float" office:value="0.786" calcext:value-type="float">
            <text:p>0.79</text:p>
          </table:table-cell>
          <table:table-cell office:value-type="float" office:value="3" calcext:value-type="float">
            <text:p>3</text:p>
          </table:table-cell>
          <table:table-cell table:style-name="ce58" table:formula="of:=[.F129]+0.02" office:value-type="float" office:value="0.845161290322581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table:formula="of:=[.D130]*['1Rm Tables'.$B$9]" office:value-type="float" office:value="120.083333333333" calcext:value-type="float">
            <text:p>120.08</text:p>
          </table:table-cell>
          <table:table-cell table:formula="of:=[.H130]*[.E130]" office:value-type="float" office:value="360.25" calcext:value-type="float">
            <text:p>360.25</text:p>
          </table:table-cell>
          <table:table-cell table:formula="of:=[.F130]*[.G130]" office:value-type="float" office:value="5.07096774193549" calcext:value-type="float">
            <text:p>5.07</text:p>
          </table:table-cell>
          <table:table-cell table:style-name="ce50" table:formula="of:=[.E130]*[.G130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not in prilepin because of reps per set</text:p>
          </table:table-cell>
          <table:table-cell table:style-name="ce2" table:formula="of:=[.F131]*['1Rm Tables'.$B$34]" office:value-type="float" office:value="0.8046" calcext:value-type="float">
            <text:p>0.80</text:p>
          </table:table-cell>
          <table:table-cell table:style-name="ce4" office:value-type="float" office:value="3" calcext:value-type="float">
            <text:p>3</text:p>
          </table:table-cell>
          <table:table-cell table:style-name="ce58" table:formula="of:=[.F130]+0.02" office:value-type="float" office:value="0.865161290322581" calcext:value-type="float">
            <text:p>0.87</text:p>
          </table:table-cell>
          <table:table-cell table:style-name="ce6" office:value-type="float" office:value="6" calcext:value-type="float">
            <text:p>6</text:p>
          </table:table-cell>
          <table:table-cell table:style-name="ce2" table:formula="of:=[.D131]*['1Rm Tables'.$B$9]" office:value-type="float" office:value="122.925" calcext:value-type="float">
            <text:p>122.93</text:p>
          </table:table-cell>
          <table:table-cell table:formula="of:=[.H131]*[.E131]" office:value-type="float" office:value="368.775" calcext:value-type="float">
            <text:p>368.78</text:p>
          </table:table-cell>
          <table:table-cell table:style-name="ce2" table:formula="of:=[.F131]*[.G131]" office:value-type="float" office:value="5.19096774193549" calcext:value-type="float">
            <text:p>5.19</text:p>
          </table:table-cell>
          <table:table-cell table:style-name="ce50" table:formula="of:=[.E131]*[.G131]" office:value-type="float" office:value="18" calcext:value-type="float">
            <text:p>18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132]*['1Rm Tables'.$B$34]" office:value-type="float" office:value="0.8232" calcext:value-type="float">
            <text:p>0.82</text:p>
          </table:table-cell>
          <table:table-cell table:style-name="ce4" office:value-type="float" office:value="3" calcext:value-type="float">
            <text:p>3</text:p>
          </table:table-cell>
          <table:table-cell table:style-name="ce58" table:formula="of:=[.F131]+0.02" office:value-type="float" office:value="0.885161290322581" calcext:value-type="float">
            <text:p>0.89</text:p>
          </table:table-cell>
          <table:table-cell table:style-name="ce6" office:value-type="float" office:value="5" calcext:value-type="float">
            <text:p>5</text:p>
          </table:table-cell>
          <table:table-cell table:style-name="ce2" table:formula="of:=[.D132]*['1Rm Tables'.$B$9]" office:value-type="float" office:value="125.766666666667" calcext:value-type="float">
            <text:p>125.77</text:p>
          </table:table-cell>
          <table:table-cell table:formula="of:=[.H132]*[.E132]" office:value-type="float" office:value="377.3" calcext:value-type="float">
            <text:p>377.30</text:p>
          </table:table-cell>
          <table:table-cell table:style-name="ce2" table:formula="of:=[.F132]*[.G132]" office:value-type="float" office:value="4.42580645161291" calcext:value-type="float">
            <text:p>4.43</text:p>
          </table:table-cell>
          <table:table-cell table:style-name="ce50" table:formula="of:=[.E132]*[.G132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133]*['1Rm Tables'.$B$34]" office:value-type="float" office:value="0.8418" calcext:value-type="float">
            <text:p>0.84</text:p>
          </table:table-cell>
          <table:table-cell table:style-name="ce4" office:value-type="float" office:value="3" calcext:value-type="float">
            <text:p>3</text:p>
          </table:table-cell>
          <table:table-cell table:style-name="ce58" table:formula="of:=[.F132]+0.02" office:value-type="float" office:value="0.905161290322581" calcext:value-type="float">
            <text:p>0.91</text:p>
          </table:table-cell>
          <table:table-cell table:style-name="ce6" office:value-type="float" office:value="5" calcext:value-type="float">
            <text:p>5</text:p>
          </table:table-cell>
          <table:table-cell table:style-name="ce2" table:formula="of:=[.D133]*['1Rm Tables'.$B$9]" office:value-type="float" office:value="128.608333333333" calcext:value-type="float">
            <text:p>128.61</text:p>
          </table:table-cell>
          <table:table-cell table:formula="of:=[.H133]*[.E133]" office:value-type="float" office:value="385.825" calcext:value-type="float">
            <text:p>385.83</text:p>
          </table:table-cell>
          <table:table-cell table:style-name="ce2" table:formula="of:=[.F133]*[.G133]" office:value-type="float" office:value="4.5258064516129" calcext:value-type="float">
            <text:p>4.53</text:p>
          </table:table-cell>
          <table:table-cell table:style-name="ce50" table:formula="of:=[.E133]*[.G133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134]*['1Rm Tables'.$B$34]" office:value-type="float" office:value="0.8604" calcext:value-type="float">
            <text:p>0.86</text:p>
          </table:table-cell>
          <table:table-cell table:style-name="ce4" office:value-type="float" office:value="3" calcext:value-type="float">
            <text:p>3</text:p>
          </table:table-cell>
          <table:table-cell table:style-name="ce2" table:formula="of:=[.F133]+0.02" office:value-type="float" office:value="0.925161290322581" calcext:value-type="float">
            <text:p>0.93</text:p>
          </table:table-cell>
          <table:table-cell table:style-name="ce6" office:value-type="float" office:value="5" calcext:value-type="float">
            <text:p>5</text:p>
          </table:table-cell>
          <table:table-cell table:style-name="ce2" table:formula="of:=[.D134]*['1Rm Tables'.$B$9]" office:value-type="float" office:value="131.45" calcext:value-type="float">
            <text:p>131.45</text:p>
          </table:table-cell>
          <table:table-cell table:formula="of:=[.H134]*[.E134]" office:value-type="float" office:value="394.35" calcext:value-type="float">
            <text:p>394.35</text:p>
          </table:table-cell>
          <table:table-cell table:style-name="ce2" table:formula="of:=[.F134]*[.G134]" office:value-type="float" office:value="4.62580645161291" calcext:value-type="float">
            <text:p>4.63</text:p>
          </table:table-cell>
          <table:table-cell table:style-name="ce50" table:formula="of:=[.E134]*[.G134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135]*['1Rm Tables'.$B$34]" office:value-type="float" office:value="0.879" calcext:value-type="float">
            <text:p>0.88</text:p>
          </table:table-cell>
          <table:table-cell table:style-name="ce4" office:value-type="float" office:value="3" calcext:value-type="float">
            <text:p>3</text:p>
          </table:table-cell>
          <table:table-cell table:style-name="ce2" table:formula="of:=[.F134]+0.02" office:value-type="float" office:value="0.945161290322581" calcext:value-type="float">
            <text:p>0.95</text:p>
          </table:table-cell>
          <table:table-cell table:style-name="ce6" office:value-type="float" office:value="5" calcext:value-type="float">
            <text:p>5</text:p>
          </table:table-cell>
          <table:table-cell table:style-name="ce2" table:formula="of:=[.D135]*['1Rm Tables'.$B$9]" office:value-type="float" office:value="134.291666666667" calcext:value-type="float">
            <text:p>134.29</text:p>
          </table:table-cell>
          <table:table-cell table:formula="of:=[.H135]*[.E135]" office:value-type="float" office:value="402.875" calcext:value-type="float">
            <text:p>402.88</text:p>
          </table:table-cell>
          <table:table-cell table:style-name="ce2" table:formula="of:=[.F135]*[.G135]" office:value-type="float" office:value="4.72580645161291" calcext:value-type="float">
            <text:p>4.73</text:p>
          </table:table-cell>
          <table:table-cell table:style-name="ce50" table:formula="of:=[.E135]*[.G135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136]*['1Rm Tables'.$B$34]" office:value-type="float" office:value="0.8976" calcext:value-type="float">
            <text:p>0.90</text:p>
          </table:table-cell>
          <table:table-cell table:style-name="ce4" office:value-type="float" office:value="3" calcext:value-type="float">
            <text:p>3</text:p>
          </table:table-cell>
          <table:table-cell table:style-name="ce2" table:formula="of:=[.F135]+0.02" office:value-type="float" office:value="0.965161290322581" calcext:value-type="float">
            <text:p>0.97</text:p>
          </table:table-cell>
          <table:table-cell table:style-name="ce6" office:value-type="float" office:value="5" calcext:value-type="float">
            <text:p>5</text:p>
          </table:table-cell>
          <table:table-cell table:style-name="ce2" table:formula="of:=[.D136]*['1Rm Tables'.$B$9]" office:value-type="float" office:value="137.133333333333" calcext:value-type="float">
            <text:p>137.13</text:p>
          </table:table-cell>
          <table:table-cell table:formula="of:=[.H136]*[.E136]" office:value-type="float" office:value="411.4" calcext:value-type="float">
            <text:p>411.40</text:p>
          </table:table-cell>
          <table:table-cell table:style-name="ce2" table:formula="of:=[.F136]*[.G136]" office:value-type="float" office:value="4.82580645161291" calcext:value-type="float">
            <text:p>4.83</text:p>
          </table:table-cell>
          <table:table-cell table:style-name="ce50" table:formula="of:=[.E136]*[.G136]" office:value-type="float" office:value="15" calcext:value-type="float">
            <text:p>15</text:p>
          </table:table-cell>
          <table:table-cell table:style-name="ce6" table:number-columns-repeated="1013"/>
        </table:table-row>
        <table:table-row table:style-name="ro1">
          <table:table-cell table:style-name="ce6" table:number-columns-repeated="3"/>
          <table:table-cell table:style-name="ce2" table:formula="of:=[.F137]*['1Rm Tables'.$B$34]" office:value-type="float" office:value="0.9162" calcext:value-type="float">
            <text:p>0.92</text:p>
          </table:table-cell>
          <table:table-cell table:style-name="ce4" office:value-type="float" office:value="3" calcext:value-type="float">
            <text:p>3</text:p>
          </table:table-cell>
          <table:table-cell table:style-name="ce2" table:formula="of:=[.F136]+0.02" office:value-type="float" office:value="0.985161290322581" calcext:value-type="float">
            <text:p>0.99</text:p>
          </table:table-cell>
          <table:table-cell table:style-name="ce6" office:value-type="float" office:value="2" calcext:value-type="float">
            <text:p>2</text:p>
          </table:table-cell>
          <table:table-cell table:style-name="ce2" table:formula="of:=[.D137]*['1Rm Tables'.$B$9]" office:value-type="float" office:value="139.975" calcext:value-type="float">
            <text:p>139.98</text:p>
          </table:table-cell>
          <table:table-cell table:formula="of:=[.H137]*[.E137]" office:value-type="float" office:value="419.925" calcext:value-type="float">
            <text:p>419.93</text:p>
          </table:table-cell>
          <table:table-cell table:style-name="ce2" table:formula="of:=[.F137]*[.G137]" office:value-type="float" office:value="1.97032258064516" calcext:value-type="float">
            <text:p>1.97</text:p>
          </table:table-cell>
          <table:table-cell table:style-name="ce50" table:formula="of:=[.E137]*[.G137]" office:value-type="float" office:value="6" calcext:value-type="float">
            <text:p>6</text:p>
          </table:table-cell>
          <table:table-cell table:style-name="ce6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38]*['1Rm Tables'.$B$34]" office:value-type="float" office:value="0.9348" calcext:value-type="float">
            <text:p>0.93</text:p>
          </table:table-cell>
          <table:table-cell table:style-name="ce55" office:value-type="float" office:value="3" calcext:value-type="float">
            <text:p>3</text:p>
          </table:table-cell>
          <table:table-cell table:style-name="ce53" table:formula="of:=[.F137]+0.02" office:value-type="float" office:value="1.00516129032258" calcext:value-type="float">
            <text:p>1.01</text:p>
          </table:table-cell>
          <table:table-cell table:style-name="ce40" office:value-type="float" office:value="2" calcext:value-type="float">
            <text:p>2</text:p>
          </table:table-cell>
          <table:table-cell table:style-name="ce53" table:formula="of:=[.D138]*['1Rm Tables'.$B$9]" office:value-type="float" office:value="142.816666666667" calcext:value-type="float">
            <text:p>142.82</text:p>
          </table:table-cell>
          <table:table-cell table:formula="of:=[.H138]*[.E138]" office:value-type="float" office:value="428.45" calcext:value-type="float">
            <text:p>428.45</text:p>
          </table:table-cell>
          <table:table-cell table:style-name="ce53" table:formula="of:=[.F138]*[.G138]" office:value-type="float" office:value="2.01032258064516" calcext:value-type="float">
            <text:p>2.01</text:p>
          </table:table-cell>
          <table:table-cell table:style-name="ce40" table:formula="of:=[.E138]*[.G138]" office:value-type="float" office:value="6" calcext:value-type="float">
            <text:p>6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39]*['1Rm Tables'.$B$34]" office:value-type="float" office:value="0.9534" calcext:value-type="float">
            <text:p>0.95</text:p>
          </table:table-cell>
          <table:table-cell table:style-name="ce55" office:value-type="float" office:value="3" calcext:value-type="float">
            <text:p>3</text:p>
          </table:table-cell>
          <table:table-cell table:style-name="ce53" table:formula="of:=[.F138]+0.02" office:value-type="float" office:value="1.02516129032258" calcext:value-type="float">
            <text:p>1.03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39]*['1Rm Tables'.$B$9]" office:value-type="float" office:value="145.658333333333" calcext:value-type="float">
            <text:p>145.66</text:p>
          </table:table-cell>
          <table:table-cell table:formula="of:=[.H139]*[.E139]" office:value-type="float" office:value="436.975" calcext:value-type="float">
            <text:p>436.98</text:p>
          </table:table-cell>
          <table:table-cell table:style-name="ce53" table:formula="of:=[.F139]*[.G139]" office:value-type="float" office:value="1.02516129032258" calcext:value-type="float">
            <text:p>1.03</text:p>
          </table:table-cell>
          <table:table-cell table:style-name="ce40" table:formula="of:=[.E139]*[.G139]" office:value-type="float" office:value="3" calcext:value-type="float">
            <text:p>3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40]*['1Rm Tables'.$B$34]" office:value-type="float" office:value="0.972" calcext:value-type="float">
            <text:p>0.97</text:p>
          </table:table-cell>
          <table:table-cell table:style-name="ce55" office:value-type="float" office:value="3" calcext:value-type="float">
            <text:p>3</text:p>
          </table:table-cell>
          <table:table-cell table:style-name="ce53" table:formula="of:=[.F139]+0.02" office:value-type="float" office:value="1.04516129032258" calcext:value-type="float">
            <text:p>1.05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40]*['1Rm Tables'.$B$9]" office:value-type="float" office:value="148.5" calcext:value-type="float">
            <text:p>148.50</text:p>
          </table:table-cell>
          <table:table-cell table:formula="of:=[.H140]*[.E140]" office:value-type="float" office:value="445.5" calcext:value-type="float">
            <text:p>445.50</text:p>
          </table:table-cell>
          <table:table-cell table:style-name="ce53" table:formula="of:=[.F140]*[.G140]" office:value-type="float" office:value="1.04516129032258" calcext:value-type="float">
            <text:p>1.05</text:p>
          </table:table-cell>
          <table:table-cell table:style-name="ce40" table:formula="of:=[.E140]*[.G140]" office:value-type="float" office:value="3" calcext:value-type="float">
            <text:p>3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41]*['1Rm Tables'.$B$34]" office:value-type="float" office:value="0.9906" calcext:value-type="float">
            <text:p>0.99</text:p>
          </table:table-cell>
          <table:table-cell table:style-name="ce55" office:value-type="float" office:value="3" calcext:value-type="float">
            <text:p>3</text:p>
          </table:table-cell>
          <table:table-cell table:style-name="ce53" table:formula="of:=[.F140]+0.02" office:value-type="float" office:value="1.06516129032258" calcext:value-type="float">
            <text:p>1.07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41]*['1Rm Tables'.$B$9]" office:value-type="float" office:value="151.341666666667" calcext:value-type="float">
            <text:p>151.34</text:p>
          </table:table-cell>
          <table:table-cell table:formula="of:=[.H141]*[.E141]" office:value-type="float" office:value="454.025" calcext:value-type="float">
            <text:p>454.03</text:p>
          </table:table-cell>
          <table:table-cell table:style-name="ce53" table:formula="of:=[.F141]*[.G141]" office:value-type="float" office:value="1.06516129032258" calcext:value-type="float">
            <text:p>1.07</text:p>
          </table:table-cell>
          <table:table-cell table:style-name="ce40" table:formula="of:=[.E141]*[.G141]" office:value-type="float" office:value="3" calcext:value-type="float">
            <text:p>3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42]*['1Rm Tables'.$B$34]" office:value-type="float" office:value="1.0092" calcext:value-type="float">
            <text:p>1.01</text:p>
          </table:table-cell>
          <table:table-cell table:style-name="ce55" office:value-type="float" office:value="3" calcext:value-type="float">
            <text:p>3</text:p>
          </table:table-cell>
          <table:table-cell table:style-name="ce53" table:formula="of:=[.F141]+0.02" office:value-type="float" office:value="1.08516129032258" calcext:value-type="float">
            <text:p>1.09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42]*['1Rm Tables'.$B$9]" office:value-type="float" office:value="154.183333333333" calcext:value-type="float">
            <text:p>154.18</text:p>
          </table:table-cell>
          <table:table-cell table:formula="of:=[.H142]*[.E142]" office:value-type="float" office:value="462.55" calcext:value-type="float">
            <text:p>462.55</text:p>
          </table:table-cell>
          <table:table-cell table:style-name="ce53" table:formula="of:=[.F142]*[.G142]" office:value-type="float" office:value="1.08516129032258" calcext:value-type="float">
            <text:p>1.09</text:p>
          </table:table-cell>
          <table:table-cell table:style-name="ce40" table:formula="of:=[.E142]*[.G142]" office:value-type="float" office:value="3" calcext:value-type="float">
            <text:p>3</text:p>
          </table:table-cell>
          <table:table-cell table:style-name="ce40" table:number-columns-repeated="1013"/>
        </table:table-row>
        <table:table-row table:style-name="ro1">
          <table:table-cell table:style-name="ce40" table:number-columns-repeated="3"/>
          <table:table-cell table:style-name="ce53" table:formula="of:=[.F143]*['1Rm Tables'.$B$34]" office:value-type="float" office:value="1.0278" calcext:value-type="float">
            <text:p>1.03</text:p>
          </table:table-cell>
          <table:table-cell table:style-name="ce55" office:value-type="float" office:value="3" calcext:value-type="float">
            <text:p>3</text:p>
          </table:table-cell>
          <table:table-cell table:style-name="ce53" table:formula="of:=[.F142]+0.02" office:value-type="float" office:value="1.10516129032258" calcext:value-type="float">
            <text:p>1.11</text:p>
          </table:table-cell>
          <table:table-cell table:style-name="ce40" office:value-type="float" office:value="1" calcext:value-type="float">
            <text:p>1</text:p>
          </table:table-cell>
          <table:table-cell table:style-name="ce53" table:formula="of:=[.D143]*['1Rm Tables'.$B$9]" office:value-type="float" office:value="157.025" calcext:value-type="float">
            <text:p>157.03</text:p>
          </table:table-cell>
          <table:table-cell table:formula="of:=[.H143]*[.E143]" office:value-type="float" office:value="471.075" calcext:value-type="float">
            <text:p>471.08</text:p>
          </table:table-cell>
          <table:table-cell table:style-name="ce53" table:formula="of:=[.F143]*[.G143]" office:value-type="float" office:value="1.10516129032258" calcext:value-type="float">
            <text:p>1.11</text:p>
          </table:table-cell>
          <table:table-cell table:style-name="ce40" table:formula="of:=[.E143]*[.G143]" office:value-type="float" office:value="3" calcext:value-type="float">
            <text:p>3</text:p>
          </table:table-cell>
          <table:table-cell table:style-name="ce40" table:number-columns-repeated="1013"/>
        </table:table-row>
        <table:table-row table:style-name="ro1">
          <table:table-cell table:number-columns-repeated="8"/>
          <table:table-cell table:formula="of:=[.H144]*[.E1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5]*[.E1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6]*[.E1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7]*[.E1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8]*[.E1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2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49]*[.E149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50]*[.E1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17" office:value-type="float" office:value="0.7" calcext:value-type="float">
            <text:p>0.70</text:p>
          </table:table-cell>
          <table:table-cell table:style-name="ce56" office:value-type="float" office:value="2" calcext:value-type="float">
            <text:p>2</text:p>
          </table:table-cell>
          <table:table-cell table:style-name="ce17" table:formula="of:=[.$D$90]/['1Rm Tables'.$B$33]" office:value-type="float" office:value="0.625" calcext:value-type="float">
            <text:p>0.63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52]*['1Rm Tables'.$B$9]" office:value-type="float" office:value="106.944444444444" calcext:value-type="float">
            <text:p>106.94</text:p>
          </table:table-cell>
          <table:table-cell table:formula="of:=[.H152]*[.E152]" office:value-type="float" office:value="213.888888888889" calcext:value-type="float">
            <text:p>213.89</text:p>
          </table:table-cell>
          <table:table-cell table:style-name="ce17" table:formula="of:=[.F152]*[.G152]" office:value-type="float" office:value="5.625" calcext:value-type="float">
            <text:p>5.63</text:p>
          </table:table-cell>
          <table:table-cell table:style-name="ce50" table:formula="of:=[.E152]*[.G152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17" table:formula="of:=[.F153]*['1Rm Tables'.$B$33]" office:value-type="float" office:value="0.6192" calcext:value-type="float">
            <text:p>0.62</text:p>
          </table:table-cell>
          <table:table-cell table:style-name="ce56" office:value-type="float" office:value="2" calcext:value-type="float">
            <text:p>2</text:p>
          </table:table-cell>
          <table:table-cell table:style-name="ce17" table:formula="of:=[.F152]+0.02" office:value-type="float" office:value="0.645" calcext:value-type="float">
            <text:p>0.65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53]*['1Rm Tables'.$B$9]" office:value-type="float" office:value="94.6" calcext:value-type="float">
            <text:p>94.60</text:p>
          </table:table-cell>
          <table:table-cell table:formula="of:=[.H153]*[.E153]" office:value-type="float" office:value="189.2" calcext:value-type="float">
            <text:p>189.20</text:p>
          </table:table-cell>
          <table:table-cell table:style-name="ce17" table:formula="of:=[.F153]*[.G153]" office:value-type="float" office:value="5.805" calcext:value-type="float">
            <text:p>5.81</text:p>
          </table:table-cell>
          <table:table-cell table:style-name="ce50" table:formula="of:=[.E153]*[.G153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17" table:formula="of:=[.F154]*['1Rm Tables'.$B$33]" office:value-type="float" office:value="0.6384" calcext:value-type="float">
            <text:p>0.64</text:p>
          </table:table-cell>
          <table:table-cell table:style-name="ce56" office:value-type="float" office:value="2" calcext:value-type="float">
            <text:p>2</text:p>
          </table:table-cell>
          <table:table-cell table:style-name="ce17" table:formula="of:=[.F153]+0.02" office:value-type="float" office:value="0.665" calcext:value-type="float">
            <text:p>0.67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54]*['1Rm Tables'.$B$9]" office:value-type="float" office:value="97.5333333333333" calcext:value-type="float">
            <text:p>97.53</text:p>
          </table:table-cell>
          <table:table-cell table:formula="of:=[.H154]*[.E154]" office:value-type="float" office:value="195.066666666667" calcext:value-type="float">
            <text:p>195.07</text:p>
          </table:table-cell>
          <table:table-cell table:style-name="ce17" table:formula="of:=[.F154]*[.G154]" office:value-type="float" office:value="5.985" calcext:value-type="float">
            <text:p>5.99</text:p>
          </table:table-cell>
          <table:table-cell table:style-name="ce50" table:formula="of:=[.E154]*[.G154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17" table:formula="of:=[.F155]*['1Rm Tables'.$B$33]" office:value-type="float" office:value="0.6576" calcext:value-type="float">
            <text:p>0.66</text:p>
          </table:table-cell>
          <table:table-cell table:style-name="ce56" office:value-type="float" office:value="2" calcext:value-type="float">
            <text:p>2</text:p>
          </table:table-cell>
          <table:table-cell table:style-name="ce17" table:formula="of:=[.F154]+0.02" office:value-type="float" office:value="0.685" calcext:value-type="float">
            <text:p>0.69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55]*['1Rm Tables'.$B$9]" office:value-type="float" office:value="100.466666666667" calcext:value-type="float">
            <text:p>100.47</text:p>
          </table:table-cell>
          <table:table-cell table:formula="of:=[.H155]*[.E155]" office:value-type="float" office:value="200.933333333333" calcext:value-type="float">
            <text:p>200.93</text:p>
          </table:table-cell>
          <table:table-cell table:style-name="ce17" table:formula="of:=[.F155]*[.G155]" office:value-type="float" office:value="6.165" calcext:value-type="float">
            <text:p>6.17</text:p>
          </table:table-cell>
          <table:table-cell table:style-name="ce50" table:formula="of:=[.E155]*[.G155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17" table:formula="of:=[.F156]*['1Rm Tables'.$B$33]" office:value-type="float" office:value="0.6768" calcext:value-type="float">
            <text:p>0.68</text:p>
          </table:table-cell>
          <table:table-cell table:style-name="ce56" office:value-type="float" office:value="2" calcext:value-type="float">
            <text:p>2</text:p>
          </table:table-cell>
          <table:table-cell table:style-name="ce17" table:formula="of:=[.F155]+0.02" office:value-type="float" office:value="0.705" calcext:value-type="float">
            <text:p>0.71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56]*['1Rm Tables'.$B$9]" office:value-type="float" office:value="103.4" calcext:value-type="float">
            <text:p>103.40</text:p>
          </table:table-cell>
          <table:table-cell table:formula="of:=[.H156]*[.E156]" office:value-type="float" office:value="206.8" calcext:value-type="float">
            <text:p>206.80</text:p>
          </table:table-cell>
          <table:table-cell table:style-name="ce17" table:formula="of:=[.F156]*[.G156]" office:value-type="float" office:value="6.345" calcext:value-type="float">
            <text:p>6.35</text:p>
          </table:table-cell>
          <table:table-cell table:style-name="ce50" table:formula="of:=[.E156]*[.G156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style-name="ce17" table:formula="of:=[.F157]*['1Rm Tables'.$B$33]" office:value-type="float" office:value="0.696" calcext:value-type="float">
            <text:p>0.70</text:p>
          </table:table-cell>
          <table:table-cell table:style-name="ce56" office:value-type="float" office:value="2" calcext:value-type="float">
            <text:p>2</text:p>
          </table:table-cell>
          <table:table-cell table:style-name="ce17" table:formula="of:=[.F156]+0.02" office:value-type="float" office:value="0.725" calcext:value-type="float">
            <text:p>0.73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57]*['1Rm Tables'.$B$9]" office:value-type="float" office:value="106.333333333333" calcext:value-type="float">
            <text:p>106.33</text:p>
          </table:table-cell>
          <table:table-cell table:formula="of:=[.H157]*[.E157]" office:value-type="float" office:value="212.666666666667" calcext:value-type="float">
            <text:p>212.67</text:p>
          </table:table-cell>
          <table:table-cell table:style-name="ce17" table:formula="of:=[.F157]*[.G157]" office:value-type="float" office:value="6.525" calcext:value-type="float">
            <text:p>6.53</text:p>
          </table:table-cell>
          <table:table-cell table:style-name="ce50" table:formula="of:=[.E157]*[.G157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58]*['1Rm Tables'.$B$33]" office:value-type="float" office:value="0.715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table:formula="of:=[.F157]+0.02" office:value-type="float" office:value="0.74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table:formula="of:=[.D158]*['1Rm Tables'.$B$9]" office:value-type="float" office:value="109.266666666667" calcext:value-type="float">
            <text:p>109.27</text:p>
          </table:table-cell>
          <table:table-cell table:formula="of:=[.H158]*[.E158]" office:value-type="float" office:value="218.533333333333" calcext:value-type="float">
            <text:p>218.53</text:p>
          </table:table-cell>
          <table:table-cell table:formula="of:=[.F158]*[.G158]" office:value-type="float" office:value="5.215" calcext:value-type="float">
            <text:p>5.22</text:p>
          </table:table-cell>
          <table:table-cell table:style-name="ce50" table:formula="of:=[.E158]*[.G158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59]*['1Rm Tables'.$B$33]" office:value-type="float" office:value="0.7344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table:formula="of:=[.F158]+0.02" office:value-type="float" office:value="0.765" calcext:value-type="float">
            <text:p>0.77</text:p>
          </table:table-cell>
          <table:table-cell office:value-type="float" office:value="7" calcext:value-type="float">
            <text:p>7</text:p>
          </table:table-cell>
          <table:table-cell table:formula="of:=[.D159]*['1Rm Tables'.$B$9]" office:value-type="float" office:value="112.2" calcext:value-type="float">
            <text:p>112.20</text:p>
          </table:table-cell>
          <table:table-cell table:formula="of:=[.H159]*[.E159]" office:value-type="float" office:value="224.4" calcext:value-type="float">
            <text:p>224.40</text:p>
          </table:table-cell>
          <table:table-cell table:formula="of:=[.F159]*[.G159]" office:value-type="float" office:value="5.355" calcext:value-type="float">
            <text:p>5.36</text:p>
          </table:table-cell>
          <table:table-cell table:style-name="ce50" table:formula="of:=[.E159]*[.G159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0]*['1Rm Tables'.$B$33]" office:value-type="float" office:value="0.7536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table:formula="of:=[.F159]+0.02" office:value-type="float" office:value="0.785" calcext:value-type="float">
            <text:p>0.79</text:p>
          </table:table-cell>
          <table:table-cell office:value-type="float" office:value="7" calcext:value-type="float">
            <text:p>7</text:p>
          </table:table-cell>
          <table:table-cell table:formula="of:=[.D160]*['1Rm Tables'.$B$9]" office:value-type="float" office:value="115.133333333333" calcext:value-type="float">
            <text:p>115.13</text:p>
          </table:table-cell>
          <table:table-cell table:formula="of:=[.H160]*[.E160]" office:value-type="float" office:value="230.266666666667" calcext:value-type="float">
            <text:p>230.27</text:p>
          </table:table-cell>
          <table:table-cell table:formula="of:=[.F160]*[.G160]" office:value-type="float" office:value="5.495" calcext:value-type="float">
            <text:p>5.50</text:p>
          </table:table-cell>
          <table:table-cell table:style-name="ce50" table:formula="of:=[.E160]*[.G160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1]*['1Rm Tables'.$B$33]" office:value-type="float" office:value="0.7728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table:style-name="ce58" table:formula="of:=[.F160]+0.02" office:value-type="float" office:value="0.805" calcext:value-type="float">
            <text:p>0.81</text:p>
          </table:table-cell>
          <table:table-cell office:value-type="float" office:value="7" calcext:value-type="float">
            <text:p>7</text:p>
          </table:table-cell>
          <table:table-cell table:formula="of:=[.D161]*['1Rm Tables'.$B$9]" office:value-type="float" office:value="118.066666666667" calcext:value-type="float">
            <text:p>118.07</text:p>
          </table:table-cell>
          <table:table-cell table:formula="of:=[.H161]*[.E161]" office:value-type="float" office:value="236.133333333333" calcext:value-type="float">
            <text:p>236.13</text:p>
          </table:table-cell>
          <table:table-cell table:formula="of:=[.F161]*[.G161]" office:value-type="float" office:value="5.635" calcext:value-type="float">
            <text:p>5.64</text:p>
          </table:table-cell>
          <table:table-cell table:style-name="ce50" table:formula="of:=[.E161]*[.G161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2]*['1Rm Tables'.$B$33]" office:value-type="float" office:value="0.792" calcext:value-type="float">
            <text:p>0.79</text:p>
          </table:table-cell>
          <table:table-cell office:value-type="float" office:value="2" calcext:value-type="float">
            <text:p>2</text:p>
          </table:table-cell>
          <table:table-cell table:style-name="ce58" table:formula="of:=[.F161]+0.02" office:value-type="float" office:value="0.825" calcext:value-type="float">
            <text:p>0.83</text:p>
          </table:table-cell>
          <table:table-cell office:value-type="float" office:value="7" calcext:value-type="float">
            <text:p>7</text:p>
          </table:table-cell>
          <table:table-cell table:formula="of:=[.D162]*['1Rm Tables'.$B$9]" office:value-type="float" office:value="121" calcext:value-type="float">
            <text:p>121.00</text:p>
          </table:table-cell>
          <table:table-cell table:formula="of:=[.H162]*[.E162]" office:value-type="float" office:value="242" calcext:value-type="float">
            <text:p>242.00</text:p>
          </table:table-cell>
          <table:table-cell table:formula="of:=[.F162]*[.G162]" office:value-type="float" office:value="5.775" calcext:value-type="float">
            <text:p>5.78</text:p>
          </table:table-cell>
          <table:table-cell table:style-name="ce50" table:formula="of:=[.E162]*[.G162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3]*['1Rm Tables'.$B$33]" office:value-type="float" office:value="0.8112" calcext:value-type="float">
            <text:p>0.81</text:p>
          </table:table-cell>
          <table:table-cell office:value-type="float" office:value="2" calcext:value-type="float">
            <text:p>2</text:p>
          </table:table-cell>
          <table:table-cell table:style-name="ce58" table:formula="of:=[.F162]+0.02" office:value-type="float" office:value="0.845" calcext:value-type="float">
            <text:p>0.85</text:p>
          </table:table-cell>
          <table:table-cell office:value-type="float" office:value="7" calcext:value-type="float">
            <text:p>7</text:p>
          </table:table-cell>
          <table:table-cell table:formula="of:=[.D163]*['1Rm Tables'.$B$9]" office:value-type="float" office:value="123.933333333333" calcext:value-type="float">
            <text:p>123.93</text:p>
          </table:table-cell>
          <table:table-cell table:formula="of:=[.H163]*[.E163]" office:value-type="float" office:value="247.866666666667" calcext:value-type="float">
            <text:p>247.87</text:p>
          </table:table-cell>
          <table:table-cell table:formula="of:=[.F163]*[.G163]" office:value-type="float" office:value="5.915" calcext:value-type="float">
            <text:p>5.92</text:p>
          </table:table-cell>
          <table:table-cell table:formula="of:=[.E163]*[.G163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4]*['1Rm Tables'.$B$33]" office:value-type="float" office:value="0.8304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table:style-name="ce58" table:formula="of:=[.F163]+0.02" office:value-type="float" office:value="0.865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64]*['1Rm Tables'.$B$9]" office:value-type="float" office:value="126.866666666667" calcext:value-type="float">
            <text:p>126.87</text:p>
          </table:table-cell>
          <table:table-cell table:formula="of:=[.H164]*[.E164]" office:value-type="float" office:value="253.733333333333" calcext:value-type="float">
            <text:p>253.73</text:p>
          </table:table-cell>
          <table:table-cell table:formula="of:=[.F164]*[.G164]" office:value-type="float" office:value="5.19" calcext:value-type="float">
            <text:p>5.19</text:p>
          </table:table-cell>
          <table:table-cell table:formula="of:=[.E164]*[.G164]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5]*['1Rm Tables'.$B$33]" office:value-type="float" office:value="0.8496" calcext:value-type="float">
            <text:p>0.85</text:p>
          </table:table-cell>
          <table:table-cell office:value-type="float" office:value="2" calcext:value-type="float">
            <text:p>2</text:p>
          </table:table-cell>
          <table:table-cell table:style-name="ce58" table:formula="of:=[.F164]+0.02"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165]*['1Rm Tables'.$B$9]" office:value-type="float" office:value="129.8" calcext:value-type="float">
            <text:p>129.80</text:p>
          </table:table-cell>
          <table:table-cell table:formula="of:=[.H165]*[.E165]" office:value-type="float" office:value="259.6" calcext:value-type="float">
            <text:p>259.60</text:p>
          </table:table-cell>
          <table:table-cell table:formula="of:=[.F165]*[.G165]" office:value-type="float" office:value="5.31" calcext:value-type="float">
            <text:p>5.31</text:p>
          </table:table-cell>
          <table:table-cell table:formula="of:=[.E165]*[.G165]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6]*['1Rm Tables'.$B$33]" office:value-type="float" office:value="0.8688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table:style-name="ce58" table:formula="of:=[.F165]+0.02" office:value-type="float" office:value="0.905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166]*['1Rm Tables'.$B$9]" office:value-type="float" office:value="132.733333333333" calcext:value-type="float">
            <text:p>132.73</text:p>
          </table:table-cell>
          <table:table-cell table:formula="of:=[.H166]*[.E166]" office:value-type="float" office:value="265.466666666667" calcext:value-type="float">
            <text:p>265.47</text:p>
          </table:table-cell>
          <table:table-cell table:formula="of:=[.F166]*[.G166]" office:value-type="float" office:value="2.715" calcext:value-type="float">
            <text:p>2.72</text:p>
          </table:table-cell>
          <table:table-cell table:formula="of:=[.E166]*[.G166]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7]*['1Rm Tables'.$B$33]" office:value-type="float" office:value="0.888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table:formula="of:=[.F166]+0.02" office:value-type="float" office:value="0.925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D167]*['1Rm Tables'.$B$9]" office:value-type="float" office:value="135.666666666667" calcext:value-type="float">
            <text:p>135.67</text:p>
          </table:table-cell>
          <table:table-cell table:formula="of:=[.H167]*[.E167]" office:value-type="float" office:value="271.333333333333" calcext:value-type="float">
            <text:p>271.33</text:p>
          </table:table-cell>
          <table:table-cell table:formula="of:=[.F167]*[.G167]" office:value-type="float" office:value="1.85" calcext:value-type="float">
            <text:p>1.85</text:p>
          </table:table-cell>
          <table:table-cell table:formula="of:=[.E167]*[.G167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8]*['1Rm Tables'.$B$33]" office:value-type="float" office:value="0.9072" calcext:value-type="float">
            <text:p>0.91</text:p>
          </table:table-cell>
          <table:table-cell office:value-type="float" office:value="2" calcext:value-type="float">
            <text:p>2</text:p>
          </table:table-cell>
          <table:table-cell table:formula="of:=[.F167]+0.02" office:value-type="float" office:value="0.94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[.D168]*['1Rm Tables'.$B$9]" office:value-type="float" office:value="138.6" calcext:value-type="float">
            <text:p>138.60</text:p>
          </table:table-cell>
          <table:table-cell table:formula="of:=[.H168]*[.E168]" office:value-type="float" office:value="277.2" calcext:value-type="float">
            <text:p>277.20</text:p>
          </table:table-cell>
          <table:table-cell table:formula="of:=[.F168]*[.G168]" office:value-type="float" office:value="0.945" calcext:value-type="float">
            <text:p>0.95</text:p>
          </table:table-cell>
          <table:table-cell table:formula="of:=[.E168]*[.G168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9]*['1Rm Tables'.$B$33]" office:value-type="float" office:value="0.9264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F168]+0.02" office:value-type="float" office:value="0.965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[.D169]*['1Rm Tables'.$B$9]" office:value-type="float" office:value="141.533333333333" calcext:value-type="float">
            <text:p>141.53</text:p>
          </table:table-cell>
          <table:table-cell table:formula="of:=[.H169]*[.E169]" office:value-type="float" office:value="283.066666666667" calcext:value-type="float">
            <text:p>283.07</text:p>
          </table:table-cell>
          <table:table-cell table:formula="of:=[.F169]*[.G169]" office:value-type="float" office:value="0.965" calcext:value-type="float">
            <text:p>0.97</text:p>
          </table:table-cell>
          <table:table-cell table:formula="of:=[.E169]*[.G169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70]*['1Rm Tables'.$B$33]" office:value-type="float" office:value="0.9456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table:formula="of:=[.F169]+0.02" office:value-type="float" office:value="0.985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[.D170]*['1Rm Tables'.$B$9]" office:value-type="float" office:value="144.466666666667" calcext:value-type="float">
            <text:p>144.47</text:p>
          </table:table-cell>
          <table:table-cell table:formula="of:=[.H170]*[.E170]" office:value-type="float" office:value="288.933333333333" calcext:value-type="float">
            <text:p>288.93</text:p>
          </table:table-cell>
          <table:table-cell table:formula="of:=[.F170]*[.G170]" office:value-type="float" office:value="0.985" calcext:value-type="float">
            <text:p>0.99</text:p>
          </table:table-cell>
          <table:table-cell table:formula="of:=[.E170]*[.G170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71]*['1Rm Tables'.$B$33]" office:value-type="float" office:value="0.9648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table:formula="of:=[.F170]+0.02" office:value-type="float" office:value="1.005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table:formula="of:=[.D171]*['1Rm Tables'.$B$9]" office:value-type="float" office:value="147.4" calcext:value-type="float">
            <text:p>147.40</text:p>
          </table:table-cell>
          <table:table-cell table:formula="of:=[.H171]*[.E171]" office:value-type="float" office:value="294.8" calcext:value-type="float">
            <text:p>294.80</text:p>
          </table:table-cell>
          <table:table-cell table:formula="of:=[.F171]*[.G171]" office:value-type="float" office:value="1.005" calcext:value-type="float">
            <text:p>1.01</text:p>
          </table:table-cell>
          <table:table-cell table:formula="of:=[.E171]*[.G171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172]*[.E172]" office:value-type="float" office:value="0" calcext:value-type="float">
            <text:p>0.00</text:p>
          </table:table-cell>
          <table:table-cell/>
          <table:table-cell table:formula="of:=[.E172]*[.G1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173]*[.E173]" office:value-type="float" office:value="0" calcext:value-type="float">
            <text:p>0.00</text:p>
          </table:table-cell>
          <table:table-cell/>
          <table:table-cell table:formula="of:=[.E173]*[.G1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Version 1 rep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74]*[.E174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75]*[.E17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17" office:value-type="float" office:value="0.7" calcext:value-type="float">
            <text:p>0.70</text:p>
          </table:table-cell>
          <table:table-cell table:style-name="ce56" office:value-type="float" office:value="1" calcext:value-type="float">
            <text:p>1</text:p>
          </table:table-cell>
          <table:table-cell table:style-name="ce17" table:formula="of:=[.$D$90]/['1Rm Tables'.$B$32]" office:value-type="float" office:value="0.6" calcext:value-type="float">
            <text:p>0.60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77]*['1Rm Tables'.$B$9]" office:value-type="float" office:value="106.944444444444" calcext:value-type="float">
            <text:p>106.94</text:p>
          </table:table-cell>
          <table:table-cell table:formula="of:=[.H177]*[.E177]" office:value-type="float" office:value="106.944444444444" calcext:value-type="float">
            <text:p>106.94</text:p>
          </table:table-cell>
          <table:table-cell table:style-name="ce17" table:formula="of:=[.F177]*[.G177]" office:value-type="float" office:value="5.4" calcext:value-type="float">
            <text:p>5.40</text:p>
          </table:table-cell>
          <table:table-cell table:formula="of:=[.E177]*[.G177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7" table:formula="of:=[.F178]*['1Rm Tables'.$B$32]" office:value-type="float" office:value="0.62" calcext:value-type="float">
            <text:p>0.62</text:p>
          </table:table-cell>
          <table:table-cell table:style-name="ce56" office:value-type="float" office:value="1" calcext:value-type="float">
            <text:p>1</text:p>
          </table:table-cell>
          <table:table-cell table:style-name="ce17" table:formula="of:=[.F177]+0.02" office:value-type="float" office:value="0.62" calcext:value-type="float">
            <text:p>0.62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78]*['1Rm Tables'.$B$9]" office:value-type="float" office:value="94.7222222222222" calcext:value-type="float">
            <text:p>94.72</text:p>
          </table:table-cell>
          <table:table-cell table:formula="of:=[.H178]*[.E178]" office:value-type="float" office:value="94.7222222222222" calcext:value-type="float">
            <text:p>94.72</text:p>
          </table:table-cell>
          <table:table-cell table:style-name="ce17" table:formula="of:=[.F178]*[.G178]" office:value-type="float" office:value="5.58" calcext:value-type="float">
            <text:p>5.58</text:p>
          </table:table-cell>
          <table:table-cell table:formula="of:=[.E178]*[.G178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7" table:formula="of:=[.F179]*['1Rm Tables'.$B$32]" office:value-type="float" office:value="0.64" calcext:value-type="float">
            <text:p>0.64</text:p>
          </table:table-cell>
          <table:table-cell table:style-name="ce56" office:value-type="float" office:value="1" calcext:value-type="float">
            <text:p>1</text:p>
          </table:table-cell>
          <table:table-cell table:style-name="ce17" table:formula="of:=[.F178]+0.02" office:value-type="float" office:value="0.64" calcext:value-type="float">
            <text:p>0.64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79]*['1Rm Tables'.$B$9]" office:value-type="float" office:value="97.7777777777778" calcext:value-type="float">
            <text:p>97.78</text:p>
          </table:table-cell>
          <table:table-cell table:formula="of:=[.H179]*[.E179]" office:value-type="float" office:value="97.7777777777778" calcext:value-type="float">
            <text:p>97.78</text:p>
          </table:table-cell>
          <table:table-cell table:style-name="ce17" table:formula="of:=[.F179]*[.G179]" office:value-type="float" office:value="5.76" calcext:value-type="float">
            <text:p>5.76</text:p>
          </table:table-cell>
          <table:table-cell table:formula="of:=[.E179]*[.G179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7" table:formula="of:=[.F180]*['1Rm Tables'.$B$32]" office:value-type="float" office:value="0.66" calcext:value-type="float">
            <text:p>0.66</text:p>
          </table:table-cell>
          <table:table-cell table:style-name="ce56" office:value-type="float" office:value="1" calcext:value-type="float">
            <text:p>1</text:p>
          </table:table-cell>
          <table:table-cell table:style-name="ce17" table:formula="of:=[.F179]+0.02" office:value-type="float" office:value="0.66" calcext:value-type="float">
            <text:p>0.66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80]*['1Rm Tables'.$B$9]" office:value-type="float" office:value="100.833333333333" calcext:value-type="float">
            <text:p>100.83</text:p>
          </table:table-cell>
          <table:table-cell table:formula="of:=[.H180]*[.E180]" office:value-type="float" office:value="100.833333333333" calcext:value-type="float">
            <text:p>100.83</text:p>
          </table:table-cell>
          <table:table-cell table:style-name="ce17" table:formula="of:=[.F180]*[.G180]" office:value-type="float" office:value="5.94" calcext:value-type="float">
            <text:p>5.94</text:p>
          </table:table-cell>
          <table:table-cell table:formula="of:=[.E180]*[.G180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7" table:formula="of:=[.F181]*['1Rm Tables'.$B$32]" office:value-type="float" office:value="0.68" calcext:value-type="float">
            <text:p>0.68</text:p>
          </table:table-cell>
          <table:table-cell table:style-name="ce56" office:value-type="float" office:value="1" calcext:value-type="float">
            <text:p>1</text:p>
          </table:table-cell>
          <table:table-cell table:style-name="ce17" table:formula="of:=[.F180]+0.02" office:value-type="float" office:value="0.68" calcext:value-type="float">
            <text:p>0.68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81]*['1Rm Tables'.$B$9]" office:value-type="float" office:value="103.888888888889" calcext:value-type="float">
            <text:p>103.89</text:p>
          </table:table-cell>
          <table:table-cell table:formula="of:=[.H181]*[.E181]" office:value-type="float" office:value="103.888888888889" calcext:value-type="float">
            <text:p>103.89</text:p>
          </table:table-cell>
          <table:table-cell table:style-name="ce17" table:formula="of:=[.F181]*[.G181]" office:value-type="float" office:value="6.12" calcext:value-type="float">
            <text:p>6.12</text:p>
          </table:table-cell>
          <table:table-cell table:formula="of:=[.E181]*[.G181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7" table:formula="of:=[.F182]*['1Rm Tables'.$B$32]" office:value-type="float" office:value="0.7" calcext:value-type="float">
            <text:p>0.70</text:p>
          </table:table-cell>
          <table:table-cell table:style-name="ce56" office:value-type="float" office:value="1" calcext:value-type="float">
            <text:p>1</text:p>
          </table:table-cell>
          <table:table-cell table:style-name="ce17" table:formula="of:=[.F181]+0.02" office:value-type="float" office:value="0.7" calcext:value-type="float">
            <text:p>0.70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formula="of:=[.D182]*['1Rm Tables'.$B$9]" office:value-type="float" office:value="106.944444444444" calcext:value-type="float">
            <text:p>106.94</text:p>
          </table:table-cell>
          <table:table-cell table:formula="of:=[.H182]*[.E182]" office:value-type="float" office:value="106.944444444444" calcext:value-type="float">
            <text:p>106.94</text:p>
          </table:table-cell>
          <table:table-cell table:style-name="ce17" table:formula="of:=[.F182]*[.G182]" office:value-type="float" office:value="6.3" calcext:value-type="float">
            <text:p>6.30</text:p>
          </table:table-cell>
          <table:table-cell table:formula="of:=[.E182]*[.G182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7" table:formula="of:=[.F183]*['1Rm Tables'.$B$32]" office:value-type="float" office:value="0.72" calcext:value-type="float">
            <text:p>0.72</text:p>
          </table:table-cell>
          <table:table-cell table:style-name="ce56" office:value-type="float" office:value="1" calcext:value-type="float">
            <text:p>1</text:p>
          </table:table-cell>
          <table:table-cell table:style-name="ce17" table:formula="of:=[.F182]+0.02" office:value-type="float" office:value="0.72" calcext:value-type="float">
            <text:p>0.72</text:p>
          </table:table-cell>
          <table:table-cell table:style-name="ce14" office:value-type="float" office:value="7" calcext:value-type="float">
            <text:p>7</text:p>
          </table:table-cell>
          <table:table-cell table:style-name="ce17" table:formula="of:=[.D183]*['1Rm Tables'.$B$9]" office:value-type="float" office:value="110" calcext:value-type="float">
            <text:p>110.00</text:p>
          </table:table-cell>
          <table:table-cell table:formula="of:=[.H183]*[.E183]" office:value-type="float" office:value="110" calcext:value-type="float">
            <text:p>110.00</text:p>
          </table:table-cell>
          <table:table-cell table:style-name="ce17" table:formula="of:=[.F183]*[.G183]" office:value-type="float" office:value="5.04" calcext:value-type="float">
            <text:p>5.04</text:p>
          </table:table-cell>
          <table:table-cell table:style-name="ce14" table:formula="of:=[.E183]*[.G183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7" table:formula="of:=[.F184]*['1Rm Tables'.$B$32]" office:value-type="float" office:value="0.74" calcext:value-type="float">
            <text:p>0.74</text:p>
          </table:table-cell>
          <table:table-cell table:style-name="ce56" office:value-type="float" office:value="1" calcext:value-type="float">
            <text:p>1</text:p>
          </table:table-cell>
          <table:table-cell table:style-name="ce17" table:formula="of:=[.F183]+0.02" office:value-type="float" office:value="0.74" calcext:value-type="float">
            <text:p>0.74</text:p>
          </table:table-cell>
          <table:table-cell table:style-name="ce14" office:value-type="float" office:value="7" calcext:value-type="float">
            <text:p>7</text:p>
          </table:table-cell>
          <table:table-cell table:style-name="ce17" table:formula="of:=[.D184]*['1Rm Tables'.$B$9]" office:value-type="float" office:value="113.055555555556" calcext:value-type="float">
            <text:p>113.06</text:p>
          </table:table-cell>
          <table:table-cell table:formula="of:=[.H184]*[.E184]" office:value-type="float" office:value="113.055555555556" calcext:value-type="float">
            <text:p>113.06</text:p>
          </table:table-cell>
          <table:table-cell table:style-name="ce17" table:formula="of:=[.F184]*[.G184]" office:value-type="float" office:value="5.18" calcext:value-type="float">
            <text:p>5.18</text:p>
          </table:table-cell>
          <table:table-cell table:style-name="ce14" table:formula="of:=[.E184]*[.G184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7" table:formula="of:=[.F185]*['1Rm Tables'.$B$32]" office:value-type="float" office:value="0.76" calcext:value-type="float">
            <text:p>0.76</text:p>
          </table:table-cell>
          <table:table-cell table:style-name="ce56" office:value-type="float" office:value="1" calcext:value-type="float">
            <text:p>1</text:p>
          </table:table-cell>
          <table:table-cell table:style-name="ce17" table:formula="of:=[.F184]+0.02" office:value-type="float" office:value="0.76" calcext:value-type="float">
            <text:p>0.76</text:p>
          </table:table-cell>
          <table:table-cell table:style-name="ce14" office:value-type="float" office:value="7" calcext:value-type="float">
            <text:p>7</text:p>
          </table:table-cell>
          <table:table-cell table:style-name="ce17" table:formula="of:=[.D185]*['1Rm Tables'.$B$9]" office:value-type="float" office:value="116.111111111111" calcext:value-type="float">
            <text:p>116.11</text:p>
          </table:table-cell>
          <table:table-cell table:formula="of:=[.H185]*[.E185]" office:value-type="float" office:value="116.111111111111" calcext:value-type="float">
            <text:p>116.11</text:p>
          </table:table-cell>
          <table:table-cell table:style-name="ce17" table:formula="of:=[.F185]*[.G185]" office:value-type="float" office:value="5.32" calcext:value-type="float">
            <text:p>5.32</text:p>
          </table:table-cell>
          <table:table-cell table:style-name="ce14" table:formula="of:=[.E185]*[.G185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7" table:formula="of:=[.F186]*['1Rm Tables'.$B$32]" office:value-type="float" office:value="0.78" calcext:value-type="float">
            <text:p>0.78</text:p>
          </table:table-cell>
          <table:table-cell table:style-name="ce56" office:value-type="float" office:value="1" calcext:value-type="float">
            <text:p>1</text:p>
          </table:table-cell>
          <table:table-cell table:style-name="ce17" table:formula="of:=[.F185]+0.02" office:value-type="float" office:value="0.78" calcext:value-type="float">
            <text:p>0.78</text:p>
          </table:table-cell>
          <table:table-cell table:style-name="ce14" office:value-type="float" office:value="7" calcext:value-type="float">
            <text:p>7</text:p>
          </table:table-cell>
          <table:table-cell table:style-name="ce17" table:formula="of:=[.D186]*['1Rm Tables'.$B$9]" office:value-type="float" office:value="119.166666666667" calcext:value-type="float">
            <text:p>119.17</text:p>
          </table:table-cell>
          <table:table-cell table:formula="of:=[.H186]*[.E186]" office:value-type="float" office:value="119.166666666667" calcext:value-type="float">
            <text:p>119.17</text:p>
          </table:table-cell>
          <table:table-cell table:style-name="ce17" table:formula="of:=[.F186]*[.G186]" office:value-type="float" office:value="5.46" calcext:value-type="float">
            <text:p>5.46</text:p>
          </table:table-cell>
          <table:table-cell table:style-name="ce14" table:formula="of:=[.E186]*[.G186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6" table:number-columns-repeated="3"/>
          <table:table-cell table:style-name="ce2" table:formula="of:=[.F187]*['1Rm Tables'.$B$32]" office:value-type="float" office:value="0.8" calcext:value-type="float">
            <text:p>0.80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[.F186]+0.02" office:value-type="float" office:value="0.8" calcext:value-type="float">
            <text:p>0.80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87]*['1Rm Tables'.$B$9]" office:value-type="float" office:value="122.222222222222" calcext:value-type="float">
            <text:p>122.22</text:p>
          </table:table-cell>
          <table:table-cell table:formula="of:=[.H187]*[.E187]" office:value-type="float" office:value="122.222222222222" calcext:value-type="float">
            <text:p>122.22</text:p>
          </table:table-cell>
          <table:table-cell table:style-name="ce2" table:formula="of:=[.F187]*[.G187]" office:value-type="float" office:value="3.2" calcext:value-type="float">
            <text:p>3.20</text:p>
          </table:table-cell>
          <table:table-cell table:style-name="ce6" table:formula="of:=[.E187]*[.G187]" office:value-type="float" office:value="4" calcext:value-type="float">
            <text:p>4</text:p>
          </table:table-cell>
          <table:table-cell table:style-name="ce6"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88]*['1Rm Tables'.$B$32]" office:value-type="float" office:value="0.82" calcext:value-type="float">
            <text:p>0.82</text:p>
          </table:table-cell>
          <table:table-cell table:style-name="ce4" office:value-type="float" office:value="1" calcext:value-type="float">
            <text:p>1</text:p>
          </table:table-cell>
          <table:table-cell table:style-name="ce58" table:formula="of:=[.F187]+0.02" office:value-type="float" office:value="0.82" calcext:value-type="float">
            <text:p>0.82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88]*['1Rm Tables'.$B$9]" office:value-type="float" office:value="125.277777777778" calcext:value-type="float">
            <text:p>125.28</text:p>
          </table:table-cell>
          <table:table-cell table:formula="of:=[.H188]*[.E188]" office:value-type="float" office:value="125.277777777778" calcext:value-type="float">
            <text:p>125.28</text:p>
          </table:table-cell>
          <table:table-cell table:style-name="ce2" table:formula="of:=[.F188]*[.G188]" office:value-type="float" office:value="3.28" calcext:value-type="float">
            <text:p>3.28</text:p>
          </table:table-cell>
          <table:table-cell table:formula="of:=[.E188]*[.G188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89]*['1Rm Tables'.$B$32]" office:value-type="float" office:value="0.84" calcext:value-type="float">
            <text:p>0.84</text:p>
          </table:table-cell>
          <table:table-cell table:style-name="ce4" office:value-type="float" office:value="1" calcext:value-type="float">
            <text:p>1</text:p>
          </table:table-cell>
          <table:table-cell table:style-name="ce58" table:formula="of:=[.F188]+0.02" office:value-type="float" office:value="0.84" calcext:value-type="float">
            <text:p>0.84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89]*['1Rm Tables'.$B$9]" office:value-type="float" office:value="128.333333333333" calcext:value-type="float">
            <text:p>128.33</text:p>
          </table:table-cell>
          <table:table-cell table:formula="of:=[.H189]*[.E189]" office:value-type="float" office:value="128.333333333333" calcext:value-type="float">
            <text:p>128.33</text:p>
          </table:table-cell>
          <table:table-cell table:style-name="ce2" table:formula="of:=[.F189]*[.G189]" office:value-type="float" office:value="3.36" calcext:value-type="float">
            <text:p>3.36</text:p>
          </table:table-cell>
          <table:table-cell table:formula="of:=[.E189]*[.G189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0]*['1Rm Tables'.$B$32]" office:value-type="float" office:value="0.86" calcext:value-type="float">
            <text:p>0.86</text:p>
          </table:table-cell>
          <table:table-cell table:style-name="ce4" office:value-type="float" office:value="1" calcext:value-type="float">
            <text:p>1</text:p>
          </table:table-cell>
          <table:table-cell table:style-name="ce58" table:formula="of:=[.F189]+0.02" office:value-type="float" office:value="0.86" calcext:value-type="float">
            <text:p>0.86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0]*['1Rm Tables'.$B$9]" office:value-type="float" office:value="131.388888888889" calcext:value-type="float">
            <text:p>131.39</text:p>
          </table:table-cell>
          <table:table-cell table:formula="of:=[.H190]*[.E190]" office:value-type="float" office:value="131.388888888889" calcext:value-type="float">
            <text:p>131.39</text:p>
          </table:table-cell>
          <table:table-cell table:style-name="ce2" table:formula="of:=[.F190]*[.G190]" office:value-type="float" office:value="3.44" calcext:value-type="float">
            <text:p>3.44</text:p>
          </table:table-cell>
          <table:table-cell table:formula="of:=[.E190]*[.G190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1]*['1Rm Tables'.$B$32]" office:value-type="float" office:value="0.88" calcext:value-type="float">
            <text:p>0.88</text:p>
          </table:table-cell>
          <table:table-cell table:style-name="ce4" office:value-type="float" office:value="1" calcext:value-type="float">
            <text:p>1</text:p>
          </table:table-cell>
          <table:table-cell table:style-name="ce58" table:formula="of:=[.F190]+0.02" office:value-type="float" office:value="0.88" calcext:value-type="float">
            <text:p>0.88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1]*['1Rm Tables'.$B$9]" office:value-type="float" office:value="134.444444444444" calcext:value-type="float">
            <text:p>134.44</text:p>
          </table:table-cell>
          <table:table-cell table:formula="of:=[.H191]*[.E191]" office:value-type="float" office:value="134.444444444444" calcext:value-type="float">
            <text:p>134.44</text:p>
          </table:table-cell>
          <table:table-cell table:style-name="ce2" table:formula="of:=[.F191]*[.G191]" office:value-type="float" office:value="3.52" calcext:value-type="float">
            <text:p>3.52</text:p>
          </table:table-cell>
          <table:table-cell table:formula="of:=[.E191]*[.G191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2]*['1Rm Tables'.$B$32]" office:value-type="float" office:value="0.9" calcext:value-type="float">
            <text:p>0.90</text:p>
          </table:table-cell>
          <table:table-cell table:style-name="ce4" office:value-type="float" office:value="1" calcext:value-type="float">
            <text:p>1</text:p>
          </table:table-cell>
          <table:table-cell table:style-name="ce58" table:formula="of:=[.F191]+0.02" office:value-type="float" office:value="0.9" calcext:value-type="float">
            <text:p>0.90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2]*['1Rm Tables'.$B$9]" office:value-type="float" office:value="137.5" calcext:value-type="float">
            <text:p>137.50</text:p>
          </table:table-cell>
          <table:table-cell table:formula="of:=[.H192]*[.E192]" office:value-type="float" office:value="137.5" calcext:value-type="float">
            <text:p>137.50</text:p>
          </table:table-cell>
          <table:table-cell table:style-name="ce2" table:formula="of:=[.F192]*[.G192]" office:value-type="float" office:value="3.6" calcext:value-type="float">
            <text:p>3.60</text:p>
          </table:table-cell>
          <table:table-cell table:formula="of:=[.E192]*[.G192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3]*['1Rm Tables'.$B$32]" office:value-type="float" office:value="0.92" calcext:value-type="float">
            <text:p>0.92</text:p>
          </table:table-cell>
          <table:table-cell table:style-name="ce4" office:value-type="float" office:value="1" calcext:value-type="float">
            <text:p>1</text:p>
          </table:table-cell>
          <table:table-cell table:style-name="ce58" table:formula="of:=[.F192]+0.02" office:value-type="float" office:value="0.92" calcext:value-type="float">
            <text:p>0.92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3]*['1Rm Tables'.$B$9]" office:value-type="float" office:value="140.555555555556" calcext:value-type="float">
            <text:p>140.56</text:p>
          </table:table-cell>
          <table:table-cell table:formula="of:=[.H193]*[.E193]" office:value-type="float" office:value="140.555555555556" calcext:value-type="float">
            <text:p>140.56</text:p>
          </table:table-cell>
          <table:table-cell table:style-name="ce2" table:formula="of:=[.F193]*[.G193]" office:value-type="float" office:value="3.68" calcext:value-type="float">
            <text:p>3.68</text:p>
          </table:table-cell>
          <table:table-cell table:formula="of:=[.E193]*[.G193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4]*['1Rm Tables'.$B$32]" office:value-type="float" office:value="0.94" calcext:value-type="float">
            <text:p>0.94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[.F193]+0.02" office:value-type="float" office:value="0.94" calcext:value-type="float">
            <text:p>0.94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4]*['1Rm Tables'.$B$9]" office:value-type="float" office:value="143.611111111111" calcext:value-type="float">
            <text:p>143.61</text:p>
          </table:table-cell>
          <table:table-cell table:formula="of:=[.H194]*[.E194]" office:value-type="float" office:value="143.611111111111" calcext:value-type="float">
            <text:p>143.61</text:p>
          </table:table-cell>
          <table:table-cell table:style-name="ce2" table:formula="of:=[.F194]*[.G194]" office:value-type="float" office:value="3.76" calcext:value-type="float">
            <text:p>3.76</text:p>
          </table:table-cell>
          <table:table-cell table:formula="of:=[.E194]*[.G194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5]*['1Rm Tables'.$B$32]" office:value-type="float" office:value="0.96" calcext:value-type="float">
            <text:p>0.96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[.F194]+0.02" office:value-type="float" office:value="0.96" calcext:value-type="float">
            <text:p>0.96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5]*['1Rm Tables'.$B$9]" office:value-type="float" office:value="146.666666666667" calcext:value-type="float">
            <text:p>146.67</text:p>
          </table:table-cell>
          <table:table-cell table:formula="of:=[.H195]*[.E195]" office:value-type="float" office:value="146.666666666667" calcext:value-type="float">
            <text:p>146.67</text:p>
          </table:table-cell>
          <table:table-cell table:style-name="ce2" table:formula="of:=[.F195]*[.G195]" office:value-type="float" office:value="3.84" calcext:value-type="float">
            <text:p>3.84</text:p>
          </table:table-cell>
          <table:table-cell table:formula="of:=[.E195]*[.G195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6]*['1Rm Tables'.$B$32]" office:value-type="float" office:value="0.98" calcext:value-type="float">
            <text:p>0.98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[.F195]+0.02" office:value-type="float" office:value="0.98" calcext:value-type="float">
            <text:p>0.98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6]*['1Rm Tables'.$B$9]" office:value-type="float" office:value="149.722222222222" calcext:value-type="float">
            <text:p>149.72</text:p>
          </table:table-cell>
          <table:table-cell table:formula="of:=[.H196]*[.E196]" office:value-type="float" office:value="149.722222222222" calcext:value-type="float">
            <text:p>149.72</text:p>
          </table:table-cell>
          <table:table-cell table:style-name="ce2" table:formula="of:=[.F196]*[.G196]" office:value-type="float" office:value="3.92" calcext:value-type="float">
            <text:p>3.92</text:p>
          </table:table-cell>
          <table:table-cell table:formula="of:=[.E196]*[.G196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7]*['1Rm Tables'.$B$32]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[.F196]+0.02" office:value-type="float" office:value="1" calcext:value-type="float">
            <text:p>1.00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7]*['1Rm Tables'.$B$9]" office:value-type="float" office:value="152.777777777778" calcext:value-type="float">
            <text:p>152.78</text:p>
          </table:table-cell>
          <table:table-cell table:formula="of:=[.H197]*[.E197]" office:value-type="float" office:value="152.777777777778" calcext:value-type="float">
            <text:p>152.78</text:p>
          </table:table-cell>
          <table:table-cell table:style-name="ce2" table:formula="of:=[.F197]*[.G197]" office:value-type="float" office:value="4" calcext:value-type="float">
            <text:p>4.00</text:p>
          </table:table-cell>
          <table:table-cell table:formula="of:=[.E197]*[.G197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8]*['1Rm Tables'.$B$32]" office:value-type="float" office:value="1.02" calcext:value-type="float">
            <text:p>1.02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[.F197]+0.02" office:value-type="float" office:value="1.02" calcext:value-type="float">
            <text:p>1.02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8]*['1Rm Tables'.$B$9]" office:value-type="float" office:value="155.833333333333" calcext:value-type="float">
            <text:p>155.83</text:p>
          </table:table-cell>
          <table:table-cell table:formula="of:=[.H198]*[.E198]" office:value-type="float" office:value="155.833333333333" calcext:value-type="float">
            <text:p>155.83</text:p>
          </table:table-cell>
          <table:table-cell table:style-name="ce2" table:formula="of:=[.F198]*[.G198]" office:value-type="float" office:value="4.08" calcext:value-type="float">
            <text:p>4.08</text:p>
          </table:table-cell>
          <table:table-cell table:formula="of:=[.E198]*[.G198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199]*['1Rm Tables'.$B$32]" office:value-type="float" office:value="1.04" calcext:value-type="float">
            <text:p>1.04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[.F198]+0.02" office:value-type="float" office:value="1.04" calcext:value-type="float">
            <text:p>1.04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199]*['1Rm Tables'.$B$9]" office:value-type="float" office:value="158.888888888889" calcext:value-type="float">
            <text:p>158.89</text:p>
          </table:table-cell>
          <table:table-cell table:formula="of:=[.H199]*[.E199]" office:value-type="float" office:value="158.888888888889" calcext:value-type="float">
            <text:p>158.89</text:p>
          </table:table-cell>
          <table:table-cell table:style-name="ce2" table:formula="of:=[.F199]*[.G199]" office:value-type="float" office:value="4.16" calcext:value-type="float">
            <text:p>4.16</text:p>
          </table:table-cell>
          <table:table-cell table:formula="of:=[.E199]*[.G199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2" table:formula="of:=[.F200]*['1Rm Tables'.$B$32]" office:value-type="float" office:value="1.06" calcext:value-type="float">
            <text:p>1.06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[.F199]+0.02" office:value-type="float" office:value="1.06" calcext:value-type="float">
            <text:p>1.06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D200]*['1Rm Tables'.$B$9]" office:value-type="float" office:value="161.944444444445" calcext:value-type="float">
            <text:p>161.94</text:p>
          </table:table-cell>
          <table:table-cell table:formula="of:=[.H200]*[.E200]" office:value-type="float" office:value="161.944444444445" calcext:value-type="float">
            <text:p>161.94</text:p>
          </table:table-cell>
          <table:table-cell table:style-name="ce2" table:formula="of:=[.F200]*[.G200]" office:value-type="float" office:value="4.24" calcext:value-type="float">
            <text:p>4.24</text:p>
          </table:table-cell>
          <table:table-cell table:formula="of:=[.E200]*[.G200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1]*[.G2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2]*[.G2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3]*[.G2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0"/>
          <table:table-cell office:value-type="string" calcext:value-type="string">
            <text:p>=</text:p>
          </table:table-cell>
          <table:table-cell office:value-type="string" calcext:value-type="string">
            <text:p>Good Rep Range</text:p>
          </table:table-cell>
          <table:table-cell office:value-type="string" calcext:value-type="string">
            <text:p>15-20</text:p>
          </table:table-cell>
          <table:table-cell table:number-columns-repeated="4"/>
          <table:table-cell table:formula="of:=[.E204]*[.G204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=</text:p>
          </table:table-cell>
          <table:table-cell office:value-type="string" calcext:value-type="string">
            <text:p>Good Intensity for Squat</text:p>
          </table:table-cell>
          <table:table-cell office:value-type="string" calcext:value-type="string">
            <text:p>0.82-0.92</text:p>
          </table:table-cell>
          <table:table-cell table:number-columns-repeated="4"/>
          <table:table-cell table:formula="of:=[.E205]*[.G205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0"/>
          <table:table-cell office:value-type="string" calcext:value-type="string">
            <text:p>=</text:p>
          </table:table-cell>
          <table:table-cell table:style-name="ce57" office:value-type="string" calcext:value-type="string">
            <text:p>Not In Prilepin Chart because of Reps per Set</text:p>
          </table:table-cell>
          <table:table-cell table:number-columns-repeated="1019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Rm Tables" table:style-name="ta1">
        <table:table-column table:style-name="co15" table:default-cell-style-name="Default"/>
        <table:table-column table:style-name="co20" table:default-cell-style-name="ce61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60"/>
          <table:table-cell table:style-name="ce62" office:value-type="string" calcext:value-type="string">
            <text:p>1RM</text:p>
          </table:table-cell>
          <table:table-cell office:value-type="string" calcext:value-type="string">
            <text:p>Paused</text:p>
          </table:table-cell>
        </table:table-row>
        <table:table-row table:style-name="ro2">
          <table:table-cell table:style-name="ce60" office:value-type="string" calcext:value-type="string">
            <text:p>Deadlift</text:p>
          </table:table-cell>
          <table:table-cell table:style-name="ce63" table:formula="of:=175/[.B36]" office:value-type="float" office:value="198.863636363636" calcext:value-type="float">
            <text:p>198.86</text:p>
          </table:table-cell>
          <table:table-cell/>
        </table:table-row>
        <table:table-row table:style-name="ro2">
          <table:table-cell table:style-name="ce60" office:value-type="string" calcext:value-type="string">
            <text:p>Push Press</text:p>
          </table:table-cell>
          <table:table-cell table:style-name="ce62" table:formula="of:=95/[.B34]" office:value-type="float" office:value="102.150537634409" calcext:value-type="float">
            <text:p>102.15</text:p>
          </table:table-cell>
          <table:table-cell/>
        </table:table-row>
        <table:table-row table:style-name="ro2">
          <table:table-cell table:style-name="ce60" office:value-type="string" calcext:value-type="string">
            <text:p>Jerk</text:p>
          </table:table-cell>
          <table:table-cell table:style-name="ce64" table:formula="of:=115/[.B33]" office:value-type="float" office:value="119.791666666667" calcext:value-type="float">
            <text:p>119.79</text:p>
          </table:table-cell>
          <table:table-cell/>
        </table:table-row>
        <table:table-row table:style-name="ro2">
          <table:table-cell table:style-name="ce60" office:value-type="string" calcext:value-type="string">
            <text:p>Press</text:p>
          </table:table-cell>
          <table:table-cell table:style-name="ce62" table:formula="of:=65/[.B34]" office:value-type="float" office:value="69.8924731182796" calcext:value-type="float">
            <text:p>69.89</text:p>
          </table:table-cell>
          <table:table-cell/>
        </table:table-row>
        <table:table-row table:style-name="ro2">
          <table:table-cell table:style-name="ce60" office:value-type="string" calcext:value-type="string">
            <text:p>OVS</text:p>
          </table:table-cell>
          <table:table-cell table:style-name="ce65" table:formula="of:=82.5/[.B35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60" office:value-type="string" calcext:value-type="string">
            <text:p>Back Squat</text:p>
          </table:table-cell>
          <table:table-cell table:style-name="ce62" table:formula="of:=137.5/[.B35]" office:value-type="float" office:value="152.777777777778" calcext:value-type="float">
            <text:p>152.78</text:p>
          </table:table-cell>
          <table:table-cell table:formula="of:=[.B9]*0.9" office:value-type="float" office:value="137.5" calcext:value-type="float">
            <text:p>137.5</text:p>
          </table:table-cell>
        </table:table-row>
        <table:table-row table:style-name="ro2">
          <table:table-cell table:style-name="ce60" office:value-type="string" calcext:value-type="string">
            <text:p>Front Squat</text:p>
          </table:table-cell>
          <table:table-cell table:style-name="ce62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</table:table-row>
        <table:table-row table:style-name="ro2">
          <table:table-cell table:style-name="ce60" office:value-type="string" calcext:value-type="string">
            <text:p>Clean</text:p>
          </table:table-cell>
          <table:table-cell table:style-name="ce62" office:value-type="float" office:value="110" calcext:value-type="float">
            <text:p>110.00</text:p>
          </table:table-cell>
          <table:table-cell/>
        </table:table-row>
        <table:table-row table:style-name="ro2">
          <table:table-cell table:style-name="ce60" office:value-type="string" calcext:value-type="string">
            <text:p>Clean Pull</text:p>
          </table:table-cell>
          <table:table-cell table:style-name="ce62" table:formula="of:=115/[.B34]" office:value-type="float" office:value="123.655913978495" calcext:value-type="float">
            <text:p>123.66</text:p>
          </table:table-cell>
          <table:table-cell/>
        </table:table-row>
        <table:table-row table:style-name="ro2">
          <table:table-cell table:style-name="ce60" office:value-type="string" calcext:value-type="string">
            <text:p>Snatch</text:p>
          </table:table-cell>
          <table:table-cell table:style-name="ce62" office:value-type="float" office:value="80" calcext:value-type="float">
            <text:p>80.00</text:p>
          </table:table-cell>
          <table:table-cell/>
        </table:table-row>
        <table:table-row table:style-name="ro2">
          <table:table-cell table:style-name="ce60" office:value-type="string" calcext:value-type="string">
            <text:p>Snatch pull</text:p>
          </table:table-cell>
          <table:table-cell table:style-name="ce62" table:formula="of:=102.5/[.B34]" office:value-type="float" office:value="110.215053763441" calcext:value-type="float">
            <text:p>110.22</text:p>
          </table:table-cell>
          <table:table-cell/>
        </table:table-row>
        <table:table-row table:style-name="ro2">
          <table:table-cell table:style-name="ce60" office:value-type="string" calcext:value-type="string">
            <text:p>Power Clean</text:p>
          </table:table-cell>
          <table:table-cell table:style-name="ce62" table:formula="of:=0.95*[.B11]" office:value-type="float" office:value="104.5" calcext:value-type="float">
            <text:p>104.50</text:p>
          </table:table-cell>
          <table:table-cell/>
        </table:table-row>
        <table:table-row table:style-name="ro2">
          <table:table-cell table:style-name="ce60" office:value-type="string" calcext:value-type="string">
            <text:p>Power Snatch</text:p>
          </table:table-cell>
          <table:table-cell table:style-name="ce62" table:formula="of:=75/[.B33]" office:value-type="float" office:value="78.125" calcext:value-type="float">
            <text:p>78.13</text:p>
          </table:table-cell>
          <table:table-cell/>
        </table:table-row>
        <table:table-row table:style-name="ro2">
          <table:table-cell table:style-name="ce60" office:value-type="string" calcext:value-type="string">
            <text:p>CG Deficit Deadlift</text:p>
          </table:table-cell>
          <table:table-cell table:style-name="ce66" table:formula="of:=125/[.B35]" office:value-type="float" office:value="138.888888888889" calcext:value-type="float">
            <text:p>138.89</text:p>
          </table:table-cell>
          <table:table-cell/>
        </table:table-row>
        <table:table-row table:style-name="ro2">
          <table:table-cell table:style-name="ce60" office:value-type="string" calcext:value-type="string">
            <text:p>Snatch Deadlift</text:p>
          </table:table-cell>
          <table:table-cell table:style-name="ce62" table:formula="of:=150/[.B34]" office:value-type="float" office:value="161.290322580645" calcext:value-type="float">
            <text:p>161.29</text:p>
          </table:table-cell>
          <table:table-cell/>
        </table:table-row>
        <table:table-row table:style-name="ro2">
          <table:table-cell table:style-name="ce60" office:value-type="string" calcext:value-type="string">
            <text:p>Paused Deadlift/ Stiff Leg</text:p>
          </table:table-cell>
          <table:table-cell table:style-name="ce62" table:formula="of:=0.6*[.B4]" office:value-type="float" office:value="119.318181818182" calcext:value-type="float">
            <text:p>119.32</text:p>
          </table:table-cell>
          <table:table-cell/>
        </table:table-row>
        <table:table-row table:style-name="ro2">
          <table:table-cell table:style-name="ce60" office:value-type="string" calcext:value-type="string">
            <text:p>Clean Combination</text:p>
          </table:table-cell>
          <table:table-cell table:style-name="ce62" table:formula="of:=0.85*[.B11]" office:value-type="float" office:value="93.5" calcext:value-type="float">
            <text:p>93.50</text:p>
          </table:table-cell>
          <table:table-cell/>
        </table:table-row>
        <table:table-row table:style-name="ro2">
          <table:table-cell table:style-name="ce60" office:value-type="string" calcext:value-type="string">
            <text:p>Snatch Combination</text:p>
          </table:table-cell>
          <table:table-cell table:style-name="ce62" table:formula="of:=0.85*[.B13]" office:value-type="float" office:value="68" calcext:value-type="float">
            <text:p>68.00</text:p>
          </table:table-cell>
          <table:table-cell/>
        </table:table-row>
        <table:table-row table:style-name="ro2">
          <table:table-cell table:style-name="ce9" office:value-type="string" calcext:value-type="string">
            <text:p>Burn Squat</text:p>
          </table:table-cell>
          <table:table-cell table:style-name="ce67" table:formula="of:=0.6*[.B9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9" office:value-type="string" calcext:value-type="string">
            <text:p>Clean and Jerk</text:p>
          </table:table-cell>
          <table:table-cell table:style-name="ce67" office:value-type="float" office:value="107.5" calcext:value-type="float">
            <text:p>107.50</text:p>
          </table:table-cell>
          <table:table-cell/>
        </table:table-row>
        <table:table-row table:style-name="ro2">
          <table:table-cell table:style-name="ce9" office:value-type="string" calcext:value-type="string">
            <text:p>SLDL</text:p>
          </table:table-cell>
          <table:table-cell table:style-name="ce67" table:formula="of:=195/[.B36]" office:value-type="float" office:value="221.590909090909" calcext:value-type="float">
            <text:p>221.59</text:p>
          </table:table-cell>
          <table:table-cell/>
        </table:table-row>
        <table:table-row table:style-name="ro2" table:number-rows-repeated="4">
          <table:table-cell table:style-name="ce9"/>
          <table:table-cell table:style-name="ce67"/>
          <table:table-cell/>
        </table:table-row>
        <table:table-row table:style-name="ro2" table:number-rows-repeated="2">
          <table:table-cell table:style-name="ce26"/>
          <table:table-cell table:style-name="ce68"/>
          <table:table-cell/>
        </table:table-row>
        <table:table-row table:style-name="ro2">
          <table:table-cell table:style-name="ce9"/>
          <table:table-cell table:style-name="ce67" office:value-type="string" calcext:value-type="string">
            <text:p>1 Rep Max Table</text:p>
          </table:table-cell>
          <table:table-cell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67" office:value-type="float" office:value="1" calcext:value-type="float">
            <text:p>1.00</text:p>
          </table:table-cell>
          <table:table-cell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67" office:value-type="float" office:value="0.96" calcext:value-type="float">
            <text:p>0.96</text:p>
          </table:table-cell>
          <table:table-cell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67" office:value-type="float" office:value="0.93" calcext:value-type="float">
            <text:p>0.93</text:p>
          </table:table-cell>
          <table:table-cell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67" office:value-type="float" office:value="0.9" calcext:value-type="float">
            <text:p>0.90</text:p>
          </table:table-cell>
          <table:table-cell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67" office:value-type="float" office:value="0.88" calcext:value-type="float">
            <text:p>0.88</text:p>
          </table:table-cell>
          <table:table-cell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67" office:value-type="float" office:value="0.86" calcext:value-type="float">
            <text:p>0.86</text:p>
          </table:table-cell>
          <table:table-cell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67" office:value-type="float" office:value="0.83" calcext:value-type="float">
            <text:p>0.83</text:p>
          </table:table-cell>
          <table:table-cell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67" office:value-type="float" office:value="0.81" calcext:value-type="float">
            <text:p>0.81</text:p>
          </table:table-cell>
          <table:table-cell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67" office:value-type="float" office:value="0.79" calcext:value-type="float">
            <text:p>0.79</text:p>
          </table:table-cell>
          <table:table-cell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67" office:value-type="float" office:value="0.77" calcext:value-type="float">
            <text:p>0.77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ycle Backsquat" table:style-name="ta1">
        <table:table-column table:style-name="co1" table:number-columns-repeated="5" table:default-cell-style-name="ce1"/>
        <table:table-column table:style-name="co2" table:default-cell-style-name="ce3"/>
        <table:table-column table:style-name="co1" table:default-cell-style-name="ce1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14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2"/>
          <table:table-cell table:style-name="ce4"/>
          <table:table-cell table:style-name="ce2"/>
          <table:table-cell table:style-name="ce6" office:value-type="string" calcext:value-type="string">
            <text:p>Can be adjusted but are oriented on lowest to optimal</text:p>
          </table:table-cell>
          <table:table-cell table:style-name="ce2" table:number-columns-repeated="3"/>
          <table:table-cell table:style-name="ce6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Intensity</text:p>
          </table:table-cell>
          <table:table-cell table:style-name="ce5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office:value-type="float" office:value="106.883333333333" calcext:value-type="float">
            <text:p>106.88</text:p>
          </table:table-cell>
          <table:table-cell table:formula="of:=[.H11]*[.E11]" office:value-type="float" office:value="748.183333333331" calcext:value-type="float">
            <text:p>748.18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5.316666666667" calcext:value-type="float">
            <text:p>115.32</text:p>
          </table:table-cell>
          <table:table-cell table:formula="of:=[.H13]*[.E13]" office:value-type="float" office:value="691.900000000002" calcext:value-type="float">
            <text:p>691.90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office:value-type="float" office:value="121.244444444444" calcext:value-type="float">
            <text:p>121.24</text:p>
          </table:table-cell>
          <table:table-cell table:formula="of:=[.H15]*[.E15]" office:value-type="float" office:value="606.22222222222" calcext:value-type="float">
            <text:p>606.22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office:value-type="float" office:value="112.688888888889" calcext:value-type="float">
            <text:p>112.69</text:p>
          </table:table-cell>
          <table:table-cell table:formula="of:=[.H19]*[.E19]" office:value-type="float" office:value="676.133333333334" calcext:value-type="float">
            <text:p>676.13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8.555555555556" calcext:value-type="float">
            <text:p>118.56</text:p>
          </table:table-cell>
          <table:table-cell table:formula="of:=[.H21]*[.E21]" office:value-type="float" office:value="592.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office:value-type="float" office:value="124.666666666667" calcext:value-type="float">
            <text:p>124.67</text:p>
          </table:table-cell>
          <table:table-cell table:formula="of:=[.H23]*[.E23]" office:value-type="float" office:value="498.666666666668" calcext:value-type="float">
            <text:p>498.67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8.555555555556" calcext:value-type="float">
            <text:p>118.56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28]*[.E2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office:value-type="float" office:value="121.916666666667" calcext:value-type="float">
            <text:p>121.92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0]*[.E3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office:value-type="float" office:value="128.608333333333" calcext:value-type="float">
            <text:p>128.61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2]*[.E3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7]*[.E3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8]*[.E3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9]*[.E3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0]*[.E4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1]*[.E4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2]*[.E4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3]*[.E4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4]*[.E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5]*[.E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6]*[.E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7]*[.E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8]*[.E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9]*[.E4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0]*[.E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1]*[.E5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2]*[.E5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3]*[.E5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4]*[.E5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5]*[.E5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ycle Front Squat" table:style-name="ta1">
        <table:table-column table:style-name="co1" table:number-columns-repeated="5" table:default-cell-style-name="ce1"/>
        <table:table-column table:style-name="co2" table:default-cell-style-name="ce3"/>
        <table:table-column table:style-name="co1" table:default-cell-style-name="ce1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14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2"/>
          <table:table-cell table:style-name="ce4"/>
          <table:table-cell table:style-name="ce2"/>
          <table:table-cell table:style-name="ce6" office:value-type="string" calcext:value-type="string">
            <text:p>Can be adjusted but are oriented on lowest to optimal</text:p>
          </table:table-cell>
          <table:table-cell table:style-name="ce2" table:number-columns-repeated="3"/>
          <table:table-cell table:style-name="ce6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Intensity</text:p>
          </table:table-cell>
          <table:table-cell table:style-name="ce5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formula="of:=[.D11]*['1Rm Tables'.$B$10]" office:value-type="float" office:value="97.7935483870968" calcext:value-type="float">
            <text:p>97.79</text:p>
          </table:table-cell>
          <table:table-cell table:formula="of:=[.H11]*[.E11]" office:value-type="float" office:value="684.554838709678" calcext:value-type="float">
            <text:p>684.55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13]*['1Rm Tables'.$B$10]" office:value-type="float" office:value="105.509677419355" calcext:value-type="float">
            <text:p>105.51</text:p>
          </table:table-cell>
          <table:table-cell table:formula="of:=[.H13]*[.E13]" office:value-type="float" office:value="633.058064516129" calcext:value-type="float">
            <text:p>633.06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table:formula="of:=[.D15]*['1Rm Tables'.$B$10]" office:value-type="float" office:value="110.933333333333" calcext:value-type="float">
            <text:p>110.93</text:p>
          </table:table-cell>
          <table:table-cell table:formula="of:=[.H15]*[.E15]" office:value-type="float" office:value="554.666666666667" calcext:value-type="float">
            <text:p>554.67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formula="of:=[.D19]*['1Rm Tables'.$B$10]" office:value-type="float" office:value="103.105376344086" calcext:value-type="float">
            <text:p>103.11</text:p>
          </table:table-cell>
          <table:table-cell table:formula="of:=[.H19]*[.E19]" office:value-type="float" office:value="618.632258064516" calcext:value-type="float">
            <text:p>618.63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1]*['1Rm Tables'.$B$10]" office:value-type="float" office:value="108.47311827957" calcext:value-type="float">
            <text:p>108.47</text:p>
          </table:table-cell>
          <table:table-cell table:formula="of:=[.H21]*[.E21]" office:value-type="float" office:value="542.36559139785" calcext:value-type="float">
            <text:p>542.37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23]*['1Rm Tables'.$B$10]" office:value-type="float" office:value="114.064516129032" calcext:value-type="float">
            <text:p>114.06</text:p>
          </table:table-cell>
          <table:table-cell table:formula="of:=[.H23]*[.E23]" office:value-type="float" office:value="456.258064516129" calcext:value-type="float">
            <text:p>456.26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7]*['1Rm Tables'.$B$10]" office:value-type="float" office:value="108.47311827957" calcext:value-type="float">
            <text:p>108.47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9]*['1Rm Tables'.$B$10]" office:value-type="float" office:value="111.548387096774" calcext:value-type="float">
            <text:p>111.55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table:formula="of:=[.D31]*['1Rm Tables'.$B$10]" office:value-type="float" office:value="117.670967741935" calcext:value-type="float">
            <text:p>117.67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2]*[.E3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7]*[.E3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8]*[.E3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9]*[.E3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0]*[.E4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1]*[.E4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2]*[.E4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3]*[.E4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4]*[.E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5]*[.E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6]*[.E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7]*[.E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8]*[.E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9]*[.E4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0]*[.E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1]*[.E5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2]*[.E5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3]*[.E5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4]*[.E5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5]*[.E5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/00/0000</text:date>, <text:time style:data-style-name="N2" text:time-value="11:38:32.505394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0:29:27.260545868</meta:creation-date>
    <dc:date>2018-04-27T12:31:37.106142416</dc:date>
    <meta:editing-duration>PT5H21M58S</meta:editing-duration>
    <meta:editing-cycles>19</meta:editing-cycles>
    <meta:generator>LibreOffice/5.2.7.2$Linux_X86_64 LibreOffice_project/20m0$Build-2</meta:generator>
    <meta:document-statistic meta:table-count="10" meta:cell-count="2707" meta:object-count="0"/>
  </office:meta>
</office:document-meta>
</file>